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BFBFBF" style:cell-protect="protecte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BFBFBF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BFBFBF" style:cell-protect="protected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="thin solid #000000" style:vertical-align="middle" fo:background-color="#FFFFFF" style:cell-protect="non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2" style:family="table-cell" style:parent-style-name="Default" style:data-style-name="N1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1">
      <style:table-cell-properties fo:border="thin solid #000000" style:vertical-align="middle" fo:background-color="#FFFFFF" style:cell-protect="protected" style:repeat-content="false"/>
      <style:paragraph-properties fo:text-align="end" fo:margin-right="0cm"/>
    </style:style>
    <style:style style:name="ce14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36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6" style:family="table-cell" style:parent-style-name="Default" style:data-style-name="N3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7" style:family="table-cell" style:parent-style-name="Default" style:data-style-name="N36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8" style:family="table-cell" style:parent-style-name="Default" style:data-style-name="N36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82033333333333cm"/>
    </style:style>
    <style:style style:name="co2" style:family="table-column">
      <style:table-column-properties fo:break-before="auto" style:column-width="5.63033333333333cm"/>
    </style:style>
    <style:style style:name="co3" style:family="table-column">
      <style:table-column-properties fo:break-before="auto" style:column-width="4.36033333333333cm"/>
    </style:style>
    <style:style style:name="co4" style:family="table-column">
      <style:table-column-properties fo:break-before="auto" style:column-width="4.78366666666667cm"/>
    </style:style>
    <style:style style:name="co5" style:family="table-column">
      <style:table-column-properties fo:break-before="auto" style:column-width="2.24366666666667cm"/>
    </style:style>
    <style:style style:name="co6" style:family="table-column">
      <style:table-column-properties fo:break-before="auto" style:column-width="3.09033333333333cm"/>
    </style:style>
    <style:style style:name="co7" style:family="table-column">
      <style:table-column-properties fo:break-before="auto" style:column-width="3.937cm"/>
    </style:style>
    <style:style style:name="co8" style:family="table-column">
      <style:table-column-properties fo:break-before="auto" style:column-width="3.51366666666667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0955cm" style:use-optimal-column-width="true"/>
    </style:style>
    <style:style style:name="co11" style:family="table-column">
      <style:table-column-properties fo:break-before="auto" style:column-width="1.94733333333333cm" style:use-optimal-column-width="true"/>
    </style:style>
    <style:style style:name="co12" style:family="table-column">
      <style:table-column-properties fo:break-before="auto" style:column-width="2.01083333333333cm" style:use-optimal-column-width="true"/>
    </style:style>
    <style:style style:name="ro1" style:family="table-row">
      <style:table-row-properties style:row-height="82.8pt" style:use-optimal-row-height="true" fo:break-before="auto"/>
    </style:style>
    <style:style style:name="ro2" style:family="table-row">
      <style:table-row-properties style:row-height="27.6pt" style:use-optimal-row-height="tru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April_2023.E2"/>
    </style:style>
    <style:style style:name="ce2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April_2023.G2"/>
    </style:style>
    <style:style style:name="ce2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April_2023.F2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April_2023.F2"/>
    </style:style>
    <style:style style:name="ce2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April_2023.E2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May_2023.E2"/>
    </style:style>
    <style:style style:name="ce2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May_2023.G2"/>
    </style:style>
    <style:style style:name="ce2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May_2023.F2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May_2023.F2"/>
    </style:style>
    <style:style style:name="ce2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May_2023.E2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June_2023.E2"/>
    </style:style>
    <style:style style:name="ce3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June_2023.G2"/>
    </style:style>
    <style:style style:name="ce3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une_2023.F2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une_2023.F2"/>
    </style:style>
    <style:style style:name="ce3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June_2023.E2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July_2023.E2"/>
    </style:style>
    <style:style style:name="ce3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July_2023.G2"/>
    </style:style>
    <style:style style:name="ce3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uly_2023.F2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uly_2023.F2"/>
    </style:style>
    <style:style style:name="ce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July_2023.E2"/>
    </style:style>
    <style:style style:name="ce3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August_2023.E2"/>
    </style:style>
    <style:style style:name="ce4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August_2023.G2"/>
    </style:style>
    <style:style style:name="ce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August_2023.F2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August_2023.F2"/>
    </style:style>
    <style:style style:name="ce4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August_2023.E2"/>
    </style:style>
    <style:style style:name="ce4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Sept_2023.E2"/>
    </style:style>
    <style:style style:name="ce4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Sept_2023.G2"/>
    </style:style>
    <style:style style:name="ce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Sept_2023.F2"/>
    </style:style>
    <style:style style:name="ce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Sept_2023.F2"/>
    </style:style>
    <style:style style:name="ce4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Sept_2023.E2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Oct_2023.E2"/>
    </style:style>
    <style:style style:name="ce5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Oct_2023.G2"/>
    </style:style>
    <style:style style:name="ce5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Oct_2023.F2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Oct_2023.F2"/>
    </style:style>
    <style:style style:name="ce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Oct_2023.E2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Nov_2023.E2"/>
    </style:style>
    <style:style style:name="ce5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Nov_2023.G2"/>
    </style:style>
    <style:style style:name="ce5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Nov_2023.F2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Nov_2023.F2"/>
    </style:style>
    <style:style style:name="ce5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Nov_2023.E2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Dec_2023.E2"/>
    </style:style>
    <style:style style:name="ce6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Dec_2023.G2"/>
    </style:style>
    <style:style style:name="ce6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Dec_2023.F2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Dec_2023.F2"/>
    </style:style>
    <style:style style:name="ce6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Dec_2023.E2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Jan_2024.E2"/>
    </style:style>
    <style:style style:name="ce6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Jan_2024.G2"/>
    </style:style>
    <style:style style:name="ce6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an_2024.F2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an_2024.F2"/>
    </style:style>
    <style:style style:name="ce6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Jan_2024.E2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Feb_2024.E2"/>
    </style:style>
    <style:style style:name="ce7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Feb_2024.G2"/>
    </style:style>
    <style:style style:name="ce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Feb_2024.F2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Feb_2024.F2"/>
    </style:style>
    <style:style style:name="ce7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Feb_2024.E2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March_2024.E2"/>
    </style:style>
    <style:style style:name="ce7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March_2024.G2"/>
    </style:style>
    <style:style style:name="ce7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March_2024.F2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March_2024.F2"/>
    </style:style>
    <style:style style:name="ce7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March_2024.E2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#REF!])" table:base-cell-address="April_2023.C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6" table:condition="of:cell-content-is-decimal-number() and cell-content-is-between(0,[.W2])" table:base-cell-address="April_2023.Y2">
          <table:help-message table:display="true"/>
          <table:error-message table:display="true"/>
        </table:content-validation>
        <table:content-validation table:name="val7" table:condition="of:cell-content-is-decimal-number() and cell-content-is-between(0,[.F2])" table:base-cell-address="April_2023.G2">
          <table:help-message table:display="true"/>
          <table:error-message table:display="true"/>
        </table:content-validation>
        <table:content-validation table:name="val8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9" table:condition="of:cell-content-is-decimal-number() and cell-content-is-between(0,[.F2])" table:base-cell-address="May_2023.G2">
          <table:help-message table:display="true"/>
          <table:error-message table:display="true"/>
        </table:content-validation>
        <table:content-validation table:name="val10" table:condition="of:cell-content-is-decimal-number() and cell-content-is-between(0,[.W2])" table:base-cell-address="May_2023.Y2">
          <table:help-message table:display="true"/>
          <table:error-message table:display="true"/>
        </table:content-validation>
        <table:content-validation table:name="val11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12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13" table:condition="of:cell-content-is-in-list([.#REF!])" table:base-cell-address="May_2023.C2">
          <table:help-message table:display="true"/>
          <table:error-message table:display="true"/>
        </table:content-validation>
        <table:content-validation table:name="val14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15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16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17" table:condition="of:cell-content-is-decimal-number() and cell-content-is-between(0,[.W2])" table:base-cell-address="June_2023.Y2">
          <table:help-message table:display="true"/>
          <table:error-message table:display="true"/>
        </table:content-validation>
        <table:content-validation table:name="val18" table:condition="of:cell-content-is-decimal-number() and cell-content-is-between(0,[.F2])" table:base-cell-address="June_2023.G2">
          <table:help-message table:display="true"/>
          <table:error-message table:display="true"/>
        </table:content-validation>
        <table:content-validation table:name="val19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20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1" table:condition="of:cell-content-is-in-list([.#REF!])" table:base-cell-address="June_2023.C2">
          <table:help-message table:display="true"/>
          <table:error-message table:display="true"/>
        </table:content-validation>
        <table:content-validation table:name="val22" table:condition="of:cell-content-is-in-list([.#REF!])" table:base-cell-address="July_2023.C2">
          <table:help-message table:display="true"/>
          <table:error-message table:display="true"/>
        </table:content-validation>
        <table:content-validation table:name="val2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4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25" table:condition="of:cell-content-is-decimal-number() and cell-content-is-between(0,[.F2])" table:base-cell-address="July_2023.G2">
          <table:help-message table:display="true"/>
          <table:error-message table:display="true"/>
        </table:content-validation>
        <table:content-validation table:name="val26" table:condition="of:cell-content-is-decimal-number() and cell-content-is-between(0,[.W2])" table:base-cell-address="July_2023.Y2">
          <table:help-message table:display="true"/>
          <table:error-message table:display="true"/>
        </table:content-validation>
        <table:content-validation table:name="val27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28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29" table:condition="of:cell-content-is-in-list([.#REF!])" table:base-cell-address="August_2023.C2">
          <table:help-message table:display="true"/>
          <table:error-message table:display="true"/>
        </table:content-validation>
        <table:content-validation table:name="val30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31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2" table:condition="of:cell-content-is-decimal-number() and cell-content-is-between(0,[.F2])" table:base-cell-address="August_2023.G2">
          <table:help-message table:display="true"/>
          <table:error-message table:display="true"/>
        </table:content-validation>
        <table:content-validation table:name="val33" table:condition="of:cell-content-is-decimal-number() and cell-content-is-between(0,[.W2])" table:base-cell-address="August_2023.Y2">
          <table:help-message table:display="true"/>
          <table:error-message table:display="true"/>
        </table:content-validation>
        <table:content-validation table:name="val3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35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6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7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38" table:condition="of:cell-content-is-decimal-number() and cell-content-is-between(0,[.W2])" table:base-cell-address="Sept_2023.Y2">
          <table:help-message table:display="true"/>
          <table:error-message table:display="true"/>
        </table:content-validation>
        <table:content-validation table:name="val39" table:condition="of:cell-content-is-decimal-number() and cell-content-is-between(0,[.F2])" table:base-cell-address="Sept_2023.G2">
          <table:help-message table:display="true"/>
          <table:error-message table:display="true"/>
        </table:content-validation>
        <table:content-validation table:name="val40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41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2" table:condition="of:cell-content-is-in-list([.#REF!])" table:base-cell-address="Sept_2023.C2">
          <table:help-message table:display="true"/>
          <table:error-message table:display="true"/>
        </table:content-validation>
        <table:content-validation table:name="val43" table:condition="of:cell-content-is-in-list([.#REF!])" table:base-cell-address="Oct_2023.C2">
          <table:help-message table:display="true"/>
          <table:error-message table:display="true"/>
        </table:content-validation>
        <table:content-validation table:name="val44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5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46" table:condition="of:cell-content-is-decimal-number() and cell-content-is-between(0,[.F2])" table:base-cell-address="Oct_2023.G2">
          <table:help-message table:display="true"/>
          <table:error-message table:display="true"/>
        </table:content-validation>
        <table:content-validation table:name="val47" table:condition="of:cell-content-is-decimal-number() and cell-content-is-between(0,[.W2])" table:base-cell-address="Oct_2023.Y2">
          <table:help-message table:display="true"/>
          <table:error-message table:display="true"/>
        </table:content-validation>
        <table:content-validation table:name="val48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49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0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1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2" table:condition="of:cell-content-is-decimal-number() and cell-content-is-between(0,[.W2])" table:base-cell-address="Nov_2023.Y2">
          <table:help-message table:display="true"/>
          <table:error-message table:display="true"/>
        </table:content-validation>
        <table:content-validation table:name="val53" table:condition="of:cell-content-is-decimal-number() and cell-content-is-between(0,[.F2])" table:base-cell-address="Nov_2023.G2">
          <table:help-message table:display="true"/>
          <table:error-message table:display="true"/>
        </table:content-validation>
        <table:content-validation table:name="val54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55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56" table:condition="of:cell-content-is-in-list([.#REF!])" table:base-cell-address="Nov_2023.C2">
          <table:help-message table:display="true"/>
          <table:error-message table:display="true"/>
        </table:content-validation>
        <table:content-validation table:name="val57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8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9" table:condition="of:cell-content-is-decimal-number() and cell-content-is-between(0,[.W2])" table:base-cell-address="Dec_2023.Y2">
          <table:help-message table:display="true"/>
          <table:error-message table:display="true"/>
        </table:content-validation>
        <table:content-validation table:name="val60" table:condition="of:cell-content-is-decimal-number() and cell-content-is-between(0,[.F2])" table:base-cell-address="Dec_2023.G2">
          <table:help-message table:display="true"/>
          <table:error-message table:display="true"/>
        </table:content-validation>
        <table:content-validation table:name="val61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63" table:condition="of:cell-content-is-in-list([.#REF!])" table:base-cell-address="Dec_2023.C2">
          <table:help-message table:display="true"/>
          <table:error-message table:display="true"/>
        </table:content-validation>
        <table:content-validation table:name="val64" table:condition="of:cell-content-is-in-list([.#REF!])" table:base-cell-address="Jan_2024.C2">
          <table:help-message table:display="true"/>
          <table:error-message table:display="true"/>
        </table:content-validation>
        <table:content-validation table:name="val65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66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7" table:condition="of:cell-content-is-decimal-number() and cell-content-is-between(0,[.F2])" table:base-cell-address="Jan_2024.G2">
          <table:help-message table:display="true"/>
          <table:error-message table:display="true"/>
        </table:content-validation>
        <table:content-validation table:name="val68" table:condition="of:cell-content-is-decimal-number() and cell-content-is-between(0,[.W2])" table:base-cell-address="Jan_2024.Y2">
          <table:help-message table:display="true"/>
          <table:error-message table:display="true"/>
        </table:content-validation>
        <table:content-validation table:name="val69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0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1" table:condition="of:cell-content-is-in-list([.#REF!])" table:base-cell-address="Feb_2024.C2">
          <table:help-message table:display="true"/>
          <table:error-message table:display="true"/>
        </table:content-validation>
        <table:content-validation table:name="val7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73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74" table:condition="of:cell-content-is-decimal-number() and cell-content-is-between(0,[.F2])" table:base-cell-address="Feb_2024.G2">
          <table:help-message table:display="true"/>
          <table:error-message table:display="true"/>
        </table:content-validation>
        <table:content-validation table:name="val75" table:condition="of:cell-content-is-decimal-number() and cell-content-is-between(0,[.W2])" table:base-cell-address="Feb_2024.Y2">
          <table:help-message table:display="true"/>
          <table:error-message table:display="true"/>
        </table:content-validation>
        <table:content-validation table:name="val76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7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8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9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80" table:condition="of:cell-content-is-decimal-number() and cell-content-is-between(0,[.W2])" table:base-cell-address="March_2024.Y2">
          <table:help-message table:display="true"/>
          <table:error-message table:display="true"/>
        </table:content-validation>
        <table:content-validation table:name="val81" table:condition="of:cell-content-is-decimal-number() and cell-content-is-between(0,[.F2])" table:base-cell-address="March_2024.G2">
          <table:help-message table:display="true"/>
          <table:error-message table:display="true"/>
        </table:content-validation>
        <table:content-validation table:name="val8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8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84" table:condition="of:cell-content-is-in-list([.#REF!])" table:base-cell-address="March_2024.C2">
          <table:help-message table:display="true"/>
          <table:error-message table:display="true"/>
        </table:content-validation>
      </table:content-validations>
      <table:table table:name="April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3" table:style-name="ce2">
            <text:p>Year</text:p>
          </table:table-cell>
          <table:table-cell office:value-type="string" table:content-validation-name="val3" table:style-name="ce2">
            <text:p>Month</text:p>
          </table:table-cell>
          <table:table-cell office:value-type="string" table:content-validation-name="val3" table:style-name="ce3">
            <text:p>Organisation name</text:p>
          </table:table-cell>
          <table:table-cell office:value-type="string" table:content-validation-name="val3" table:style-name="ce3">
            <text:p>Organisation type</text:p>
          </table:table-cell>
          <table:table-cell office:value-type="string" table:content-validation-name="val3" table:style-name="ce4">
            <office:annotation draw:style-name="a0" svg:x="2.675in" svg:y="0in" svg:width="3.29166666666667in" svg:height="0.72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3" table:style-name="ce4">
            <text:p>Payroll staff;</text:p>
            <text:p>Total;</text:p>
            <text:p>Headcount</text:p>
          </table:table-cell>
          <table:table-cell office:value-type="string" table:content-validation-name="val3" table:style-name="ce4">
            <text:p>Payroll staff;</text:p>
            <text:p>Total;</text:p>
            <text:p>Full-time equivalent</text:p>
          </table:table-cell>
          <table:table-cell office:value-type="string" table:content-validation-name="val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4" table:style-name="ce4">
            <text:p>Payroll staff costs;</text:p>
            <text:p>Salary</text:p>
          </table:table-cell>
          <table:table-cell office:value-type="string" table:content-validation-name="val4" table:style-name="ce4">
            <text:p>Payroll staff costs;</text:p>
            <text:p>Allowances</text:p>
          </table:table-cell>
          <table:table-cell office:value-type="string" table:content-validation-name="val4" table:style-name="ce4">
            <text:p>Payroll staff costs;</text:p>
            <text:p>Non-consolidated performance payments</text:p>
          </table:table-cell>
          <table:table-cell office:value-type="string" table:content-validation-name="val4" table:style-name="ce4">
            <text:p>Payroll staff costs;</text:p>
            <text:p>Overtime</text:p>
          </table:table-cell>
          <table:table-cell office:value-type="string" table:content-validation-name="val4" table:style-name="ce4">
            <text:p>Payroll staff costs;</text:p>
            <text:p>Employer pension contributions</text:p>
          </table:table-cell>
          <table:table-cell office:value-type="string" table:content-validation-name="val4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Attorney General's Office</text:p>
          </table:table-cell>
          <table:table-cell office:value-type="string" table:content-validation-name="val1" table:style-name="ce8">
            <text:p>Ministerial Department</text:p>
          </table:table-cell>
          <table:table-cell office:value-type="string" table:content-validation-name="val1" table:style-name="ce19">
            <text:p>Attorney General's Departments</text:p>
          </table:table-cell>
          <table:table-cell office:value-type="float" office:value="8" table:content-validation-name="val2" table:style-name="ce21">
            <text:p>8.00</text:p>
          </table:table-cell>
          <table:table-cell office:value-type="float" office:value="8" table:content-validation-name="val7" table:style-name="ce20">
            <text:p>8.00</text:p>
          </table:table-cell>
          <table:table-cell office:value-type="float" office:value="4" table:content-validation-name="val2" table:style-name="ce21">
            <text:p>4.00</text:p>
          </table:table-cell>
          <table:table-cell office:value-type="float" office:value="4" table:content-validation-name="val7" table:style-name="ce20">
            <text:p>4.00</text:p>
          </table:table-cell>
          <table:table-cell office:value-type="float" office:value="14" table:content-validation-name="val2" table:style-name="ce21">
            <text:p>14.00</text:p>
          </table:table-cell>
          <table:table-cell office:value-type="float" office:value="13.625" table:content-validation-name="val7" table:style-name="ce20">
            <text:p>13.63</text:p>
          </table:table-cell>
          <table:table-cell office:value-type="float" office:value="21" table:content-validation-name="val2" table:style-name="ce21">
            <text:p>21.00</text:p>
          </table:table-cell>
          <table:table-cell office:value-type="float" office:value="20.102439024390243" table:content-validation-name="val7" table:style-name="ce20">
            <text:p>20.10</text:p>
          </table:table-cell>
          <table:table-cell office:value-type="float" office:value="5" table:content-validation-name="val2" table:style-name="ce21">
            <text:p>5.00</text:p>
          </table:table-cell>
          <table:table-cell office:value-type="float" office:value="5" table:content-validation-name="val7" table:style-name="ce20">
            <text:p>5.00</text:p>
          </table:table-cell>
          <table:table-cell office:value-type="float" office:value="0" table:content-validation-name="val2" table:style-name="ce21">
            <text:p>0.00</text:p>
          </table:table-cell>
          <table:table-cell office:value-type="float" office:value="0" table:content-validation-name="val7" table:style-name="ce20">
            <text:p>0.00</text:p>
          </table:table-cell>
          <table:table-cell office:value-type="float" office:value="52" table:formula="of:=SUM([.F2];[.H2];[.J2];[.L2];[.N2];[.P2])" table:content-validation-name="val3" table:style-name="ce10">
            <text:p>52</text:p>
          </table:table-cell>
          <table:table-cell office:value-type="float" office:value="50.727439024390243" table:formula="of:=SUM([.G2];[.I2];[.K2];[.M2];[.O2];[.Q2])" table:content-validation-name="val3" table:style-name="ce10">
            <text:p>51</text:p>
          </table:table-cell>
          <table:table-cell office:value-type="float" office:value="0" table:content-validation-name="val5" table:style-name="ce22">
            <text:p>0</text:p>
          </table:table-cell>
          <table:table-cell office:value-type="float" office:value="0" table:content-validation-name="val7" table:style-name="ce20">
            <text:p>0.00</text:p>
          </table:table-cell>
          <table:table-cell office:value-type="float" office:value="0" table:content-validation-name="val5" table:style-name="ce22">
            <text:p>0</text:p>
          </table:table-cell>
          <table:table-cell office:value-type="float" office:value="0" table:content-validation-name="val7" table:style-name="ce20">
            <text:p>0.00</text:p>
          </table:table-cell>
          <table:table-cell office:value-type="float" office:value="0" table:content-validation-name="val7" table:style-name="ce20">
            <text:p>0.00</text:p>
          </table:table-cell>
          <table:table-cell office:value-type="float" office:value="0" table:content-validation-name="val6" table:style-name="ce23">
            <text:p>0.00</text:p>
          </table:table-cell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2" table:formula="of:=[.R2]+[.Z2]" table:content-validation-name="val3" table:style-name="ce14">
            <text:p>52</text:p>
          </table:table-cell>
          <table:table-cell office:value-type="float" office:value="50.727439024390243" table:formula="of:=[.S2]+[.AA2]" table:content-validation-name="val3" table:style-name="ce14">
            <text:p>51</text:p>
          </table:table-cell>
          <table:table-cell office:value-type="currency" office:value="209983.94" table:content-validation-name="val4" table:style-name="ce15">
            <text:p>£209,983.94</text:p>
          </table:table-cell>
          <table:table-cell office:value-type="currency" office:value="7696.56" table:content-validation-name="val4" table:style-name="ce15">
            <text:p>£7,696.56</text:p>
          </table:table-cell>
          <table:table-cell office:value-type="currency" office:value="3300" table:content-validation-name="val4" table:style-name="ce15">
            <text:p>£3,300.00</text:p>
          </table:table-cell>
          <table:table-cell office:value-type="currency" office:value="1351.18" table:content-validation-name="val4" table:style-name="ce15">
            <text:p>£1,351.18</text:p>
          </table:table-cell>
          <table:table-cell office:value-type="currency" office:value="51268.47" table:content-validation-name="val4" table:style-name="ce15">
            <text:p>£51,268.47</text:p>
          </table:table-cell>
          <table:table-cell office:value-type="currency" office:value="24875.69" table:content-validation-name="val4" table:style-name="ce15">
            <text:p>£24,875.69</text:p>
          </table:table-cell>
          <table:table-cell office:value-type="currency" office:value="298475.84000000003" table:formula="of:=SUM([.AE2:.AJ2])" table:style-name="ce16">
            <text:p>£298,475.84</text:p>
          </table:table-cell>
          <table:table-cell office:value-type="currency" office:value="933.25" table:content-validation-name="val4" table:style-name="ce17">
            <text:p>£933.25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933.25" table:formula="of:=SUM([.AL2:.AM2])" table:style-name="ce18">
            <text:p>£933.25</text:p>
          </table:table-cell>
          <table:table-cell office:value-type="currency" office:value="299409.09000000003" table:formula="of:=SUM([.AN2];[.AK2])" table:style-name="ce16">
            <text:p>£299,409.09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Government Legal Department</text:p>
          </table:table-cell>
          <table:table-cell office:value-type="string" table:content-validation-name="val1" table:style-name="ce8">
            <text:p>Non-Ministerial Department</text:p>
          </table:table-cell>
          <table:table-cell office:value-type="string" table:content-validation-name="val1" table:style-name="ce19">
            <text:p>Attorney General's Departments</text:p>
          </table:table-cell>
          <table:table-cell office:value-type="float" office:value="40" table:content-validation-name="val2" table:style-name="ce21">
            <text:p>40.00</text:p>
          </table:table-cell>
          <table:table-cell office:value-type="float" office:value="37.809009009009017" table:content-validation-name="val7" table:style-name="ce20">
            <text:p>37.81</text:p>
          </table:table-cell>
          <table:table-cell office:value-type="float" office:value="351" table:content-validation-name="val2" table:style-name="ce21">
            <text:p>351.00</text:p>
          </table:table-cell>
          <table:table-cell office:value-type="float" office:value="337.15773273273271" table:content-validation-name="val7" table:style-name="ce20">
            <text:p>337.16</text:p>
          </table:table-cell>
          <table:table-cell office:value-type="float" office:value="297" table:content-validation-name="val2" table:style-name="ce21">
            <text:p>297.00</text:p>
          </table:table-cell>
          <table:table-cell office:value-type="float" office:value="290.42147147147148" table:content-validation-name="val7" table:style-name="ce20">
            <text:p>290.42</text:p>
          </table:table-cell>
          <table:table-cell office:value-type="float" office:value="1781" table:content-validation-name="val2" table:style-name="ce21">
            <text:p>1781.00</text:p>
          </table:table-cell>
          <table:table-cell office:value-type="float" office:value="1638.1016194766162" table:content-validation-name="val7" table:style-name="ce20">
            <text:p>1638.10</text:p>
          </table:table-cell>
          <table:table-cell office:value-type="float" office:value="214" table:content-validation-name="val2" table:style-name="ce21">
            <text:p>214.00</text:p>
          </table:table-cell>
          <table:table-cell office:value-type="float" office:value="202.24204204204204" table:content-validation-name="val7" table:style-name="ce20">
            <text:p>202.24</text:p>
          </table:table-cell>
          <table:table-cell office:value-type="float" office:value="0" table:content-validation-name="val2" table:style-name="ce21">
            <text:p>0.00</text:p>
          </table:table-cell>
          <table:table-cell office:value-type="float" office:value="0" table:content-validation-name="val7" table:style-name="ce20">
            <text:p>0.00</text:p>
          </table:table-cell>
          <table:table-cell office:value-type="float" office:value="2683" table:formula="of:=SUM([.F3];[.H3];[.J3];[.L3];[.N3];[.P3])" table:content-validation-name="val3" table:style-name="ce10">
            <text:p>2,683</text:p>
          </table:table-cell>
          <table:table-cell office:value-type="float" office:value="2505.7318747318714" table:formula="of:=SUM([.G3];[.I3];[.K3];[.M3];[.O3];[.Q3])" table:content-validation-name="val3" table:style-name="ce10">
            <text:p>2,506</text:p>
          </table:table-cell>
          <table:table-cell office:value-type="float" office:value="128" table:content-validation-name="val5" table:style-name="ce22">
            <text:p>128</text:p>
          </table:table-cell>
          <table:table-cell office:value-type="float" office:value="125.30810810810812" table:content-validation-name="val7" table:style-name="ce20">
            <text:p>125.31</text:p>
          </table:table-cell>
          <table:table-cell office:value-type="float" office:value="241" table:content-validation-name="val5" table:style-name="ce22">
            <text:p>241</text:p>
          </table:table-cell>
          <table:table-cell office:value-type="float" office:value="237.83178893178891" table:content-validation-name="val7" table:style-name="ce20">
            <text:p>237.83</text:p>
          </table:table-cell>
          <table:table-cell office:value-type="float" office:value="0" table:content-validation-name="val7" table:style-name="ce20">
            <text:p>0.00</text:p>
          </table:table-cell>
          <table:table-cell office:value-type="float" office:value="0" table:content-validation-name="val6" table:style-name="ce23">
            <text:p>0.00</text:p>
          </table:table-cell>
          <table:table-cell office:value-type="float" office:value="369" table:formula="of:=SUM([.T3];[.V3];[.X3])" table:style-name="ce12">
            <text:p>369</text:p>
          </table:table-cell>
          <table:table-cell office:value-type="float" office:value="363.13989703989705" table:formula="of:=SUM([.U3];[.W3];[.Y3])" table:style-name="ce12">
            <text:p>363</text:p>
          </table:table-cell>
          <table:table-cell office:value-type="float" office:value="0" table:style-name="ce13">
            <text:p>0</text:p>
          </table:table-cell>
          <table:table-cell office:value-type="float" office:value="3052" table:formula="of:=[.R3]+[.Z3]" table:content-validation-name="val3" table:style-name="ce14">
            <text:p>3,052</text:p>
          </table:table-cell>
          <table:table-cell office:value-type="float" office:value="2868.8717717717682" table:formula="of:=[.S3]+[.AA3]" table:content-validation-name="val3" table:style-name="ce14">
            <text:p>2,869</text:p>
          </table:table-cell>
          <table:table-cell office:value-type="currency" office:value="11484215.609999999" table:content-validation-name="val4" table:style-name="ce15">
            <text:p>£11,484,215.61</text:p>
          </table:table-cell>
          <table:table-cell office:value-type="currency" office:value="46723.33" table:content-validation-name="val4" table:style-name="ce15">
            <text:p>£46,723.33</text:p>
          </table:table-cell>
          <table:table-cell office:value-type="currency" office:value="139200" table:content-validation-name="val4" table:style-name="ce15">
            <text:p>£139,200.00</text:p>
          </table:table-cell>
          <table:table-cell office:value-type="currency" office:value="318004.05" table:content-validation-name="val4" table:style-name="ce15">
            <text:p>£318,004.05</text:p>
          </table:table-cell>
          <table:table-cell office:value-type="currency" office:value="3216814.68" table:content-validation-name="val4" table:style-name="ce15">
            <text:p>£3,216,814.68</text:p>
          </table:table-cell>
          <table:table-cell office:value-type="currency" office:value="1368879.65" table:content-validation-name="val4" table:style-name="ce15">
            <text:p>£1,368,879.65</text:p>
          </table:table-cell>
          <table:table-cell office:value-type="currency" office:value="16573837.32" table:formula="of:=SUM([.AE3:.AJ3])" table:style-name="ce16">
            <text:p>£16,573,837.32</text:p>
          </table:table-cell>
          <table:table-cell office:value-type="currency" office:value="1137595.24" table:content-validation-name="val4" table:style-name="ce17">
            <text:p>£1,137,595.24</text:p>
          </table:table-cell>
          <table:table-cell office:value-type="currency" office:value="15510.85" table:content-validation-name="val4" table:style-name="ce17">
            <text:p>£15,510.85</text:p>
          </table:table-cell>
          <table:table-cell office:value-type="currency" office:value="1153106.0900000001" table:formula="of:=SUM([.AL3:.AM3])" table:style-name="ce18">
            <text:p>£1,153,106.09</text:p>
          </table:table-cell>
          <table:table-cell office:value-type="currency" office:value="17726943.41" table:formula="of:=SUM([.AN3];[.AK3])" table:style-name="ce16">
            <text:p>£17,726,943.41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Crown Prosecution Service Inspectorate</text:p>
          </table:table-cell>
          <table:table-cell office:value-type="string" table:content-validation-name="val1" table:style-name="ce8">
            <text:p>Non-Ministerial Department</text:p>
          </table:table-cell>
          <table:table-cell office:value-type="string" table:content-validation-name="val1" table:style-name="ce19">
            <text:p>Attorney General's Departments</text:p>
          </table:table-cell>
          <table:table-cell office:value-type="float" office:value="2" table:content-validation-name="val2" table:style-name="ce21">
            <text:p>2.00</text:p>
          </table:table-cell>
          <table:table-cell office:value-type="float" office:value="2" table:content-validation-name="val7" table:style-name="ce20">
            <text:p>2.00</text:p>
          </table:table-cell>
          <table:table-cell office:value-type="float" office:value="0" table:content-validation-name="val2" table:style-name="ce21">
            <text:p>0.00</text:p>
          </table:table-cell>
          <table:table-cell office:value-type="float" office:value="0" table:content-validation-name="val7" table:style-name="ce20">
            <text:p>0.00</text:p>
          </table:table-cell>
          <table:table-cell office:value-type="float" office:value="1" table:content-validation-name="val2" table:style-name="ce21">
            <text:p>1.00</text:p>
          </table:table-cell>
          <table:table-cell office:value-type="float" office:value="0.88888888888888895" table:content-validation-name="val7" table:style-name="ce20">
            <text:p>0.89</text:p>
          </table:table-cell>
          <table:table-cell office:value-type="float" office:value="20" table:content-validation-name="val2" table:style-name="ce21">
            <text:p>20.00</text:p>
          </table:table-cell>
          <table:table-cell office:value-type="float" office:value="19.07138888888889" table:content-validation-name="val7" table:style-name="ce20">
            <text:p>19.07</text:p>
          </table:table-cell>
          <table:table-cell office:value-type="float" office:value="3" table:content-validation-name="val2" table:style-name="ce21">
            <text:p>3.00</text:p>
          </table:table-cell>
          <table:table-cell office:value-type="float" office:value="3" table:content-validation-name="val7" table:style-name="ce20">
            <text:p>3.00</text:p>
          </table:table-cell>
          <table:table-cell office:value-type="float" office:value="0" table:content-validation-name="val2" table:style-name="ce21">
            <text:p>0.00</text:p>
          </table:table-cell>
          <table:table-cell office:value-type="float" office:value="0" table:content-validation-name="val7" table:style-name="ce20">
            <text:p>0.00</text:p>
          </table:table-cell>
          <table:table-cell office:value-type="float" office:value="26" table:formula="of:=SUM([.F4];[.H4];[.J4];[.L4];[.N4];[.P4])" table:content-validation-name="val3" table:style-name="ce10">
            <text:p>26</text:p>
          </table:table-cell>
          <table:table-cell office:value-type="float" office:value="24.96027777777778" table:formula="of:=SUM([.G4];[.I4];[.K4];[.M4];[.O4];[.Q4])" table:content-validation-name="val3" table:style-name="ce10">
            <text:p>25</text:p>
          </table:table-cell>
          <table:table-cell office:value-type="float" office:value="0" table:content-validation-name="val5" table:style-name="ce22">
            <text:p>0</text:p>
          </table:table-cell>
          <table:table-cell office:value-type="float" office:value="0" table:content-validation-name="val7" table:style-name="ce20">
            <text:p>0.00</text:p>
          </table:table-cell>
          <table:table-cell office:value-type="float" office:value="0" table:content-validation-name="val5" table:style-name="ce22">
            <text:p>0</text:p>
          </table:table-cell>
          <table:table-cell office:value-type="float" office:value="0" table:content-validation-name="val7" table:style-name="ce20">
            <text:p>0.00</text:p>
          </table:table-cell>
          <table:table-cell office:value-type="float" office:value="0" table:content-validation-name="val7" table:style-name="ce20">
            <text:p>0.00</text:p>
          </table:table-cell>
          <table:table-cell office:value-type="float" office:value="0" table:content-validation-name="val6" table:style-name="ce23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6" table:formula="of:=[.R4]+[.Z4]" table:content-validation-name="val3" table:style-name="ce14">
            <text:p>26</text:p>
          </table:table-cell>
          <table:table-cell office:value-type="float" office:value="24.96027777777778" table:formula="of:=[.S4]+[.AA4]" table:content-validation-name="val3" table:style-name="ce14">
            <text:p>25</text:p>
          </table:table-cell>
          <table:table-cell office:value-type="currency" office:value="138211.95000000001" table:content-validation-name="val4" table:style-name="ce15">
            <text:p>£138,211.95</text:p>
          </table:table-cell>
          <table:table-cell office:value-type="currency" office:value="520.61" table:content-validation-name="val4" table:style-name="ce15">
            <text:p>£520.61</text:p>
          </table:table-cell>
          <table:table-cell office:value-type="currency" office:value="0" table:content-validation-name="val4" table:style-name="ce15">
            <text:p>£0.00</text:p>
          </table:table-cell>
          <table:table-cell office:value-type="currency" office:value="0" table:content-validation-name="val4" table:style-name="ce15">
            <text:p>£0.00</text:p>
          </table:table-cell>
          <table:table-cell office:value-type="currency" office:value="39712.28" table:content-validation-name="val4" table:style-name="ce15">
            <text:p>£39,712.28</text:p>
          </table:table-cell>
          <table:table-cell office:value-type="currency" office:value="16146.22" table:content-validation-name="val4" table:style-name="ce15">
            <text:p>£16,146.22</text:p>
          </table:table-cell>
          <table:table-cell office:value-type="currency" office:value="194591.06" table:formula="of:=SUM([.AE4:.AJ4])" table:style-name="ce16">
            <text:p>£194,591.06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4591.06" table:formula="of:=SUM([.AN4];[.AK4])" table:style-name="ce16">
            <text:p>£194,591.06</text:p>
          </table:table-cell>
          <table:table-cell table:number-columns-repeated="16343"/>
        </table:table-row>
        <table:table-row table:number-rows-repeated="7" table:style-name="ro3">
          <table:table-cell table:number-columns-repeated="16384" table:style-name="ce1"/>
        </table:table-row>
        <table:table-row table:style-name="ro3"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62" table:style-name="ce1"/>
        </table:table-row>
        <table:table-row table:number-rows-repeated="1048564" table:style-name="ro4">
          <table:table-cell table:number-columns-repeated="16384"/>
        </table:table-row>
      </table:table>
      <table:table table:name="May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14" table:style-name="ce2">
            <text:p>Year</text:p>
          </table:table-cell>
          <table:table-cell office:value-type="string" table:content-validation-name="val14" table:style-name="ce2">
            <text:p>Month</text:p>
          </table:table-cell>
          <table:table-cell office:value-type="string" table:content-validation-name="val14" table:style-name="ce3">
            <text:p>Organisation name</text:p>
          </table:table-cell>
          <table:table-cell office:value-type="string" table:content-validation-name="val14" table:style-name="ce3">
            <text:p>Organisation type</text:p>
          </table:table-cell>
          <table:table-cell office:value-type="string" table:content-validation-name="val14" table:style-name="ce4">
            <office:annotation draw:style-name="a1" svg:x="2.675in" svg:y="0in" svg:width="3.29166666666667in" svg:height="0.72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14" table:style-name="ce4">
            <text:p>Payroll staff;</text:p>
            <text:p>Total;</text:p>
            <text:p>Headcount</text:p>
          </table:table-cell>
          <table:table-cell office:value-type="string" table:content-validation-name="val14" table:style-name="ce4">
            <text:p>Payroll staff;</text:p>
            <text:p>Total;</text:p>
            <text:p>Full-time equivalent</text:p>
          </table:table-cell>
          <table:table-cell office:value-type="string" table:content-validation-name="val14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14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14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14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14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14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14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14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14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12" table:style-name="ce4">
            <text:p>Payroll staff costs;</text:p>
            <text:p>Salary</text:p>
          </table:table-cell>
          <table:table-cell office:value-type="string" table:content-validation-name="val12" table:style-name="ce4">
            <text:p>Payroll staff costs;</text:p>
            <text:p>Allowances</text:p>
          </table:table-cell>
          <table:table-cell office:value-type="string" table:content-validation-name="val12" table:style-name="ce4">
            <text:p>Payroll staff costs;</text:p>
            <text:p>Non-consolidated performance payments</text:p>
          </table:table-cell>
          <table:table-cell office:value-type="string" table:content-validation-name="val12" table:style-name="ce4">
            <text:p>Payroll staff costs;</text:p>
            <text:p>Overtime</text:p>
          </table:table-cell>
          <table:table-cell office:value-type="string" table:content-validation-name="val12" table:style-name="ce4">
            <text:p>Payroll staff costs;</text:p>
            <text:p>Employer pension contributions</text:p>
          </table:table-cell>
          <table:table-cell office:value-type="string" table:content-validation-name="val12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May</text:p>
          </table:table-cell>
          <table:table-cell office:value-type="string" table:content-validation-name="val13" table:style-name="ce8">
            <text:p>Attorney General's Office</text:p>
          </table:table-cell>
          <table:table-cell office:value-type="string" table:content-validation-name="val13" table:style-name="ce8">
            <text:p>Ministerial Department</text:p>
          </table:table-cell>
          <table:table-cell office:value-type="string" table:content-validation-name="val13" table:style-name="ce24">
            <text:p>Attorney General's Departments</text:p>
          </table:table-cell>
          <table:table-cell office:value-type="float" office:value="7" table:content-validation-name="val8" table:style-name="ce26">
            <text:p>7.00</text:p>
          </table:table-cell>
          <table:table-cell office:value-type="float" office:value="7" table:content-validation-name="val9" table:style-name="ce25">
            <text:p>7.00</text:p>
          </table:table-cell>
          <table:table-cell office:value-type="float" office:value="6" table:content-validation-name="val8" table:style-name="ce26">
            <text:p>6.00</text:p>
          </table:table-cell>
          <table:table-cell office:value-type="float" office:value="6" table:content-validation-name="val9" table:style-name="ce25">
            <text:p>6.00</text:p>
          </table:table-cell>
          <table:table-cell office:value-type="float" office:value="13" table:content-validation-name="val8" table:style-name="ce26">
            <text:p>13.00</text:p>
          </table:table-cell>
          <table:table-cell office:value-type="float" office:value="12.625" table:content-validation-name="val9" table:style-name="ce25">
            <text:p>12.63</text:p>
          </table:table-cell>
          <table:table-cell office:value-type="float" office:value="22" table:content-validation-name="val8" table:style-name="ce26">
            <text:p>22.00</text:p>
          </table:table-cell>
          <table:table-cell office:value-type="float" office:value="21.102439024390243" table:content-validation-name="val9" table:style-name="ce25">
            <text:p>21.10</text:p>
          </table:table-cell>
          <table:table-cell office:value-type="float" office:value="5" table:content-validation-name="val8" table:style-name="ce26">
            <text:p>5.00</text:p>
          </table:table-cell>
          <table:table-cell office:value-type="float" office:value="5" table:content-validation-name="val9" table:style-name="ce25">
            <text:p>5.00</text:p>
          </table:table-cell>
          <table:table-cell office:value-type="float" office:value="0" table:content-validation-name="val8" table:style-name="ce26">
            <text:p>0.00</text:p>
          </table:table-cell>
          <table:table-cell office:value-type="float" office:value="0" table:content-validation-name="val9" table:style-name="ce25">
            <text:p>0.00</text:p>
          </table:table-cell>
          <table:table-cell office:value-type="float" office:value="53" table:formula="of:=SUM([.F2];[.H2];[.J2];[.L2];[.N2];[.P2])" table:content-validation-name="val14" table:style-name="ce10">
            <text:p>53</text:p>
          </table:table-cell>
          <table:table-cell office:value-type="float" office:value="51.727439024390243" table:formula="of:=SUM([.G2];[.I2];[.K2];[.M2];[.O2];[.Q2])" table:content-validation-name="val14" table:style-name="ce10">
            <text:p>52</text:p>
          </table:table-cell>
          <table:table-cell office:value-type="float" office:value="0" table:content-validation-name="val11" table:style-name="ce27">
            <text:p>0</text:p>
          </table:table-cell>
          <table:table-cell office:value-type="float" office:value="0" table:content-validation-name="val9" table:style-name="ce25">
            <text:p>0.00</text:p>
          </table:table-cell>
          <table:table-cell office:value-type="float" office:value="0" table:content-validation-name="val11" table:style-name="ce27">
            <text:p>0</text:p>
          </table:table-cell>
          <table:table-cell office:value-type="float" office:value="0" table:content-validation-name="val9" table:style-name="ce25">
            <text:p>0.00</text:p>
          </table:table-cell>
          <table:table-cell office:value-type="float" office:value="0" table:content-validation-name="val9" table:style-name="ce25">
            <text:p>0.00</text:p>
          </table:table-cell>
          <table:table-cell office:value-type="float" office:value="0" table:content-validation-name="val10" table:style-name="ce28">
            <text:p>0.00</text:p>
          </table:table-cell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3" table:formula="of:=[.R2]+[.Z2]" table:content-validation-name="val14" table:style-name="ce14">
            <text:p>53</text:p>
          </table:table-cell>
          <table:table-cell office:value-type="float" office:value="51.727439024390243" table:formula="of:=[.S2]+[.AA2]" table:content-validation-name="val14" table:style-name="ce14">
            <text:p>52</text:p>
          </table:table-cell>
          <table:table-cell office:value-type="currency" office:value="216682.52" table:content-validation-name="val12" table:style-name="ce15">
            <text:p>£216,682.52</text:p>
          </table:table-cell>
          <table:table-cell office:value-type="currency" office:value="8096.91" table:content-validation-name="val12" table:style-name="ce15">
            <text:p>£8,096.91</text:p>
          </table:table-cell>
          <table:table-cell office:value-type="currency" office:value="0" table:content-validation-name="val12" table:style-name="ce15">
            <text:p>£0.00</text:p>
          </table:table-cell>
          <table:table-cell office:value-type="currency" office:value="0" table:content-validation-name="val12" table:style-name="ce15">
            <text:p>£0.00</text:p>
          </table:table-cell>
          <table:table-cell office:value-type="currency" office:value="53263.08" table:content-validation-name="val12" table:style-name="ce15">
            <text:p>£53,263.08</text:p>
          </table:table-cell>
          <table:table-cell office:value-type="currency" office:value="24406.85" table:content-validation-name="val12" table:style-name="ce15">
            <text:p>£24,406.85</text:p>
          </table:table-cell>
          <table:table-cell office:value-type="currency" office:value="302449.36" table:formula="of:=SUM([.AE2:.AJ2])" table:style-name="ce16">
            <text:p>£302,449.36</text:p>
          </table:table-cell>
          <table:table-cell office:value-type="currency" office:value="0" table:content-validation-name="val12" table:style-name="ce17">
            <text:p>£0.00</text:p>
          </table:table-cell>
          <table:table-cell office:value-type="currency" office:value="0" table:content-validation-name="val12" table:style-name="ce17">
            <text:p>£0.00</text:p>
          </table:table-cell>
          <table:table-cell office:value-type="currency" office:value="0" table:formula="of:=SUM([.AL2:.AM2])" table:style-name="ce18">
            <text:p>£0.00</text:p>
          </table:table-cell>
          <table:table-cell office:value-type="currency" office:value="302449.36" table:formula="of:=SUM([.AN2];[.AK2])" table:style-name="ce16">
            <text:p>£302,449.36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May</text:p>
          </table:table-cell>
          <table:table-cell office:value-type="string" table:content-validation-name="val13" table:style-name="ce8">
            <text:p>Government Legal Department</text:p>
          </table:table-cell>
          <table:table-cell office:value-type="string" table:content-validation-name="val13" table:style-name="ce8">
            <text:p>Non-Ministerial Department</text:p>
          </table:table-cell>
          <table:table-cell office:value-type="string" table:content-validation-name="val13" table:style-name="ce24">
            <text:p>Attorney General's Departments</text:p>
          </table:table-cell>
          <table:table-cell office:value-type="float" office:value="42" table:content-validation-name="val8" table:style-name="ce26">
            <text:p>42.00</text:p>
          </table:table-cell>
          <table:table-cell office:value-type="float" office:value="39.80900900900901" table:content-validation-name="val9" table:style-name="ce25">
            <text:p>39.81</text:p>
          </table:table-cell>
          <table:table-cell office:value-type="float" office:value="349" table:content-validation-name="val8" table:style-name="ce26">
            <text:p>349.00</text:p>
          </table:table-cell>
          <table:table-cell office:value-type="float" office:value="334.29016516516509" table:content-validation-name="val9" table:style-name="ce25">
            <text:p>334.29</text:p>
          </table:table-cell>
          <table:table-cell office:value-type="float" office:value="296" table:content-validation-name="val8" table:style-name="ce26">
            <text:p>296.00</text:p>
          </table:table-cell>
          <table:table-cell office:value-type="float" office:value="289.4701201201201" table:content-validation-name="val9" table:style-name="ce25">
            <text:p>289.47</text:p>
          </table:table-cell>
          <table:table-cell office:value-type="float" office:value="1786" table:content-validation-name="val8" table:style-name="ce26">
            <text:p>1786.00</text:p>
          </table:table-cell>
          <table:table-cell office:value-type="float" office:value="1643.5606606606586" table:content-validation-name="val9" table:style-name="ce25">
            <text:p>1643.56</text:p>
          </table:table-cell>
          <table:table-cell office:value-type="float" office:value="216" table:content-validation-name="val8" table:style-name="ce26">
            <text:p>216.00</text:p>
          </table:table-cell>
          <table:table-cell office:value-type="float" office:value="203.92244744744744" table:content-validation-name="val9" table:style-name="ce25">
            <text:p>203.92</text:p>
          </table:table-cell>
          <table:table-cell office:value-type="float" office:value="0" table:content-validation-name="val8" table:style-name="ce26">
            <text:p>0.00</text:p>
          </table:table-cell>
          <table:table-cell office:value-type="float" office:value="0" table:content-validation-name="val9" table:style-name="ce25">
            <text:p>0.00</text:p>
          </table:table-cell>
          <table:table-cell office:value-type="float" office:value="2689" table:formula="of:=SUM([.F3];[.H3];[.J3];[.L3];[.N3];[.P3])" table:content-validation-name="val14" table:style-name="ce10">
            <text:p>2,689</text:p>
          </table:table-cell>
          <table:table-cell office:value-type="float" office:value="2511.0524024024007" table:formula="of:=SUM([.G3];[.I3];[.K3];[.M3];[.O3];[.Q3])" table:content-validation-name="val14" table:style-name="ce10">
            <text:p>2,511</text:p>
          </table:table-cell>
          <table:table-cell office:value-type="float" office:value="132" table:content-validation-name="val11" table:style-name="ce27">
            <text:p>132</text:p>
          </table:table-cell>
          <table:table-cell office:value-type="float" office:value="130.38918918918921" table:content-validation-name="val9" table:style-name="ce25">
            <text:p>130.39</text:p>
          </table:table-cell>
          <table:table-cell office:value-type="float" office:value="247" table:content-validation-name="val11" table:style-name="ce27">
            <text:p>247</text:p>
          </table:table-cell>
          <table:table-cell office:value-type="float" office:value="243.54954954954957" table:content-validation-name="val9" table:style-name="ce25">
            <text:p>243.55</text:p>
          </table:table-cell>
          <table:table-cell office:value-type="float" office:value="0" table:content-validation-name="val9" table:style-name="ce25">
            <text:p>0.00</text:p>
          </table:table-cell>
          <table:table-cell office:value-type="float" office:value="0" table:content-validation-name="val10" table:style-name="ce28">
            <text:p>0.00</text:p>
          </table:table-cell>
          <table:table-cell office:value-type="float" office:value="379" table:formula="of:=SUM([.T3];[.V3];[.X3])" table:style-name="ce12">
            <text:p>379</text:p>
          </table:table-cell>
          <table:table-cell office:value-type="float" office:value="373.93873873873878" table:formula="of:=SUM([.U3];[.W3];[.Y3])" table:style-name="ce12">
            <text:p>374</text:p>
          </table:table-cell>
          <table:table-cell office:value-type="float" office:value="1" table:style-name="ce13">
            <text:p>1</text:p>
          </table:table-cell>
          <table:table-cell office:value-type="float" office:value="3068" table:formula="of:=[.R3]+[.Z3]" table:content-validation-name="val14" table:style-name="ce14">
            <text:p>3,068</text:p>
          </table:table-cell>
          <table:table-cell office:value-type="float" office:value="2884.9911411411395" table:formula="of:=[.S3]+[.AA3]" table:content-validation-name="val14" table:style-name="ce14">
            <text:p>2,885</text:p>
          </table:table-cell>
          <table:table-cell office:value-type="currency" office:value="11440822.65" table:content-validation-name="val12" table:style-name="ce15">
            <text:p>£11,440,822.65</text:p>
          </table:table-cell>
          <table:table-cell office:value-type="currency" office:value="60436.04" table:content-validation-name="val12" table:style-name="ce15">
            <text:p>£60,436.04</text:p>
          </table:table-cell>
          <table:table-cell office:value-type="currency" office:value="10500" table:content-validation-name="val12" table:style-name="ce15">
            <text:p>£10,500.00</text:p>
          </table:table-cell>
          <table:table-cell office:value-type="currency" office:value="194731.45" table:content-validation-name="val12" table:style-name="ce15">
            <text:p>£194,731.45</text:p>
          </table:table-cell>
          <table:table-cell office:value-type="currency" office:value="3201902.31" table:content-validation-name="val12" table:style-name="ce15">
            <text:p>£3,201,902.31</text:p>
          </table:table-cell>
          <table:table-cell office:value-type="currency" office:value="1329935.24" table:content-validation-name="val12" table:style-name="ce15">
            <text:p>£1,329,935.24</text:p>
          </table:table-cell>
          <table:table-cell office:value-type="currency" office:value="16238327.689999999" table:formula="of:=SUM([.AE3:.AJ3])" table:style-name="ce16">
            <text:p>£16,238,327.69</text:p>
          </table:table-cell>
          <table:table-cell office:value-type="currency" office:value="1925384.33" table:content-validation-name="val12" table:style-name="ce17">
            <text:p>£1,925,384.33</text:p>
          </table:table-cell>
          <table:table-cell office:value-type="currency" office:value="36803.339999999997" table:content-validation-name="val12" table:style-name="ce17">
            <text:p>£36,803.34</text:p>
          </table:table-cell>
          <table:table-cell office:value-type="currency" office:value="1962187.6700000002" table:formula="of:=SUM([.AL3:.AM3])" table:style-name="ce18">
            <text:p>£1,962,187.67</text:p>
          </table:table-cell>
          <table:table-cell office:value-type="currency" office:value="18200515.359999999" table:formula="of:=SUM([.AN3];[.AK3])" table:style-name="ce16">
            <text:p>£18,200,515.36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May</text:p>
          </table:table-cell>
          <table:table-cell office:value-type="string" table:content-validation-name="val13" table:style-name="ce8">
            <text:p>Crown Prosecution Service Inspectorate</text:p>
          </table:table-cell>
          <table:table-cell office:value-type="string" table:content-validation-name="val13" table:style-name="ce8">
            <text:p>Non-Ministerial Department</text:p>
          </table:table-cell>
          <table:table-cell office:value-type="string" table:content-validation-name="val13" table:style-name="ce24">
            <text:p>Attorney General's Departments</text:p>
          </table:table-cell>
          <table:table-cell office:value-type="float" office:value="1" table:content-validation-name="val8" table:style-name="ce26">
            <text:p>1.00</text:p>
          </table:table-cell>
          <table:table-cell office:value-type="float" office:value="1" table:content-validation-name="val9" table:style-name="ce25">
            <text:p>1.00</text:p>
          </table:table-cell>
          <table:table-cell office:value-type="float" office:value="0" table:content-validation-name="val8" table:style-name="ce26">
            <text:p>0.00</text:p>
          </table:table-cell>
          <table:table-cell office:value-type="float" office:value="0" table:content-validation-name="val9" table:style-name="ce25">
            <text:p>0.00</text:p>
          </table:table-cell>
          <table:table-cell office:value-type="float" office:value="1" table:content-validation-name="val8" table:style-name="ce26">
            <text:p>1.00</text:p>
          </table:table-cell>
          <table:table-cell office:value-type="float" office:value="0.88888888888888895" table:content-validation-name="val9" table:style-name="ce25">
            <text:p>0.89</text:p>
          </table:table-cell>
          <table:table-cell office:value-type="float" office:value="20" table:content-validation-name="val8" table:style-name="ce26">
            <text:p>20.00</text:p>
          </table:table-cell>
          <table:table-cell office:value-type="float" office:value="19.07138888888889" table:content-validation-name="val9" table:style-name="ce25">
            <text:p>19.07</text:p>
          </table:table-cell>
          <table:table-cell office:value-type="float" office:value="3" table:content-validation-name="val8" table:style-name="ce26">
            <text:p>3.00</text:p>
          </table:table-cell>
          <table:table-cell office:value-type="float" office:value="3" table:content-validation-name="val9" table:style-name="ce25">
            <text:p>3.00</text:p>
          </table:table-cell>
          <table:table-cell office:value-type="float" office:value="0" table:content-validation-name="val8" table:style-name="ce26">
            <text:p>0.00</text:p>
          </table:table-cell>
          <table:table-cell office:value-type="float" office:value="0" table:content-validation-name="val9" table:style-name="ce25">
            <text:p>0.00</text:p>
          </table:table-cell>
          <table:table-cell office:value-type="float" office:value="25" table:formula="of:=SUM([.F4];[.H4];[.J4];[.L4];[.N4];[.P4])" table:content-validation-name="val14" table:style-name="ce10">
            <text:p>25</text:p>
          </table:table-cell>
          <table:table-cell office:value-type="float" office:value="23.96027777777778" table:formula="of:=SUM([.G4];[.I4];[.K4];[.M4];[.O4];[.Q4])" table:content-validation-name="val14" table:style-name="ce10">
            <text:p>24</text:p>
          </table:table-cell>
          <table:table-cell office:value-type="float" office:value="0" table:content-validation-name="val11" table:style-name="ce27">
            <text:p>0</text:p>
          </table:table-cell>
          <table:table-cell office:value-type="float" office:value="0" table:content-validation-name="val9" table:style-name="ce25">
            <text:p>0.00</text:p>
          </table:table-cell>
          <table:table-cell office:value-type="float" office:value="0" table:content-validation-name="val11" table:style-name="ce27">
            <text:p>0</text:p>
          </table:table-cell>
          <table:table-cell office:value-type="float" office:value="0" table:content-validation-name="val9" table:style-name="ce25">
            <text:p>0.00</text:p>
          </table:table-cell>
          <table:table-cell office:value-type="float" office:value="0" table:content-validation-name="val9" table:style-name="ce25">
            <text:p>0.00</text:p>
          </table:table-cell>
          <table:table-cell office:value-type="float" office:value="0" table:content-validation-name="val10" table:style-name="ce28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5" table:formula="of:=[.R4]+[.Z4]" table:content-validation-name="val14" table:style-name="ce14">
            <text:p>25</text:p>
          </table:table-cell>
          <table:table-cell office:value-type="float" office:value="23.96027777777778" table:formula="of:=[.S4]+[.AA4]" table:content-validation-name="val14" table:style-name="ce14">
            <text:p>24</text:p>
          </table:table-cell>
          <table:table-cell office:value-type="currency" office:value="137131.04" table:content-validation-name="val12" table:style-name="ce15">
            <text:p>£137,131.04</text:p>
          </table:table-cell>
          <table:table-cell office:value-type="currency" office:value="520.61" table:content-validation-name="val12" table:style-name="ce15">
            <text:p>£520.61</text:p>
          </table:table-cell>
          <table:table-cell office:value-type="currency" office:value="0" table:content-validation-name="val12" table:style-name="ce15">
            <text:p>£0.00</text:p>
          </table:table-cell>
          <table:table-cell office:value-type="currency" office:value="0" table:content-validation-name="val12" table:style-name="ce15">
            <text:p>£0.00</text:p>
          </table:table-cell>
          <table:table-cell office:value-type="currency" office:value="39305.480000000003" table:content-validation-name="val12" table:style-name="ce15">
            <text:p>£39,305.48</text:p>
          </table:table-cell>
          <table:table-cell office:value-type="currency" office:value="15997.06" table:content-validation-name="val12" table:style-name="ce15">
            <text:p>£15,997.06</text:p>
          </table:table-cell>
          <table:table-cell office:value-type="currency" office:value="192954.19" table:formula="of:=SUM([.AE4:.AJ4])" table:style-name="ce16">
            <text:p>£192,954.19</text:p>
          </table:table-cell>
          <table:table-cell office:value-type="currency" office:value="0" table:content-validation-name="val12" table:style-name="ce17">
            <text:p>£0.00</text:p>
          </table:table-cell>
          <table:table-cell office:value-type="currency" office:value="0" table:content-validation-name="val12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2954.19" table:formula="of:=SUM([.AN4];[.AK4])" table:style-name="ce16">
            <text:p>£192,954.19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June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0" table:style-name="ce2">
            <text:p>Year</text:p>
          </table:table-cell>
          <table:table-cell office:value-type="string" table:content-validation-name="val20" table:style-name="ce2">
            <text:p>Month</text:p>
          </table:table-cell>
          <table:table-cell office:value-type="string" table:content-validation-name="val20" table:style-name="ce3">
            <text:p>Organisation name</text:p>
          </table:table-cell>
          <table:table-cell office:value-type="string" table:content-validation-name="val20" table:style-name="ce3">
            <text:p>Organisation type</text:p>
          </table:table-cell>
          <table:table-cell office:value-type="string" table:content-validation-name="val20" table:style-name="ce4">
            <office:annotation draw:style-name="a2" svg:x="2.675in" svg:y="0in" svg:width="3.29166666666667in" svg:height="0.72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0" table:style-name="ce4">
            <text:p>Payroll staff;</text:p>
            <text:p>Total;</text:p>
            <text:p>Headcount</text:p>
          </table:table-cell>
          <table:table-cell office:value-type="string" table:content-validation-name="val20" table:style-name="ce4">
            <text:p>Payroll staff;</text:p>
            <text:p>Total;</text:p>
            <text:p>Full-time equivalent</text:p>
          </table:table-cell>
          <table:table-cell office:value-type="string" table:content-validation-name="val20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0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0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0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0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0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0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0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0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15" table:style-name="ce4">
            <text:p>Payroll staff costs;</text:p>
            <text:p>Salary</text:p>
          </table:table-cell>
          <table:table-cell office:value-type="string" table:content-validation-name="val15" table:style-name="ce4">
            <text:p>Payroll staff costs;</text:p>
            <text:p>Allowances</text:p>
          </table:table-cell>
          <table:table-cell office:value-type="string" table:content-validation-name="val15" table:style-name="ce4">
            <text:p>Payroll staff costs;</text:p>
            <text:p>Non-consolidated performance payments</text:p>
          </table:table-cell>
          <table:table-cell office:value-type="string" table:content-validation-name="val15" table:style-name="ce4">
            <text:p>Payroll staff costs;</text:p>
            <text:p>Overtime</text:p>
          </table:table-cell>
          <table:table-cell office:value-type="string" table:content-validation-name="val15" table:style-name="ce4">
            <text:p>Payroll staff costs;</text:p>
            <text:p>Employer pension contributions</text:p>
          </table:table-cell>
          <table:table-cell office:value-type="string" table:content-validation-name="val15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une</text:p>
          </table:table-cell>
          <table:table-cell office:value-type="string" table:content-validation-name="val21" table:style-name="ce8">
            <text:p>Attorney General's Office</text:p>
          </table:table-cell>
          <table:table-cell office:value-type="string" table:content-validation-name="val21" table:style-name="ce8">
            <text:p>Ministerial Department</text:p>
          </table:table-cell>
          <table:table-cell office:value-type="string" table:content-validation-name="val21" table:style-name="ce29">
            <text:p>Attorney General's Departments</text:p>
          </table:table-cell>
          <table:table-cell office:value-type="float" office:value="7" table:content-validation-name="val19" table:style-name="ce31">
            <text:p>7.00</text:p>
          </table:table-cell>
          <table:table-cell office:value-type="float" office:value="7" table:content-validation-name="val18" table:style-name="ce30">
            <text:p>7.00</text:p>
          </table:table-cell>
          <table:table-cell office:value-type="float" office:value="6" table:content-validation-name="val19" table:style-name="ce31">
            <text:p>6.00</text:p>
          </table:table-cell>
          <table:table-cell office:value-type="float" office:value="6" table:content-validation-name="val18" table:style-name="ce30">
            <text:p>6.00</text:p>
          </table:table-cell>
          <table:table-cell office:value-type="float" office:value="13" table:content-validation-name="val19" table:style-name="ce31">
            <text:p>13.00</text:p>
          </table:table-cell>
          <table:table-cell office:value-type="float" office:value="12.625" table:content-validation-name="val18" table:style-name="ce30">
            <text:p>12.63</text:p>
          </table:table-cell>
          <table:table-cell office:value-type="float" office:value="21" table:content-validation-name="val19" table:style-name="ce31">
            <text:p>21.00</text:p>
          </table:table-cell>
          <table:table-cell office:value-type="float" office:value="20.502439024390242" table:content-validation-name="val18" table:style-name="ce30">
            <text:p>20.50</text:p>
          </table:table-cell>
          <table:table-cell office:value-type="float" office:value="5" table:content-validation-name="val19" table:style-name="ce31">
            <text:p>5.00</text:p>
          </table:table-cell>
          <table:table-cell office:value-type="float" office:value="5" table:content-validation-name="val18" table:style-name="ce30">
            <text:p>5.00</text:p>
          </table:table-cell>
          <table:table-cell office:value-type="float" office:value="0" table:content-validation-name="val19" table:style-name="ce31">
            <text:p>0.00</text:p>
          </table:table-cell>
          <table:table-cell office:value-type="float" office:value="0" table:content-validation-name="val18" table:style-name="ce30">
            <text:p>0.00</text:p>
          </table:table-cell>
          <table:table-cell office:value-type="float" office:value="52" table:formula="of:=SUM([.F2];[.H2];[.J2];[.L2];[.N2];[.P2])" table:content-validation-name="val20" table:style-name="ce10">
            <text:p>52</text:p>
          </table:table-cell>
          <table:table-cell office:value-type="float" office:value="51.127439024390242" table:formula="of:=SUM([.G2];[.I2];[.K2];[.M2];[.O2];[.Q2])" table:content-validation-name="val20" table:style-name="ce10">
            <text:p>51</text:p>
          </table:table-cell>
          <table:table-cell office:value-type="float" office:value="0" table:content-validation-name="val16" table:style-name="ce32">
            <text:p>0</text:p>
          </table:table-cell>
          <table:table-cell office:value-type="float" office:value="0" table:content-validation-name="val18" table:style-name="ce30">
            <text:p>0.00</text:p>
          </table:table-cell>
          <table:table-cell office:value-type="float" office:value="0" table:content-validation-name="val16" table:style-name="ce32">
            <text:p>0</text:p>
          </table:table-cell>
          <table:table-cell office:value-type="float" office:value="0" table:content-validation-name="val18" table:style-name="ce30">
            <text:p>0.00</text:p>
          </table:table-cell>
          <table:table-cell office:value-type="float" office:value="0" table:content-validation-name="val18" table:style-name="ce30">
            <text:p>0.00</text:p>
          </table:table-cell>
          <table:table-cell office:value-type="float" office:value="0" table:content-validation-name="val17" table:style-name="ce33">
            <text:p>0.00</text:p>
          </table:table-cell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2" table:formula="of:=[.R2]+[.Z2]" table:content-validation-name="val20" table:style-name="ce14">
            <text:p>52</text:p>
          </table:table-cell>
          <table:table-cell office:value-type="float" office:value="51.127439024390242" table:formula="of:=[.S2]+[.AA2]" table:content-validation-name="val20" table:style-name="ce14">
            <text:p>51</text:p>
          </table:table-cell>
          <table:table-cell office:value-type="currency" office:value="211472.92" table:content-validation-name="val15" table:style-name="ce15">
            <text:p>£211,472.92</text:p>
          </table:table-cell>
          <table:table-cell office:value-type="currency" office:value="7238.36" table:content-validation-name="val15" table:style-name="ce15">
            <text:p>£7,238.36</text:p>
          </table:table-cell>
          <table:table-cell office:value-type="currency" office:value="0" table:content-validation-name="val15" table:style-name="ce15">
            <text:p>£0.00</text:p>
          </table:table-cell>
          <table:table-cell office:value-type="currency" office:value="0" table:content-validation-name="val15" table:style-name="ce15">
            <text:p>£0.00</text:p>
          </table:table-cell>
          <table:table-cell office:value-type="currency" office:value="53889.07" table:content-validation-name="val15" table:style-name="ce15">
            <text:p>£53,889.07</text:p>
          </table:table-cell>
          <table:table-cell office:value-type="currency" office:value="24044.34" table:content-validation-name="val15" table:style-name="ce15">
            <text:p>£24,044.34</text:p>
          </table:table-cell>
          <table:table-cell office:value-type="currency" office:value="296644.69" table:formula="of:=SUM([.AE2:.AJ2])" table:style-name="ce16">
            <text:p>£296,644.69</text:p>
          </table:table-cell>
          <table:table-cell office:value-type="currency" office:value="0" table:content-validation-name="val15" table:style-name="ce17">
            <text:p>£0.00</text:p>
          </table:table-cell>
          <table:table-cell office:value-type="currency" office:value="0" table:content-validation-name="val15" table:style-name="ce17">
            <text:p>£0.00</text:p>
          </table:table-cell>
          <table:table-cell office:value-type="currency" office:value="0" table:formula="of:=SUM([.AL2:.AM2])" table:style-name="ce18">
            <text:p>£0.00</text:p>
          </table:table-cell>
          <table:table-cell office:value-type="currency" office:value="296644.69" table:formula="of:=SUM([.AN2];[.AK2])" table:style-name="ce16">
            <text:p>£296,644.69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une</text:p>
          </table:table-cell>
          <table:table-cell office:value-type="string" table:content-validation-name="val21" table:style-name="ce8">
            <text:p>Government Legal Department</text:p>
          </table:table-cell>
          <table:table-cell office:value-type="string" table:content-validation-name="val21" table:style-name="ce8">
            <text:p>Non-Ministerial Department</text:p>
          </table:table-cell>
          <table:table-cell office:value-type="string" table:content-validation-name="val21" table:style-name="ce29">
            <text:p>Attorney General's Departments</text:p>
          </table:table-cell>
          <table:table-cell office:value-type="float" office:value="45" table:content-validation-name="val19" table:style-name="ce31">
            <text:p>45.00</text:p>
          </table:table-cell>
          <table:table-cell office:value-type="float" office:value="42.50345345345346" table:content-validation-name="val18" table:style-name="ce30">
            <text:p>42.50</text:p>
          </table:table-cell>
          <table:table-cell office:value-type="float" office:value="346" table:content-validation-name="val19" table:style-name="ce31">
            <text:p>346.00</text:p>
          </table:table-cell>
          <table:table-cell office:value-type="float" office:value="331.71989489489494" table:content-validation-name="val18" table:style-name="ce30">
            <text:p>331.72</text:p>
          </table:table-cell>
          <table:table-cell office:value-type="float" office:value="298" table:content-validation-name="val19" table:style-name="ce31">
            <text:p>298.00</text:p>
          </table:table-cell>
          <table:table-cell office:value-type="float" office:value="291.27852852852862" table:content-validation-name="val18" table:style-name="ce30">
            <text:p>291.28</text:p>
          </table:table-cell>
          <table:table-cell office:value-type="float" office:value="1793" table:content-validation-name="val19" table:style-name="ce31">
            <text:p>1793.00</text:p>
          </table:table-cell>
          <table:table-cell office:value-type="float" office:value="1648.9336550836513" table:content-validation-name="val18" table:style-name="ce30">
            <text:p>1648.93</text:p>
          </table:table-cell>
          <table:table-cell office:value-type="float" office:value="220" table:content-validation-name="val19" table:style-name="ce31">
            <text:p>220.00</text:p>
          </table:table-cell>
          <table:table-cell office:value-type="float" office:value="207.64271771771769" table:content-validation-name="val18" table:style-name="ce30">
            <text:p>207.64</text:p>
          </table:table-cell>
          <table:table-cell office:value-type="float" office:value="0" table:content-validation-name="val19" table:style-name="ce31">
            <text:p>0.00</text:p>
          </table:table-cell>
          <table:table-cell office:value-type="float" office:value="0" table:content-validation-name="val18" table:style-name="ce30">
            <text:p>0.00</text:p>
          </table:table-cell>
          <table:table-cell office:value-type="float" office:value="2702" table:formula="of:=SUM([.F3];[.H3];[.J3];[.L3];[.N3];[.P3])" table:content-validation-name="val20" table:style-name="ce10">
            <text:p>2,702</text:p>
          </table:table-cell>
          <table:table-cell office:value-type="float" office:value="2522.0782496782458" table:formula="of:=SUM([.G3];[.I3];[.K3];[.M3];[.O3];[.Q3])" table:content-validation-name="val20" table:style-name="ce10">
            <text:p>2,522</text:p>
          </table:table-cell>
          <table:table-cell office:value-type="float" office:value="132" table:content-validation-name="val16" table:style-name="ce32">
            <text:p>132</text:p>
          </table:table-cell>
          <table:table-cell office:value-type="float" office:value="130.38918918918921" table:content-validation-name="val18" table:style-name="ce30">
            <text:p>130.39</text:p>
          </table:table-cell>
          <table:table-cell office:value-type="float" office:value="251" table:content-validation-name="val16" table:style-name="ce32">
            <text:p>251</text:p>
          </table:table-cell>
          <table:table-cell office:value-type="float" office:value="247.54954954954957" table:content-validation-name="val18" table:style-name="ce30">
            <text:p>247.55</text:p>
          </table:table-cell>
          <table:table-cell office:value-type="float" office:value="0" table:content-validation-name="val18" table:style-name="ce30">
            <text:p>0.00</text:p>
          </table:table-cell>
          <table:table-cell office:value-type="float" office:value="0" table:content-validation-name="val17" table:style-name="ce33">
            <text:p>0.00</text:p>
          </table:table-cell>
          <table:table-cell office:value-type="float" office:value="383" table:formula="of:=SUM([.T3];[.V3];[.X3])" table:style-name="ce12">
            <text:p>383</text:p>
          </table:table-cell>
          <table:table-cell office:value-type="float" office:value="377.93873873873878" table:formula="of:=SUM([.U3];[.W3];[.Y3])" table:style-name="ce12">
            <text:p>378</text:p>
          </table:table-cell>
          <table:table-cell office:value-type="float" office:value="0" table:style-name="ce13">
            <text:p>0</text:p>
          </table:table-cell>
          <table:table-cell office:value-type="float" office:value="3085" table:formula="of:=[.R3]+[.Z3]" table:content-validation-name="val20" table:style-name="ce14">
            <text:p>3,085</text:p>
          </table:table-cell>
          <table:table-cell office:value-type="float" office:value="2900.0169884169845" table:formula="of:=[.S3]+[.AA3]" table:content-validation-name="val20" table:style-name="ce14">
            <text:p>2,900</text:p>
          </table:table-cell>
          <table:table-cell office:value-type="currency" office:value="11530166.16" table:content-validation-name="val15" table:style-name="ce15">
            <text:p>£11,530,166.16</text:p>
          </table:table-cell>
          <table:table-cell office:value-type="currency" office:value="53503.82" table:content-validation-name="val15" table:style-name="ce15">
            <text:p>£53,503.82</text:p>
          </table:table-cell>
          <table:table-cell office:value-type="currency" office:value="0" table:content-validation-name="val15" table:style-name="ce15">
            <text:p>£0.00</text:p>
          </table:table-cell>
          <table:table-cell office:value-type="currency" office:value="316123.82" table:content-validation-name="val15" table:style-name="ce15">
            <text:p>£316,123.82</text:p>
          </table:table-cell>
          <table:table-cell office:value-type="currency" office:value="3229160.32" table:content-validation-name="val15" table:style-name="ce15">
            <text:p>£3,229,160.32</text:p>
          </table:table-cell>
          <table:table-cell office:value-type="currency" office:value="1358906.46" table:content-validation-name="val15" table:style-name="ce15">
            <text:p>£1,358,906.46</text:p>
          </table:table-cell>
          <table:table-cell office:value-type="currency" office:value="16487860.580000002" table:formula="of:=SUM([.AE3:.AJ3])" table:style-name="ce16">
            <text:p>£16,487,860.58</text:p>
          </table:table-cell>
          <table:table-cell office:value-type="currency" office:value="1884664.97" table:content-validation-name="val15" table:style-name="ce17">
            <text:p>£1,884,664.97</text:p>
          </table:table-cell>
          <table:table-cell office:value-type="currency" office:value="130400" table:content-validation-name="val15" table:style-name="ce17">
            <text:p>£130,400.00</text:p>
          </table:table-cell>
          <table:table-cell office:value-type="currency" office:value="2015064.97" table:formula="of:=SUM([.AL3:.AM3])" table:style-name="ce18">
            <text:p>£2,015,064.97</text:p>
          </table:table-cell>
          <table:table-cell office:value-type="currency" office:value="18502925.550000001" table:formula="of:=SUM([.AN3];[.AK3])" table:style-name="ce16">
            <text:p>£18,502,925.55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une</text:p>
          </table:table-cell>
          <table:table-cell office:value-type="string" table:content-validation-name="val21" table:style-name="ce8">
            <text:p>Crown Prosecution Service Inspectorate</text:p>
          </table:table-cell>
          <table:table-cell office:value-type="string" table:content-validation-name="val21" table:style-name="ce8">
            <text:p>Non-Ministerial Department</text:p>
          </table:table-cell>
          <table:table-cell office:value-type="string" table:content-validation-name="val21" table:style-name="ce29">
            <text:p>Attorney General's Departments</text:p>
          </table:table-cell>
          <table:table-cell office:value-type="float" office:value="1" table:content-validation-name="val19" table:style-name="ce31">
            <text:p>1.00</text:p>
          </table:table-cell>
          <table:table-cell office:value-type="float" office:value="1" table:content-validation-name="val18" table:style-name="ce30">
            <text:p>1.00</text:p>
          </table:table-cell>
          <table:table-cell office:value-type="float" office:value="0" table:content-validation-name="val19" table:style-name="ce31">
            <text:p>0.00</text:p>
          </table:table-cell>
          <table:table-cell office:value-type="float" office:value="0" table:content-validation-name="val18" table:style-name="ce30">
            <text:p>0.00</text:p>
          </table:table-cell>
          <table:table-cell office:value-type="float" office:value="1" table:content-validation-name="val19" table:style-name="ce31">
            <text:p>1.00</text:p>
          </table:table-cell>
          <table:table-cell office:value-type="float" office:value="0.88888888888888895" table:content-validation-name="val18" table:style-name="ce30">
            <text:p>0.89</text:p>
          </table:table-cell>
          <table:table-cell office:value-type="float" office:value="20" table:content-validation-name="val19" table:style-name="ce31">
            <text:p>20.00</text:p>
          </table:table-cell>
          <table:table-cell office:value-type="float" office:value="19.07138888888889" table:content-validation-name="val18" table:style-name="ce30">
            <text:p>19.07</text:p>
          </table:table-cell>
          <table:table-cell office:value-type="float" office:value="3" table:content-validation-name="val19" table:style-name="ce31">
            <text:p>3.00</text:p>
          </table:table-cell>
          <table:table-cell office:value-type="float" office:value="3" table:content-validation-name="val18" table:style-name="ce30">
            <text:p>3.00</text:p>
          </table:table-cell>
          <table:table-cell office:value-type="float" office:value="0" table:content-validation-name="val19" table:style-name="ce31">
            <text:p>0.00</text:p>
          </table:table-cell>
          <table:table-cell office:value-type="float" office:value="0" table:content-validation-name="val18" table:style-name="ce30">
            <text:p>0.00</text:p>
          </table:table-cell>
          <table:table-cell office:value-type="float" office:value="25" table:formula="of:=SUM([.F4];[.H4];[.J4];[.L4];[.N4];[.P4])" table:content-validation-name="val20" table:style-name="ce10">
            <text:p>25</text:p>
          </table:table-cell>
          <table:table-cell office:value-type="float" office:value="23.96027777777778" table:formula="of:=SUM([.G4];[.I4];[.K4];[.M4];[.O4];[.Q4])" table:content-validation-name="val20" table:style-name="ce10">
            <text:p>24</text:p>
          </table:table-cell>
          <table:table-cell office:value-type="float" office:value="0" table:content-validation-name="val16" table:style-name="ce32">
            <text:p>0</text:p>
          </table:table-cell>
          <table:table-cell office:value-type="float" office:value="0" table:content-validation-name="val18" table:style-name="ce30">
            <text:p>0.00</text:p>
          </table:table-cell>
          <table:table-cell office:value-type="float" office:value="0" table:content-validation-name="val16" table:style-name="ce32">
            <text:p>0</text:p>
          </table:table-cell>
          <table:table-cell office:value-type="float" office:value="0" table:content-validation-name="val18" table:style-name="ce30">
            <text:p>0.00</text:p>
          </table:table-cell>
          <table:table-cell office:value-type="float" office:value="0" table:content-validation-name="val18" table:style-name="ce30">
            <text:p>0.00</text:p>
          </table:table-cell>
          <table:table-cell office:value-type="float" office:value="0" table:content-validation-name="val17" table:style-name="ce33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5" table:formula="of:=[.R4]+[.Z4]" table:content-validation-name="val20" table:style-name="ce14">
            <text:p>25</text:p>
          </table:table-cell>
          <table:table-cell office:value-type="float" office:value="23.96027777777778" table:formula="of:=[.S4]+[.AA4]" table:content-validation-name="val20" table:style-name="ce14">
            <text:p>24</text:p>
          </table:table-cell>
          <table:table-cell office:value-type="currency" office:value="136188.70000000001" table:content-validation-name="val15" table:style-name="ce15">
            <text:p>£136,188.70</text:p>
          </table:table-cell>
          <table:table-cell office:value-type="currency" office:value="520.61" table:content-validation-name="val15" table:style-name="ce15">
            <text:p>£520.61</text:p>
          </table:table-cell>
          <table:table-cell office:value-type="currency" office:value="0" table:content-validation-name="val15" table:style-name="ce15">
            <text:p>£0.00</text:p>
          </table:table-cell>
          <table:table-cell office:value-type="currency" office:value="0" table:content-validation-name="val15" table:style-name="ce15">
            <text:p>£0.00</text:p>
          </table:table-cell>
          <table:table-cell office:value-type="currency" office:value="39163.980000000003" table:content-validation-name="val15" table:style-name="ce15">
            <text:p>£39,163.98</text:p>
          </table:table-cell>
          <table:table-cell office:value-type="currency" office:value="15971.62" table:content-validation-name="val15" table:style-name="ce15">
            <text:p>£15,971.62</text:p>
          </table:table-cell>
          <table:table-cell office:value-type="currency" office:value="191844.91" table:formula="of:=SUM([.AE4:.AJ4])" table:style-name="ce16">
            <text:p>£191,844.91</text:p>
          </table:table-cell>
          <table:table-cell office:value-type="currency" office:value="0" table:content-validation-name="val15" table:style-name="ce17">
            <text:p>£0.00</text:p>
          </table:table-cell>
          <table:table-cell office:value-type="currency" office:value="0" table:content-validation-name="val15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1844.91" table:formula="of:=SUM([.AN4];[.AK4])" table:style-name="ce16">
            <text:p>£191,844.91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July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3" table:style-name="ce2">
            <text:p>Year</text:p>
          </table:table-cell>
          <table:table-cell office:value-type="string" table:content-validation-name="val23" table:style-name="ce2">
            <text:p>Month</text:p>
          </table:table-cell>
          <table:table-cell office:value-type="string" table:content-validation-name="val23" table:style-name="ce3">
            <text:p>Organisation name</text:p>
          </table:table-cell>
          <table:table-cell office:value-type="string" table:content-validation-name="val23" table:style-name="ce3">
            <text:p>Organisation type</text:p>
          </table:table-cell>
          <table:table-cell office:value-type="string" table:content-validation-name="val23" table:style-name="ce4">
            <office:annotation draw:style-name="a3" svg:x="2.675in" svg:y="0in" svg:width="3.29166666666667in" svg:height="0.72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3" table:style-name="ce4">
            <text:p>Payroll staff;</text:p>
            <text:p>Total;</text:p>
            <text:p>Headcount</text:p>
          </table:table-cell>
          <table:table-cell office:value-type="string" table:content-validation-name="val23" table:style-name="ce4">
            <text:p>Payroll staff;</text:p>
            <text:p>Total;</text:p>
            <text:p>Full-time equivalent</text:p>
          </table:table-cell>
          <table:table-cell office:value-type="string" table:content-validation-name="val2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28" table:style-name="ce4">
            <text:p>Payroll staff costs;</text:p>
            <text:p>Salary</text:p>
          </table:table-cell>
          <table:table-cell office:value-type="string" table:content-validation-name="val28" table:style-name="ce4">
            <text:p>Payroll staff costs;</text:p>
            <text:p>Allowances</text:p>
          </table:table-cell>
          <table:table-cell office:value-type="string" table:content-validation-name="val28" table:style-name="ce4">
            <text:p>Payroll staff costs;</text:p>
            <text:p>Non-consolidated performance payments</text:p>
          </table:table-cell>
          <table:table-cell office:value-type="string" table:content-validation-name="val28" table:style-name="ce4">
            <text:p>Payroll staff costs;</text:p>
            <text:p>Overtime</text:p>
          </table:table-cell>
          <table:table-cell office:value-type="string" table:content-validation-name="val28" table:style-name="ce4">
            <text:p>Payroll staff costs;</text:p>
            <text:p>Employer pension contributions</text:p>
          </table:table-cell>
          <table:table-cell office:value-type="string" table:content-validation-name="val28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uly</text:p>
          </table:table-cell>
          <table:table-cell office:value-type="string" table:content-validation-name="val22" table:style-name="ce8">
            <text:p>Attorney General's Office</text:p>
          </table:table-cell>
          <table:table-cell office:value-type="string" table:content-validation-name="val22" table:style-name="ce8">
            <text:p>Ministerial Department</text:p>
          </table:table-cell>
          <table:table-cell office:value-type="string" table:content-validation-name="val22" table:style-name="ce34">
            <text:p>Attorney General's Departments</text:p>
          </table:table-cell>
          <table:table-cell office:value-type="float" office:value="8" table:content-validation-name="val24" table:style-name="ce36">
            <text:p>8.00</text:p>
          </table:table-cell>
          <table:table-cell office:value-type="float" office:value="8" table:content-validation-name="val25" table:style-name="ce35">
            <text:p>8.00</text:p>
          </table:table-cell>
          <table:table-cell office:value-type="float" office:value="6" table:content-validation-name="val24" table:style-name="ce36">
            <text:p>6.00</text:p>
          </table:table-cell>
          <table:table-cell office:value-type="float" office:value="6" table:content-validation-name="val25" table:style-name="ce35">
            <text:p>6.00</text:p>
          </table:table-cell>
          <table:table-cell office:value-type="float" office:value="13" table:content-validation-name="val24" table:style-name="ce36">
            <text:p>13.00</text:p>
          </table:table-cell>
          <table:table-cell office:value-type="float" office:value="12.625" table:content-validation-name="val25" table:style-name="ce35">
            <text:p>12.63</text:p>
          </table:table-cell>
          <table:table-cell office:value-type="float" office:value="21" table:content-validation-name="val24" table:style-name="ce36">
            <text:p>21.00</text:p>
          </table:table-cell>
          <table:table-cell office:value-type="float" office:value="20.502439024390245" table:content-validation-name="val25" table:style-name="ce35">
            <text:p>20.50</text:p>
          </table:table-cell>
          <table:table-cell office:value-type="float" office:value="5" table:content-validation-name="val24" table:style-name="ce36">
            <text:p>5.00</text:p>
          </table:table-cell>
          <table:table-cell office:value-type="float" office:value="5" table:content-validation-name="val25" table:style-name="ce35">
            <text:p>5.00</text:p>
          </table:table-cell>
          <table:table-cell office:value-type="float" office:value="0" table:content-validation-name="val24" table:style-name="ce36">
            <text:p>0.00</text:p>
          </table:table-cell>
          <table:table-cell office:value-type="float" office:value="0" table:content-validation-name="val25" table:style-name="ce35">
            <text:p>0.00</text:p>
          </table:table-cell>
          <table:table-cell office:value-type="float" office:value="53" table:formula="of:=SUM([.F2];[.H2];[.J2];[.L2];[.N2];[.P2])" table:content-validation-name="val23" table:style-name="ce10">
            <text:p>53</text:p>
          </table:table-cell>
          <table:table-cell office:value-type="float" office:value="52.127439024390242" table:formula="of:=SUM([.G2];[.I2];[.K2];[.M2];[.O2];[.Q2])" table:content-validation-name="val23" table:style-name="ce10">
            <text:p>52</text:p>
          </table:table-cell>
          <table:table-cell office:value-type="float" office:value="0" table:content-validation-name="val27" table:style-name="ce37">
            <text:p>0</text:p>
          </table:table-cell>
          <table:table-cell office:value-type="float" office:value="0" table:content-validation-name="val25" table:style-name="ce35">
            <text:p>0.00</text:p>
          </table:table-cell>
          <table:table-cell office:value-type="float" office:value="0" table:content-validation-name="val27" table:style-name="ce37">
            <text:p>0</text:p>
          </table:table-cell>
          <table:table-cell office:value-type="float" office:value="0" table:content-validation-name="val25" table:style-name="ce35">
            <text:p>0.00</text:p>
          </table:table-cell>
          <table:table-cell office:value-type="float" office:value="0" table:content-validation-name="val25" table:style-name="ce35">
            <text:p>0.00</text:p>
          </table:table-cell>
          <table:table-cell office:value-type="float" office:value="0" table:content-validation-name="val26" table:style-name="ce38">
            <text:p>0.00</text:p>
          </table:table-cell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3" table:formula="of:=[.R2]+[.Z2]" table:content-validation-name="val23" table:style-name="ce14">
            <text:p>53</text:p>
          </table:table-cell>
          <table:table-cell office:value-type="float" office:value="52.127439024390242" table:formula="of:=[.S2]+[.AA2]" table:content-validation-name="val23" table:style-name="ce14">
            <text:p>52</text:p>
          </table:table-cell>
          <table:table-cell office:value-type="currency" office:value="277289.09000000003" table:content-validation-name="val28" table:style-name="ce15">
            <text:p>£277,289.09</text:p>
          </table:table-cell>
          <table:table-cell office:value-type="currency" office:value="6710.57" table:content-validation-name="val28" table:style-name="ce15">
            <text:p>£6,710.57</text:p>
          </table:table-cell>
          <table:table-cell office:value-type="currency" office:value="0" table:content-validation-name="val28" table:style-name="ce15">
            <text:p>£0.00</text:p>
          </table:table-cell>
          <table:table-cell office:value-type="currency" office:value="605.01" table:content-validation-name="val28" table:style-name="ce15">
            <text:p>£605.01</text:p>
          </table:table-cell>
          <table:table-cell office:value-type="currency" office:value="54351.98" table:content-validation-name="val28" table:style-name="ce15">
            <text:p>£54,351.98</text:p>
          </table:table-cell>
          <table:table-cell office:value-type="currency" office:value="32482.04" table:content-validation-name="val28" table:style-name="ce15">
            <text:p>£32,482.04</text:p>
          </table:table-cell>
          <table:table-cell office:value-type="currency" office:value="371438.69" table:formula="of:=SUM([.AE2:.AJ2])" table:style-name="ce16">
            <text:p>£371,438.69</text:p>
          </table:table-cell>
          <table:table-cell office:value-type="currency" office:value="0" table:content-validation-name="val28" table:style-name="ce17">
            <text:p>£0.00</text:p>
          </table:table-cell>
          <table:table-cell office:value-type="currency" office:value="0" table:content-validation-name="val28" table:style-name="ce17">
            <text:p>£0.00</text:p>
          </table:table-cell>
          <table:table-cell office:value-type="currency" office:value="0" table:formula="of:=SUM([.AL2:.AM2])" table:style-name="ce18">
            <text:p>£0.00</text:p>
          </table:table-cell>
          <table:table-cell office:value-type="currency" office:value="371438.69" table:formula="of:=SUM([.AN2];[.AK2])" table:style-name="ce16">
            <text:p>£371,438.69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uly</text:p>
          </table:table-cell>
          <table:table-cell office:value-type="string" table:content-validation-name="val22" table:style-name="ce8">
            <text:p>Government Legal Department</text:p>
          </table:table-cell>
          <table:table-cell office:value-type="string" table:content-validation-name="val22" table:style-name="ce8">
            <text:p>Non-Ministerial Department</text:p>
          </table:table-cell>
          <table:table-cell office:value-type="string" table:content-validation-name="val22" table:style-name="ce34">
            <text:p>Attorney General's Departments</text:p>
          </table:table-cell>
          <table:table-cell office:value-type="float" office:value="45" table:content-validation-name="val24" table:style-name="ce36">
            <text:p>45.00</text:p>
          </table:table-cell>
          <table:table-cell office:value-type="float" office:value="42.503453453453453" table:content-validation-name="val25" table:style-name="ce35">
            <text:p>42.50</text:p>
          </table:table-cell>
          <table:table-cell office:value-type="float" office:value="342" table:content-validation-name="val24" table:style-name="ce36">
            <text:p>342.00</text:p>
          </table:table-cell>
          <table:table-cell office:value-type="float" office:value="328.61989489489503" table:content-validation-name="val25" table:style-name="ce35">
            <text:p>328.62</text:p>
          </table:table-cell>
          <table:table-cell office:value-type="float" office:value="305" table:content-validation-name="val24" table:style-name="ce36">
            <text:p>305.00</text:p>
          </table:table-cell>
          <table:table-cell office:value-type="float" office:value="298.15948090948092" table:content-validation-name="val25" table:style-name="ce35">
            <text:p>298.16</text:p>
          </table:table-cell>
          <table:table-cell office:value-type="float" office:value="1803" table:content-validation-name="val24" table:style-name="ce36">
            <text:p>1803.00</text:p>
          </table:table-cell>
          <table:table-cell office:value-type="float" office:value="1658.1346750321707" table:content-validation-name="val25" table:style-name="ce35">
            <text:p>1658.13</text:p>
          </table:table-cell>
          <table:table-cell office:value-type="float" office:value="220" table:content-validation-name="val24" table:style-name="ce36">
            <text:p>220.00</text:p>
          </table:table-cell>
          <table:table-cell office:value-type="float" office:value="207.36171171171173" table:content-validation-name="val25" table:style-name="ce35">
            <text:p>207.36</text:p>
          </table:table-cell>
          <table:table-cell office:value-type="float" office:value="0" table:content-validation-name="val24" table:style-name="ce36">
            <text:p>0.00</text:p>
          </table:table-cell>
          <table:table-cell office:value-type="float" office:value="0" table:content-validation-name="val25" table:style-name="ce35">
            <text:p>0.00</text:p>
          </table:table-cell>
          <table:table-cell office:value-type="float" office:value="2715" table:formula="of:=SUM([.F3];[.H3];[.J3];[.L3];[.N3];[.P3])" table:content-validation-name="val23" table:style-name="ce10">
            <text:p>2,715</text:p>
          </table:table-cell>
          <table:table-cell office:value-type="float" office:value="2534.779216001712" table:formula="of:=SUM([.G3];[.I3];[.K3];[.M3];[.O3];[.Q3])" table:content-validation-name="val23" table:style-name="ce10">
            <text:p>2,535</text:p>
          </table:table-cell>
          <table:table-cell office:value-type="float" office:value="133" table:content-validation-name="val27" table:style-name="ce37">
            <text:p>133</text:p>
          </table:table-cell>
          <table:table-cell office:value-type="float" office:value="131.38918918918918" table:content-validation-name="val25" table:style-name="ce35">
            <text:p>131.39</text:p>
          </table:table-cell>
          <table:table-cell office:value-type="float" office:value="265" table:content-validation-name="val27" table:style-name="ce37">
            <text:p>265</text:p>
          </table:table-cell>
          <table:table-cell office:value-type="float" office:value="261.54954954954951" table:content-validation-name="val25" table:style-name="ce35">
            <text:p>261.55</text:p>
          </table:table-cell>
          <table:table-cell office:value-type="float" office:value="0" table:content-validation-name="val25" table:style-name="ce35">
            <text:p>0.00</text:p>
          </table:table-cell>
          <table:table-cell office:value-type="float" office:value="0" table:content-validation-name="val26" table:style-name="ce38">
            <text:p>0.00</text:p>
          </table:table-cell>
          <table:table-cell office:value-type="float" office:value="398" table:formula="of:=SUM([.T3];[.V3];[.X3])" table:style-name="ce12">
            <text:p>398</text:p>
          </table:table-cell>
          <table:table-cell office:value-type="float" office:value="392.93873873873872" table:formula="of:=SUM([.U3];[.W3];[.Y3])" table:style-name="ce12">
            <text:p>393</text:p>
          </table:table-cell>
          <table:table-cell office:value-type="float" office:value="0" table:style-name="ce13">
            <text:p>0</text:p>
          </table:table-cell>
          <table:table-cell office:value-type="float" office:value="3113" table:formula="of:=[.R3]+[.Z3]" table:content-validation-name="val23" table:style-name="ce14">
            <text:p>3,113</text:p>
          </table:table-cell>
          <table:table-cell office:value-type="float" office:value="2927.7179547404508" table:formula="of:=[.S3]+[.AA3]" table:content-validation-name="val23" table:style-name="ce14">
            <text:p>2,928</text:p>
          </table:table-cell>
          <table:table-cell office:value-type="currency" office:value="15249358.1" table:content-validation-name="val28" table:style-name="ce15">
            <text:p>£15,249,358.10</text:p>
          </table:table-cell>
          <table:table-cell office:value-type="currency" office:value="54123.59" table:content-validation-name="val28" table:style-name="ce15">
            <text:p>£54,123.59</text:p>
          </table:table-cell>
          <table:table-cell office:value-type="currency" office:value="6000" table:content-validation-name="val28" table:style-name="ce15">
            <text:p>£6,000.00</text:p>
          </table:table-cell>
          <table:table-cell office:value-type="currency" office:value="89381.9" table:content-validation-name="val28" table:style-name="ce15">
            <text:p>£89,381.90</text:p>
          </table:table-cell>
          <table:table-cell office:value-type="currency" office:value="3223055.69" table:content-validation-name="val28" table:style-name="ce15">
            <text:p>£3,223,055.69</text:p>
          </table:table-cell>
          <table:table-cell office:value-type="currency" office:value="1832065.86" table:content-validation-name="val28" table:style-name="ce15">
            <text:p>£1,832,065.86</text:p>
          </table:table-cell>
          <table:table-cell office:value-type="currency" office:value="20453985.140000001" table:formula="of:=SUM([.AE3:.AJ3])" table:style-name="ce16">
            <text:p>£20,453,985.14</text:p>
          </table:table-cell>
          <table:table-cell office:value-type="currency" office:value="1581923.63" table:content-validation-name="val28" table:style-name="ce17">
            <text:p>£1,581,923.63</text:p>
          </table:table-cell>
          <table:table-cell office:value-type="currency" office:value="17025" table:content-validation-name="val28" table:style-name="ce17">
            <text:p>£17,025.00</text:p>
          </table:table-cell>
          <table:table-cell office:value-type="currency" office:value="1598948.63" table:formula="of:=SUM([.AL3:.AM3])" table:style-name="ce18">
            <text:p>£1,598,948.63</text:p>
          </table:table-cell>
          <table:table-cell office:value-type="currency" office:value="22052933.77" table:formula="of:=SUM([.AN3];[.AK3])" table:style-name="ce16">
            <text:p>£22,052,933.77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uly</text:p>
          </table:table-cell>
          <table:table-cell office:value-type="string" table:content-validation-name="val22" table:style-name="ce8">
            <text:p>Crown Prosecution Service Inspectorate</text:p>
          </table:table-cell>
          <table:table-cell office:value-type="string" table:content-validation-name="val22" table:style-name="ce8">
            <text:p>Non-Ministerial Department</text:p>
          </table:table-cell>
          <table:table-cell office:value-type="string" table:content-validation-name="val22" table:style-name="ce34">
            <text:p>Attorney General's Departments</text:p>
          </table:table-cell>
          <table:table-cell office:value-type="float" office:value="0" table:content-validation-name="val24" table:style-name="ce36">
            <text:p>0.00</text:p>
          </table:table-cell>
          <table:table-cell office:value-type="float" office:value="0" table:content-validation-name="val25" table:style-name="ce35">
            <text:p>0.00</text:p>
          </table:table-cell>
          <table:table-cell office:value-type="float" office:value="1" table:content-validation-name="val24" table:style-name="ce36">
            <text:p>1.00</text:p>
          </table:table-cell>
          <table:table-cell office:value-type="float" office:value="1" table:content-validation-name="val25" table:style-name="ce35">
            <text:p>1.00</text:p>
          </table:table-cell>
          <table:table-cell office:value-type="float" office:value="1" table:content-validation-name="val24" table:style-name="ce36">
            <text:p>1.00</text:p>
          </table:table-cell>
          <table:table-cell office:value-type="float" office:value="0.88888888888888895" table:content-validation-name="val25" table:style-name="ce35">
            <text:p>0.89</text:p>
          </table:table-cell>
          <table:table-cell office:value-type="float" office:value="19" table:content-validation-name="val24" table:style-name="ce36">
            <text:p>19.00</text:p>
          </table:table-cell>
          <table:table-cell office:value-type="float" office:value="18.07138888888889" table:content-validation-name="val25" table:style-name="ce35">
            <text:p>18.07</text:p>
          </table:table-cell>
          <table:table-cell office:value-type="float" office:value="3" table:content-validation-name="val24" table:style-name="ce36">
            <text:p>3.00</text:p>
          </table:table-cell>
          <table:table-cell office:value-type="float" office:value="3" table:content-validation-name="val25" table:style-name="ce35">
            <text:p>3.00</text:p>
          </table:table-cell>
          <table:table-cell office:value-type="float" office:value="0" table:content-validation-name="val24" table:style-name="ce36">
            <text:p>0.00</text:p>
          </table:table-cell>
          <table:table-cell office:value-type="float" office:value="0" table:content-validation-name="val25" table:style-name="ce35">
            <text:p>0.00</text:p>
          </table:table-cell>
          <table:table-cell office:value-type="float" office:value="24" table:formula="of:=SUM([.F4];[.H4];[.J4];[.L4];[.N4];[.P4])" table:content-validation-name="val23" table:style-name="ce10">
            <text:p>24</text:p>
          </table:table-cell>
          <table:table-cell office:value-type="float" office:value="22.96027777777778" table:formula="of:=SUM([.G4];[.I4];[.K4];[.M4];[.O4];[.Q4])" table:content-validation-name="val23" table:style-name="ce10">
            <text:p>23</text:p>
          </table:table-cell>
          <table:table-cell office:value-type="float" office:value="0" table:content-validation-name="val27" table:style-name="ce37">
            <text:p>0</text:p>
          </table:table-cell>
          <table:table-cell office:value-type="float" office:value="0" table:content-validation-name="val25" table:style-name="ce35">
            <text:p>0.00</text:p>
          </table:table-cell>
          <table:table-cell office:value-type="float" office:value="0" table:content-validation-name="val27" table:style-name="ce37">
            <text:p>0</text:p>
          </table:table-cell>
          <table:table-cell office:value-type="float" office:value="0" table:content-validation-name="val25" table:style-name="ce35">
            <text:p>0.00</text:p>
          </table:table-cell>
          <table:table-cell office:value-type="float" office:value="0" table:content-validation-name="val25" table:style-name="ce35">
            <text:p>0.00</text:p>
          </table:table-cell>
          <table:table-cell office:value-type="float" office:value="0" table:content-validation-name="val26" table:style-name="ce38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4" table:formula="of:=[.R4]+[.Z4]" table:content-validation-name="val23" table:style-name="ce14">
            <text:p>24</text:p>
          </table:table-cell>
          <table:table-cell office:value-type="float" office:value="22.96027777777778" table:formula="of:=[.S4]+[.AA4]" table:content-validation-name="val23" table:style-name="ce14">
            <text:p>23</text:p>
          </table:table-cell>
          <table:table-cell office:value-type="currency" office:value="161308.85" table:content-validation-name="val28" table:style-name="ce15">
            <text:p>£161,308.85</text:p>
          </table:table-cell>
          <table:table-cell office:value-type="currency" office:value="520.61" table:content-validation-name="val28" table:style-name="ce15">
            <text:p>£520.61</text:p>
          </table:table-cell>
          <table:table-cell office:value-type="currency" office:value="0" table:content-validation-name="val28" table:style-name="ce15">
            <text:p>£0.00</text:p>
          </table:table-cell>
          <table:table-cell office:value-type="currency" office:value="0" table:content-validation-name="val28" table:style-name="ce15">
            <text:p>£0.00</text:p>
          </table:table-cell>
          <table:table-cell office:value-type="currency" office:value="37228.480000000003" table:content-validation-name="val28" table:style-name="ce15">
            <text:p>£37,228.48</text:p>
          </table:table-cell>
          <table:table-cell office:value-type="currency" office:value="19325.48" table:content-validation-name="val28" table:style-name="ce15">
            <text:p>£19,325.48</text:p>
          </table:table-cell>
          <table:table-cell office:value-type="currency" office:value="218383.42" table:formula="of:=SUM([.AE4:.AJ4])" table:style-name="ce16">
            <text:p>£218,383.42</text:p>
          </table:table-cell>
          <table:table-cell office:value-type="currency" office:value="0" table:content-validation-name="val28" table:style-name="ce17">
            <text:p>£0.00</text:p>
          </table:table-cell>
          <table:table-cell office:value-type="currency" office:value="0" table:content-validation-name="val28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218383.42" table:formula="of:=SUM([.AN4];[.AK4])" table:style-name="ce16">
            <text:p>£218,383.42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August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30" table:style-name="ce2">
            <text:p>Year</text:p>
          </table:table-cell>
          <table:table-cell office:value-type="string" table:content-validation-name="val30" table:style-name="ce2">
            <text:p>Month</text:p>
          </table:table-cell>
          <table:table-cell office:value-type="string" table:content-validation-name="val30" table:style-name="ce3">
            <text:p>Organisation name</text:p>
          </table:table-cell>
          <table:table-cell office:value-type="string" table:content-validation-name="val30" table:style-name="ce3">
            <text:p>Organisation type</text:p>
          </table:table-cell>
          <table:table-cell office:value-type="string" table:content-validation-name="val30" table:style-name="ce4">
            <office:annotation draw:style-name="a4" svg:x="2.675in" svg:y="0in" svg:width="3.29166666666667in" svg:height="0.72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30" table:style-name="ce4">
            <text:p>Payroll staff;</text:p>
            <text:p>Total;</text:p>
            <text:p>Headcount</text:p>
          </table:table-cell>
          <table:table-cell office:value-type="string" table:content-validation-name="val30" table:style-name="ce4">
            <text:p>Payroll staff;</text:p>
            <text:p>Total;</text:p>
            <text:p>Full-time equivalent</text:p>
          </table:table-cell>
          <table:table-cell office:value-type="string" table:content-validation-name="val30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30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30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30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30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30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30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30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30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5" table:style-name="ce4">
            <text:p>Payroll staff costs;</text:p>
            <text:p>Salary</text:p>
          </table:table-cell>
          <table:table-cell office:value-type="string" table:content-validation-name="val35" table:style-name="ce4">
            <text:p>Payroll staff costs;</text:p>
            <text:p>Allowances</text:p>
          </table:table-cell>
          <table:table-cell office:value-type="string" table:content-validation-name="val35" table:style-name="ce4">
            <text:p>Payroll staff costs;</text:p>
            <text:p>Non-consolidated performance payments</text:p>
          </table:table-cell>
          <table:table-cell office:value-type="string" table:content-validation-name="val35" table:style-name="ce4">
            <text:p>Payroll staff costs;</text:p>
            <text:p>Overtime</text:p>
          </table:table-cell>
          <table:table-cell office:value-type="string" table:content-validation-name="val35" table:style-name="ce4">
            <text:p>Payroll staff costs;</text:p>
            <text:p>Employer pension contributions</text:p>
          </table:table-cell>
          <table:table-cell office:value-type="string" table:content-validation-name="val35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August</text:p>
          </table:table-cell>
          <table:table-cell office:value-type="string" table:content-validation-name="val29" table:style-name="ce8">
            <text:p>Attorney General's Office</text:p>
          </table:table-cell>
          <table:table-cell office:value-type="string" table:content-validation-name="val29" table:style-name="ce8">
            <text:p>Ministerial Department</text:p>
          </table:table-cell>
          <table:table-cell office:value-type="string" table:content-validation-name="val29" table:style-name="ce39">
            <text:p>Attorney General's Departments</text:p>
          </table:table-cell>
          <table:table-cell office:value-type="float" office:value="7" table:content-validation-name="val31" table:style-name="ce41">
            <text:p>7.00</text:p>
          </table:table-cell>
          <table:table-cell office:value-type="float" office:value="7" table:content-validation-name="val32" table:style-name="ce40">
            <text:p>7.00</text:p>
          </table:table-cell>
          <table:table-cell office:value-type="float" office:value="6" table:content-validation-name="val31" table:style-name="ce41">
            <text:p>6.00</text:p>
          </table:table-cell>
          <table:table-cell office:value-type="float" office:value="6" table:content-validation-name="val32" table:style-name="ce40">
            <text:p>6.00</text:p>
          </table:table-cell>
          <table:table-cell office:value-type="float" office:value="13" table:content-validation-name="val31" table:style-name="ce41">
            <text:p>13.00</text:p>
          </table:table-cell>
          <table:table-cell office:value-type="float" office:value="12.625" table:content-validation-name="val32" table:style-name="ce40">
            <text:p>12.63</text:p>
          </table:table-cell>
          <table:table-cell office:value-type="float" office:value="20" table:content-validation-name="val31" table:style-name="ce41">
            <text:p>20.00</text:p>
          </table:table-cell>
          <table:table-cell office:value-type="float" office:value="19.502439024390242" table:content-validation-name="val32" table:style-name="ce40">
            <text:p>19.50</text:p>
          </table:table-cell>
          <table:table-cell office:value-type="float" office:value="5" table:content-validation-name="val31" table:style-name="ce41">
            <text:p>5.00</text:p>
          </table:table-cell>
          <table:table-cell office:value-type="float" office:value="5" table:content-validation-name="val32" table:style-name="ce40">
            <text:p>5.00</text:p>
          </table:table-cell>
          <table:table-cell office:value-type="float" office:value="0" table:content-validation-name="val31" table:style-name="ce41">
            <text:p>0.00</text:p>
          </table:table-cell>
          <table:table-cell office:value-type="float" office:value="0" table:content-validation-name="val32" table:style-name="ce40">
            <text:p>0.00</text:p>
          </table:table-cell>
          <table:table-cell office:value-type="float" office:value="51" table:formula="of:=SUM([.F2];[.H2];[.J2];[.L2];[.N2];[.P2])" table:content-validation-name="val30" table:style-name="ce10">
            <text:p>51</text:p>
          </table:table-cell>
          <table:table-cell office:value-type="float" office:value="50.127439024390242" table:formula="of:=SUM([.G2];[.I2];[.K2];[.M2];[.O2];[.Q2])" table:content-validation-name="val30" table:style-name="ce10">
            <text:p>50</text:p>
          </table:table-cell>
          <table:table-cell office:value-type="float" office:value="0" table:content-validation-name="val34" table:style-name="ce42">
            <text:p>0</text:p>
          </table:table-cell>
          <table:table-cell office:value-type="float" office:value="0" table:content-validation-name="val32" table:style-name="ce40">
            <text:p>0.00</text:p>
          </table:table-cell>
          <table:table-cell office:value-type="float" office:value="0" table:content-validation-name="val34" table:style-name="ce42">
            <text:p>0</text:p>
          </table:table-cell>
          <table:table-cell office:value-type="float" office:value="0" table:content-validation-name="val32" table:style-name="ce40">
            <text:p>0.00</text:p>
          </table:table-cell>
          <table:table-cell office:value-type="float" office:value="0" table:content-validation-name="val32" table:style-name="ce40">
            <text:p>0.00</text:p>
          </table:table-cell>
          <table:table-cell office:value-type="float" office:value="0" table:content-validation-name="val33" table:style-name="ce43">
            <text:p>0.00</text:p>
          </table:table-cell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1" table:formula="of:=[.R2]+[.Z2]" table:content-validation-name="val30" table:style-name="ce14">
            <text:p>51</text:p>
          </table:table-cell>
          <table:table-cell office:value-type="float" office:value="50.127439024390242" table:formula="of:=[.S2]+[.AA2]" table:content-validation-name="val30" table:style-name="ce14">
            <text:p>50</text:p>
          </table:table-cell>
          <table:table-cell office:value-type="currency" office:value="238870.38" table:content-validation-name="val35" table:style-name="ce15">
            <text:p>£238,870.38</text:p>
          </table:table-cell>
          <table:table-cell office:value-type="currency" office:value="7020.03" table:content-validation-name="val35" table:style-name="ce15">
            <text:p>£7,020.03</text:p>
          </table:table-cell>
          <table:table-cell office:value-type="currency" office:value="2500" table:content-validation-name="val35" table:style-name="ce15">
            <text:p>£2,500.00</text:p>
          </table:table-cell>
          <table:table-cell office:value-type="currency" office:value="0" table:content-validation-name="val35" table:style-name="ce15">
            <text:p>£0.00</text:p>
          </table:table-cell>
          <table:table-cell office:value-type="currency" office:value="57745.38" table:content-validation-name="val35" table:style-name="ce15">
            <text:p>£57,745.38</text:p>
          </table:table-cell>
          <table:table-cell office:value-type="currency" office:value="27897.05" table:content-validation-name="val35" table:style-name="ce15">
            <text:p>£27,897.05</text:p>
          </table:table-cell>
          <table:table-cell office:value-type="currency" office:value="334032.83999999997" table:formula="of:=SUM([.AE2:.AJ2])" table:style-name="ce16">
            <text:p>£334,032.84</text:p>
          </table:table-cell>
          <table:table-cell office:value-type="currency" office:value="0" table:content-validation-name="val35" table:style-name="ce17">
            <text:p>£0.00</text:p>
          </table:table-cell>
          <table:table-cell office:value-type="currency" office:value="0" table:content-validation-name="val35" table:style-name="ce17">
            <text:p>£0.00</text:p>
          </table:table-cell>
          <table:table-cell office:value-type="currency" office:value="0" table:formula="of:=SUM([.AL2:.AM2])" table:style-name="ce18">
            <text:p>£0.00</text:p>
          </table:table-cell>
          <table:table-cell office:value-type="currency" office:value="334032.83999999997" table:formula="of:=SUM([.AN2];[.AK2])" table:style-name="ce16">
            <text:p>£334,032.84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August</text:p>
          </table:table-cell>
          <table:table-cell office:value-type="string" table:content-validation-name="val29" table:style-name="ce8">
            <text:p>Government Legal Department</text:p>
          </table:table-cell>
          <table:table-cell office:value-type="string" table:content-validation-name="val29" table:style-name="ce8">
            <text:p>Non-Ministerial Department</text:p>
          </table:table-cell>
          <table:table-cell office:value-type="string" table:content-validation-name="val29" table:style-name="ce39">
            <text:p>Attorney General's Departments</text:p>
          </table:table-cell>
          <table:table-cell office:value-type="float" office:value="45" table:content-validation-name="val31" table:style-name="ce41">
            <text:p>45.00</text:p>
          </table:table-cell>
          <table:table-cell office:value-type="float" office:value="42.50345345345346" table:content-validation-name="val32" table:style-name="ce40">
            <text:p>42.50</text:p>
          </table:table-cell>
          <table:table-cell office:value-type="float" office:value="337" table:content-validation-name="val31" table:style-name="ce41">
            <text:p>337.00</text:p>
          </table:table-cell>
          <table:table-cell office:value-type="float" office:value="324.97394894894899" table:content-validation-name="val32" table:style-name="ce40">
            <text:p>324.97</text:p>
          </table:table-cell>
          <table:table-cell office:value-type="float" office:value="302" table:content-validation-name="val31" table:style-name="ce41">
            <text:p>302.00</text:p>
          </table:table-cell>
          <table:table-cell office:value-type="float" office:value="295.95137280137288" table:content-validation-name="val32" table:style-name="ce40">
            <text:p>295.95</text:p>
          </table:table-cell>
          <table:table-cell office:value-type="float" office:value="1803" table:content-validation-name="val31" table:style-name="ce41">
            <text:p>1803.00</text:p>
          </table:table-cell>
          <table:table-cell office:value-type="float" office:value="1658.9789092664062" table:content-validation-name="val32" table:style-name="ce40">
            <text:p>1658.98</text:p>
          </table:table-cell>
          <table:table-cell office:value-type="float" office:value="220.99999999999997" table:content-validation-name="val31" table:style-name="ce41">
            <text:p>221.00</text:p>
          </table:table-cell>
          <table:table-cell office:value-type="float" office:value="209.16576576576577" table:content-validation-name="val32" table:style-name="ce40">
            <text:p>209.17</text:p>
          </table:table-cell>
          <table:table-cell office:value-type="float" office:value="0" table:content-validation-name="val31" table:style-name="ce41">
            <text:p>0.00</text:p>
          </table:table-cell>
          <table:table-cell office:value-type="float" office:value="0" table:content-validation-name="val32" table:style-name="ce40">
            <text:p>0.00</text:p>
          </table:table-cell>
          <table:table-cell office:value-type="float" office:value="2708" table:formula="of:=SUM([.F3];[.H3];[.J3];[.L3];[.N3];[.P3])" table:content-validation-name="val30" table:style-name="ce10">
            <text:p>2,708</text:p>
          </table:table-cell>
          <table:table-cell office:value-type="float" office:value="2531.5734502359469" table:formula="of:=SUM([.G3];[.I3];[.K3];[.M3];[.O3];[.Q3])" table:content-validation-name="val30" table:style-name="ce10">
            <text:p>2,532</text:p>
          </table:table-cell>
          <table:table-cell office:value-type="float" office:value="140" table:content-validation-name="val34" table:style-name="ce42">
            <text:p>140</text:p>
          </table:table-cell>
          <table:table-cell office:value-type="float" office:value="138.78918918918919" table:content-validation-name="val32" table:style-name="ce40">
            <text:p>138.79</text:p>
          </table:table-cell>
          <table:table-cell office:value-type="float" office:value="274" table:content-validation-name="val34" table:style-name="ce42">
            <text:p>274</text:p>
          </table:table-cell>
          <table:table-cell office:value-type="float" office:value="270.54954954954957" table:content-validation-name="val32" table:style-name="ce40">
            <text:p>270.55</text:p>
          </table:table-cell>
          <table:table-cell office:value-type="float" office:value="0" table:content-validation-name="val32" table:style-name="ce40">
            <text:p>0.00</text:p>
          </table:table-cell>
          <table:table-cell office:value-type="float" office:value="0" table:content-validation-name="val33" table:style-name="ce43">
            <text:p>0.00</text:p>
          </table:table-cell>
          <table:table-cell office:value-type="float" office:value="414" table:formula="of:=SUM([.T3];[.V3];[.X3])" table:style-name="ce12">
            <text:p>414</text:p>
          </table:table-cell>
          <table:table-cell office:value-type="float" office:value="409.33873873873875" table:formula="of:=SUM([.U3];[.W3];[.Y3])" table:style-name="ce12">
            <text:p>409</text:p>
          </table:table-cell>
          <table:table-cell office:value-type="float" office:value="0" table:style-name="ce13">
            <text:p>0</text:p>
          </table:table-cell>
          <table:table-cell office:value-type="float" office:value="3122" table:formula="of:=[.R3]+[.Z3]" table:content-validation-name="val30" table:style-name="ce14">
            <text:p>3,122</text:p>
          </table:table-cell>
          <table:table-cell office:value-type="float" office:value="2940.9121889746857" table:formula="of:=[.S3]+[.AA3]" table:content-validation-name="val30" table:style-name="ce14">
            <text:p>2,941</text:p>
          </table:table-cell>
          <table:table-cell office:value-type="currency" office:value="12168756.93" table:content-validation-name="val35" table:style-name="ce15">
            <text:p>£12,168,756.93</text:p>
          </table:table-cell>
          <table:table-cell office:value-type="currency" office:value="44544.87" table:content-validation-name="val35" table:style-name="ce15">
            <text:p>£44,544.87</text:p>
          </table:table-cell>
          <table:table-cell office:value-type="currency" office:value="20250" table:content-validation-name="val35" table:style-name="ce15">
            <text:p>£20,250.00</text:p>
          </table:table-cell>
          <table:table-cell office:value-type="currency" office:value="34558.019999999997" table:content-validation-name="val35" table:style-name="ce15">
            <text:p>£34,558.02</text:p>
          </table:table-cell>
          <table:table-cell office:value-type="currency" office:value="3377537.37" table:content-validation-name="val35" table:style-name="ce15">
            <text:p>£3,377,537.37</text:p>
          </table:table-cell>
          <table:table-cell office:value-type="currency" office:value="1405574.02" table:content-validation-name="val35" table:style-name="ce15">
            <text:p>£1,405,574.02</text:p>
          </table:table-cell>
          <table:table-cell office:value-type="currency" office:value="17051221.209999997" table:formula="of:=SUM([.AE3:.AJ3])" table:style-name="ce16">
            <text:p>£17,051,221.21</text:p>
          </table:table-cell>
          <table:table-cell office:value-type="currency" office:value="2488892.2000000002" table:content-validation-name="val35" table:style-name="ce17">
            <text:p>£2,488,892.20</text:p>
          </table:table-cell>
          <table:table-cell office:value-type="currency" office:value="8725" table:content-validation-name="val35" table:style-name="ce17">
            <text:p>£8,725.00</text:p>
          </table:table-cell>
          <table:table-cell office:value-type="currency" office:value="2497617.2000000002" table:formula="of:=SUM([.AL3:.AM3])" table:style-name="ce18">
            <text:p>£2,497,617.20</text:p>
          </table:table-cell>
          <table:table-cell office:value-type="currency" office:value="19548838.409999996" table:formula="of:=SUM([.AN3];[.AK3])" table:style-name="ce16">
            <text:p>£19,548,838.41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August</text:p>
          </table:table-cell>
          <table:table-cell office:value-type="string" table:content-validation-name="val29" table:style-name="ce8">
            <text:p>Crown Prosecution Service Inspectorate</text:p>
          </table:table-cell>
          <table:table-cell office:value-type="string" table:content-validation-name="val29" table:style-name="ce8">
            <text:p>Non-Ministerial Department</text:p>
          </table:table-cell>
          <table:table-cell office:value-type="string" table:content-validation-name="val29" table:style-name="ce39">
            <text:p>Attorney General's Departments</text:p>
          </table:table-cell>
          <table:table-cell office:value-type="float" office:value="0" table:content-validation-name="val31" table:style-name="ce41">
            <text:p>0.00</text:p>
          </table:table-cell>
          <table:table-cell office:value-type="float" office:value="0" table:content-validation-name="val32" table:style-name="ce40">
            <text:p>0.00</text:p>
          </table:table-cell>
          <table:table-cell office:value-type="float" office:value="1" table:content-validation-name="val31" table:style-name="ce41">
            <text:p>1.00</text:p>
          </table:table-cell>
          <table:table-cell office:value-type="float" office:value="1" table:content-validation-name="val32" table:style-name="ce40">
            <text:p>1.00</text:p>
          </table:table-cell>
          <table:table-cell office:value-type="float" office:value="1" table:content-validation-name="val31" table:style-name="ce41">
            <text:p>1.00</text:p>
          </table:table-cell>
          <table:table-cell office:value-type="float" office:value="0.88888888888888895" table:content-validation-name="val32" table:style-name="ce40">
            <text:p>0.89</text:p>
          </table:table-cell>
          <table:table-cell office:value-type="float" office:value="19" table:content-validation-name="val31" table:style-name="ce41">
            <text:p>19.00</text:p>
          </table:table-cell>
          <table:table-cell office:value-type="float" office:value="18.07138888888889" table:content-validation-name="val32" table:style-name="ce40">
            <text:p>18.07</text:p>
          </table:table-cell>
          <table:table-cell office:value-type="float" office:value="3" table:content-validation-name="val31" table:style-name="ce41">
            <text:p>3.00</text:p>
          </table:table-cell>
          <table:table-cell office:value-type="float" office:value="3" table:content-validation-name="val32" table:style-name="ce40">
            <text:p>3.00</text:p>
          </table:table-cell>
          <table:table-cell office:value-type="float" office:value="0" table:content-validation-name="val31" table:style-name="ce41">
            <text:p>0.00</text:p>
          </table:table-cell>
          <table:table-cell office:value-type="float" office:value="0" table:content-validation-name="val32" table:style-name="ce40">
            <text:p>0.00</text:p>
          </table:table-cell>
          <table:table-cell office:value-type="float" office:value="24" table:formula="of:=SUM([.F4];[.H4];[.J4];[.L4];[.N4];[.P4])" table:content-validation-name="val30" table:style-name="ce10">
            <text:p>24</text:p>
          </table:table-cell>
          <table:table-cell office:value-type="float" office:value="22.96027777777778" table:formula="of:=SUM([.G4];[.I4];[.K4];[.M4];[.O4];[.Q4])" table:content-validation-name="val30" table:style-name="ce10">
            <text:p>23</text:p>
          </table:table-cell>
          <table:table-cell office:value-type="float" office:value="0" table:content-validation-name="val34" table:style-name="ce42">
            <text:p>0</text:p>
          </table:table-cell>
          <table:table-cell office:value-type="float" office:value="0" table:content-validation-name="val32" table:style-name="ce40">
            <text:p>0.00</text:p>
          </table:table-cell>
          <table:table-cell office:value-type="float" office:value="0" table:content-validation-name="val34" table:style-name="ce42">
            <text:p>0</text:p>
          </table:table-cell>
          <table:table-cell office:value-type="float" office:value="0" table:content-validation-name="val32" table:style-name="ce40">
            <text:p>0.00</text:p>
          </table:table-cell>
          <table:table-cell office:value-type="float" office:value="0" table:content-validation-name="val32" table:style-name="ce40">
            <text:p>0.00</text:p>
          </table:table-cell>
          <table:table-cell office:value-type="float" office:value="0" table:content-validation-name="val33" table:style-name="ce43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4" table:formula="of:=[.R4]+[.Z4]" table:content-validation-name="val30" table:style-name="ce14">
            <text:p>24</text:p>
          </table:table-cell>
          <table:table-cell office:value-type="float" office:value="22.96027777777778" table:formula="of:=[.S4]+[.AA4]" table:content-validation-name="val30" table:style-name="ce14">
            <text:p>23</text:p>
          </table:table-cell>
          <table:table-cell office:value-type="currency" office:value="135473.37" table:content-validation-name="val35" table:style-name="ce15">
            <text:p>£135,473.37</text:p>
          </table:table-cell>
          <table:table-cell office:value-type="currency" office:value="520.61" table:content-validation-name="val35" table:style-name="ce15">
            <text:p>£520.61</text:p>
          </table:table-cell>
          <table:table-cell office:value-type="currency" office:value="0" table:content-validation-name="val35" table:style-name="ce15">
            <text:p>£0.00</text:p>
          </table:table-cell>
          <table:table-cell office:value-type="currency" office:value="0" table:content-validation-name="val35" table:style-name="ce15">
            <text:p>£0.00</text:p>
          </table:table-cell>
          <table:table-cell office:value-type="currency" office:value="38791.69" table:content-validation-name="val35" table:style-name="ce15">
            <text:p>£38,791.69</text:p>
          </table:table-cell>
          <table:table-cell office:value-type="currency" office:value="15818.45" table:content-validation-name="val35" table:style-name="ce15">
            <text:p>£15,818.45</text:p>
          </table:table-cell>
          <table:table-cell office:value-type="currency" office:value="190604.12" table:formula="of:=SUM([.AE4:.AJ4])" table:style-name="ce16">
            <text:p>£190,604.12</text:p>
          </table:table-cell>
          <table:table-cell office:value-type="currency" office:value="0" table:content-validation-name="val35" table:style-name="ce17">
            <text:p>£0.00</text:p>
          </table:table-cell>
          <table:table-cell office:value-type="currency" office:value="0" table:content-validation-name="val35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0604.12" table:formula="of:=SUM([.AN4];[.AK4])" table:style-name="ce16">
            <text:p>£190,604.12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Sept_2023" table:style-name="ta1">
        <table:table-column table:style-name="co1" table:default-cell-style-name="ce1"/>
        <table:table-column table:style-name="co10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41" table:style-name="ce2">
            <text:p>Year</text:p>
          </table:table-cell>
          <table:table-cell office:value-type="string" table:content-validation-name="val41" table:style-name="ce2">
            <text:p>Month</text:p>
          </table:table-cell>
          <table:table-cell office:value-type="string" table:content-validation-name="val41" table:style-name="ce3">
            <text:p>Organisation name</text:p>
          </table:table-cell>
          <table:table-cell office:value-type="string" table:content-validation-name="val41" table:style-name="ce3">
            <text:p>Organisation type</text:p>
          </table:table-cell>
          <table:table-cell office:value-type="string" table:content-validation-name="val41" table:style-name="ce4">
            <office:annotation draw:style-name="a5" svg:x="2.66666666666667in" svg:y="0in" svg:width="3.3in" svg:height="0.72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41" table:style-name="ce4">
            <text:p>Payroll staff;</text:p>
            <text:p>Total;</text:p>
            <text:p>Headcount</text:p>
          </table:table-cell>
          <table:table-cell office:value-type="string" table:content-validation-name="val41" table:style-name="ce4">
            <text:p>Payroll staff;</text:p>
            <text:p>Total;</text:p>
            <text:p>Full-time equivalent</text:p>
          </table:table-cell>
          <table:table-cell office:value-type="string" table:content-validation-name="val41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41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41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41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41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41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41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41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41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6" table:style-name="ce4">
            <text:p>Payroll staff costs;</text:p>
            <text:p>Salary</text:p>
          </table:table-cell>
          <table:table-cell office:value-type="string" table:content-validation-name="val36" table:style-name="ce4">
            <text:p>Payroll staff costs;</text:p>
            <text:p>Allowances</text:p>
          </table:table-cell>
          <table:table-cell office:value-type="string" table:content-validation-name="val36" table:style-name="ce4">
            <text:p>Payroll staff costs;</text:p>
            <text:p>Non-consolidated performance payments</text:p>
          </table:table-cell>
          <table:table-cell office:value-type="string" table:content-validation-name="val36" table:style-name="ce4">
            <text:p>Payroll staff costs;</text:p>
            <text:p>Overtime</text:p>
          </table:table-cell>
          <table:table-cell office:value-type="string" table:content-validation-name="val36" table:style-name="ce4">
            <text:p>Payroll staff costs;</text:p>
            <text:p>Employer pension contributions</text:p>
          </table:table-cell>
          <table:table-cell office:value-type="string" table:content-validation-name="val36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September</text:p>
          </table:table-cell>
          <table:table-cell office:value-type="string" table:content-validation-name="val42" table:style-name="ce8">
            <text:p>Attorney General's Office</text:p>
          </table:table-cell>
          <table:table-cell office:value-type="string" table:content-validation-name="val42" table:style-name="ce8">
            <text:p>Ministerial Department</text:p>
          </table:table-cell>
          <table:table-cell office:value-type="string" table:content-validation-name="val42" table:style-name="ce44">
            <text:p>Attorney General's Departments</text:p>
          </table:table-cell>
          <table:table-cell table:content-validation-name="val40" table:style-name="ce46"/>
          <table:table-cell table:content-validation-name="val39" table:style-name="ce45"/>
          <table:table-cell table:content-validation-name="val40" table:style-name="ce46"/>
          <table:table-cell table:content-validation-name="val39" table:style-name="ce45"/>
          <table:table-cell table:content-validation-name="val40" table:style-name="ce46"/>
          <table:table-cell table:content-validation-name="val39" table:style-name="ce45"/>
          <table:table-cell table:content-validation-name="val40" table:style-name="ce46"/>
          <table:table-cell table:content-validation-name="val39" table:style-name="ce45"/>
          <table:table-cell table:content-validation-name="val40" table:style-name="ce46"/>
          <table:table-cell table:content-validation-name="val39" table:style-name="ce45"/>
          <table:table-cell office:value-type="float" office:value="0" table:content-validation-name="val40" table:style-name="ce46">
            <text:p>0.00</text:p>
          </table:table-cell>
          <table:table-cell office:value-type="float" office:value="0" table:content-validation-name="val39" table:style-name="ce45">
            <text:p>0.00</text:p>
          </table:table-cell>
          <table:table-cell office:value-type="float" office:value="0" table:formula="of:=SUM([.F2];[.H2];[.J2];[.L2];[.N2];[.P2])" table:content-validation-name="val41" table:style-name="ce10">
            <text:p>0</text:p>
          </table:table-cell>
          <table:table-cell office:value-type="float" office:value="0" table:formula="of:=SUM([.G2];[.I2];[.K2];[.M2];[.O2];[.Q2])" table:content-validation-name="val41" table:style-name="ce10">
            <text:p>0</text:p>
          </table:table-cell>
          <table:table-cell table:content-validation-name="val37" table:style-name="ce47"/>
          <table:table-cell table:content-validation-name="val39" table:style-name="ce45"/>
          <table:table-cell table:content-validation-name="val37" table:style-name="ce47"/>
          <table:table-cell table:content-validation-name="val39" table:style-name="ce45"/>
          <table:table-cell table:content-validation-name="val39" table:style-name="ce45"/>
          <table:table-cell table:content-validation-name="val38" table:style-name="ce48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2]+[.Z2]" table:content-validation-name="val41" table:style-name="ce14">
            <text:p>0</text:p>
          </table:table-cell>
          <table:table-cell office:value-type="float" office:value="0" table:formula="of:=[.S2]+[.AA2]" table:content-validation-name="val41" table:style-name="ce14">
            <text:p>0</text:p>
          </table:table-cell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36" table:style-name="ce17"/>
          <table:table-cell table:content-validation-name="val36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September</text:p>
          </table:table-cell>
          <table:table-cell office:value-type="string" table:content-validation-name="val42" table:style-name="ce8">
            <text:p>Government Legal Department</text:p>
          </table:table-cell>
          <table:table-cell office:value-type="string" table:content-validation-name="val42" table:style-name="ce8">
            <text:p>Non-Ministerial Department</text:p>
          </table:table-cell>
          <table:table-cell office:value-type="string" table:content-validation-name="val42" table:style-name="ce44">
            <text:p>Attorney General's Departments</text:p>
          </table:table-cell>
          <table:table-cell table:content-validation-name="val40" table:style-name="ce46"/>
          <table:table-cell table:content-validation-name="val39" table:style-name="ce45"/>
          <table:table-cell table:content-validation-name="val40" table:style-name="ce46"/>
          <table:table-cell table:content-validation-name="val39" table:style-name="ce45"/>
          <table:table-cell table:content-validation-name="val40" table:style-name="ce46"/>
          <table:table-cell table:content-validation-name="val39" table:style-name="ce45"/>
          <table:table-cell table:content-validation-name="val40" table:style-name="ce46"/>
          <table:table-cell table:content-validation-name="val39" table:style-name="ce45"/>
          <table:table-cell table:content-validation-name="val40" table:style-name="ce46"/>
          <table:table-cell table:content-validation-name="val39" table:style-name="ce45"/>
          <table:table-cell office:value-type="float" office:value="0" table:content-validation-name="val40" table:style-name="ce46">
            <text:p>0.00</text:p>
          </table:table-cell>
          <table:table-cell office:value-type="float" office:value="0" table:content-validation-name="val39" table:style-name="ce45">
            <text:p>0.00</text:p>
          </table:table-cell>
          <table:table-cell office:value-type="float" office:value="0" table:formula="of:=SUM([.F3];[.H3];[.J3];[.L3];[.N3];[.P3])" table:content-validation-name="val41" table:style-name="ce10">
            <text:p>0</text:p>
          </table:table-cell>
          <table:table-cell office:value-type="float" office:value="0" table:formula="of:=SUM([.G3];[.I3];[.K3];[.M3];[.O3];[.Q3])" table:content-validation-name="val41" table:style-name="ce10">
            <text:p>0</text:p>
          </table:table-cell>
          <table:table-cell table:content-validation-name="val37" table:style-name="ce47"/>
          <table:table-cell table:content-validation-name="val39" table:style-name="ce45"/>
          <table:table-cell table:content-validation-name="val37" table:style-name="ce47"/>
          <table:table-cell table:content-validation-name="val39" table:style-name="ce45"/>
          <table:table-cell table:content-validation-name="val39" table:style-name="ce45"/>
          <table:table-cell table:content-validation-name="val38" table:style-name="ce48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3]+[.Z3]" table:content-validation-name="val41" table:style-name="ce14">
            <text:p>0</text:p>
          </table:table-cell>
          <table:table-cell office:value-type="float" office:value="0" table:formula="of:=[.S3]+[.AA3]" table:content-validation-name="val41" table:style-name="ce14">
            <text:p>0</text:p>
          </table:table-cell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36" table:style-name="ce17"/>
          <table:table-cell table:content-validation-name="val36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September</text:p>
          </table:table-cell>
          <table:table-cell office:value-type="string" table:content-validation-name="val42" table:style-name="ce8">
            <text:p>Crown Prosecution Service Inspectorate</text:p>
          </table:table-cell>
          <table:table-cell office:value-type="string" table:content-validation-name="val42" table:style-name="ce8">
            <text:p>Non-Ministerial Department</text:p>
          </table:table-cell>
          <table:table-cell office:value-type="string" table:content-validation-name="val42" table:style-name="ce44">
            <text:p>Attorney General's Departments</text:p>
          </table:table-cell>
          <table:table-cell table:content-validation-name="val40" table:style-name="ce46"/>
          <table:table-cell table:content-validation-name="val39" table:style-name="ce45"/>
          <table:table-cell table:content-validation-name="val40" table:style-name="ce46"/>
          <table:table-cell table:content-validation-name="val39" table:style-name="ce45"/>
          <table:table-cell table:content-validation-name="val40" table:style-name="ce46"/>
          <table:table-cell table:content-validation-name="val39" table:style-name="ce45"/>
          <table:table-cell table:content-validation-name="val40" table:style-name="ce46"/>
          <table:table-cell table:content-validation-name="val39" table:style-name="ce45"/>
          <table:table-cell table:content-validation-name="val40" table:style-name="ce46"/>
          <table:table-cell table:content-validation-name="val39" table:style-name="ce45"/>
          <table:table-cell office:value-type="float" office:value="0" table:content-validation-name="val40" table:style-name="ce46">
            <text:p>0.00</text:p>
          </table:table-cell>
          <table:table-cell office:value-type="float" office:value="0" table:content-validation-name="val39" table:style-name="ce45">
            <text:p>0.00</text:p>
          </table:table-cell>
          <table:table-cell office:value-type="float" office:value="0" table:formula="of:=SUM([.F4];[.H4];[.J4];[.L4];[.N4];[.P4])" table:content-validation-name="val41" table:style-name="ce10">
            <text:p>0</text:p>
          </table:table-cell>
          <table:table-cell office:value-type="float" office:value="0" table:formula="of:=SUM([.G4];[.I4];[.K4];[.M4];[.O4];[.Q4])" table:content-validation-name="val41" table:style-name="ce10">
            <text:p>0</text:p>
          </table:table-cell>
          <table:table-cell table:content-validation-name="val37" table:style-name="ce47"/>
          <table:table-cell table:content-validation-name="val39" table:style-name="ce45"/>
          <table:table-cell table:content-validation-name="val37" table:style-name="ce47"/>
          <table:table-cell table:content-validation-name="val39" table:style-name="ce45"/>
          <table:table-cell table:content-validation-name="val39" table:style-name="ce45"/>
          <table:table-cell table:content-validation-name="val38" table:style-name="ce48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4]+[.Z4]" table:content-validation-name="val41" table:style-name="ce14">
            <text:p>0</text:p>
          </table:table-cell>
          <table:table-cell office:value-type="float" office:value="0" table:formula="of:=[.S4]+[.AA4]" table:content-validation-name="val41" table:style-name="ce14">
            <text:p>0</text:p>
          </table:table-cell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36" table:style-name="ce17"/>
          <table:table-cell table:content-validation-name="val36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Oct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44" table:style-name="ce2">
            <text:p>Year</text:p>
          </table:table-cell>
          <table:table-cell office:value-type="string" table:content-validation-name="val44" table:style-name="ce2">
            <text:p>Month</text:p>
          </table:table-cell>
          <table:table-cell office:value-type="string" table:content-validation-name="val44" table:style-name="ce3">
            <text:p>Organisation name</text:p>
          </table:table-cell>
          <table:table-cell office:value-type="string" table:content-validation-name="val44" table:style-name="ce3">
            <text:p>Organisation type</text:p>
          </table:table-cell>
          <table:table-cell office:value-type="string" table:content-validation-name="val44" table:style-name="ce4">
            <office:annotation draw:style-name="a6" svg:x="2.675in" svg:y="0in" svg:width="3.29166666666667in" svg:height="0.72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44" table:style-name="ce4">
            <text:p>Payroll staff;</text:p>
            <text:p>Total;</text:p>
            <text:p>Headcount</text:p>
          </table:table-cell>
          <table:table-cell office:value-type="string" table:content-validation-name="val44" table:style-name="ce4">
            <text:p>Payroll staff;</text:p>
            <text:p>Total;</text:p>
            <text:p>Full-time equivalent</text:p>
          </table:table-cell>
          <table:table-cell office:value-type="string" table:content-validation-name="val44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44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44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44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44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44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44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44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44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49" table:style-name="ce4">
            <text:p>Payroll staff costs;</text:p>
            <text:p>Salary</text:p>
          </table:table-cell>
          <table:table-cell office:value-type="string" table:content-validation-name="val49" table:style-name="ce4">
            <text:p>Payroll staff costs;</text:p>
            <text:p>Allowances</text:p>
          </table:table-cell>
          <table:table-cell office:value-type="string" table:content-validation-name="val49" table:style-name="ce4">
            <text:p>Payroll staff costs;</text:p>
            <text:p>Non-consolidated performance payments</text:p>
          </table:table-cell>
          <table:table-cell office:value-type="string" table:content-validation-name="val49" table:style-name="ce4">
            <text:p>Payroll staff costs;</text:p>
            <text:p>Overtime</text:p>
          </table:table-cell>
          <table:table-cell office:value-type="string" table:content-validation-name="val49" table:style-name="ce4">
            <text:p>Payroll staff costs;</text:p>
            <text:p>Employer pension contributions</text:p>
          </table:table-cell>
          <table:table-cell office:value-type="string" table:content-validation-name="val49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October</text:p>
          </table:table-cell>
          <table:table-cell office:value-type="string" table:content-validation-name="val43" table:style-name="ce8">
            <text:p>Attorney General's Office</text:p>
          </table:table-cell>
          <table:table-cell office:value-type="string" table:content-validation-name="val43" table:style-name="ce8">
            <text:p>Ministerial Department</text:p>
          </table:table-cell>
          <table:table-cell office:value-type="string" table:content-validation-name="val43" table:style-name="ce49">
            <text:p>Attorney General's Departments</text:p>
          </table:table-cell>
          <table:table-cell table:content-validation-name="val45" table:style-name="ce51"/>
          <table:table-cell table:content-validation-name="val46" table:style-name="ce50"/>
          <table:table-cell table:content-validation-name="val45" table:style-name="ce51"/>
          <table:table-cell table:content-validation-name="val46" table:style-name="ce50"/>
          <table:table-cell table:content-validation-name="val45" table:style-name="ce51"/>
          <table:table-cell table:content-validation-name="val46" table:style-name="ce50"/>
          <table:table-cell table:content-validation-name="val45" table:style-name="ce51"/>
          <table:table-cell table:content-validation-name="val46" table:style-name="ce50"/>
          <table:table-cell table:content-validation-name="val45" table:style-name="ce51"/>
          <table:table-cell table:content-validation-name="val46" table:style-name="ce50"/>
          <table:table-cell office:value-type="float" office:value="0" table:content-validation-name="val45" table:style-name="ce51">
            <text:p>0.00</text:p>
          </table:table-cell>
          <table:table-cell office:value-type="float" office:value="0" table:content-validation-name="val46" table:style-name="ce50">
            <text:p>0.00</text:p>
          </table:table-cell>
          <table:table-cell office:value-type="float" office:value="0" table:formula="of:=SUM([.F2];[.H2];[.J2];[.L2];[.N2];[.P2])" table:content-validation-name="val44" table:style-name="ce10">
            <text:p>0</text:p>
          </table:table-cell>
          <table:table-cell office:value-type="float" office:value="0" table:formula="of:=SUM([.G2];[.I2];[.K2];[.M2];[.O2];[.Q2])" table:content-validation-name="val44" table:style-name="ce10">
            <text:p>0</text:p>
          </table:table-cell>
          <table:table-cell table:content-validation-name="val48" table:style-name="ce52"/>
          <table:table-cell table:content-validation-name="val46" table:style-name="ce50"/>
          <table:table-cell table:content-validation-name="val48" table:style-name="ce52"/>
          <table:table-cell table:content-validation-name="val46" table:style-name="ce50"/>
          <table:table-cell table:content-validation-name="val46" table:style-name="ce50"/>
          <table:table-cell table:content-validation-name="val47" table:style-name="ce53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2]+[.Z2]" table:content-validation-name="val44" table:style-name="ce14">
            <text:p>0</text:p>
          </table:table-cell>
          <table:table-cell office:value-type="float" office:value="0" table:formula="of:=[.S2]+[.AA2]" table:content-validation-name="val44" table:style-name="ce14">
            <text:p>0</text:p>
          </table:table-cell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49" table:style-name="ce17"/>
          <table:table-cell table:content-validation-name="val49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October</text:p>
          </table:table-cell>
          <table:table-cell office:value-type="string" table:content-validation-name="val43" table:style-name="ce8">
            <text:p>Government Legal Department</text:p>
          </table:table-cell>
          <table:table-cell office:value-type="string" table:content-validation-name="val43" table:style-name="ce8">
            <text:p>Non-Ministerial Department</text:p>
          </table:table-cell>
          <table:table-cell office:value-type="string" table:content-validation-name="val43" table:style-name="ce49">
            <text:p>Attorney General's Departments</text:p>
          </table:table-cell>
          <table:table-cell table:content-validation-name="val45" table:style-name="ce51"/>
          <table:table-cell table:content-validation-name="val46" table:style-name="ce50"/>
          <table:table-cell table:content-validation-name="val45" table:style-name="ce51"/>
          <table:table-cell table:content-validation-name="val46" table:style-name="ce50"/>
          <table:table-cell table:content-validation-name="val45" table:style-name="ce51"/>
          <table:table-cell table:content-validation-name="val46" table:style-name="ce50"/>
          <table:table-cell table:content-validation-name="val45" table:style-name="ce51"/>
          <table:table-cell table:content-validation-name="val46" table:style-name="ce50"/>
          <table:table-cell table:content-validation-name="val45" table:style-name="ce51"/>
          <table:table-cell table:content-validation-name="val46" table:style-name="ce50"/>
          <table:table-cell office:value-type="float" office:value="0" table:content-validation-name="val45" table:style-name="ce51">
            <text:p>0.00</text:p>
          </table:table-cell>
          <table:table-cell office:value-type="float" office:value="0" table:content-validation-name="val46" table:style-name="ce50">
            <text:p>0.00</text:p>
          </table:table-cell>
          <table:table-cell office:value-type="float" office:value="0" table:formula="of:=SUM([.F3];[.H3];[.J3];[.L3];[.N3];[.P3])" table:content-validation-name="val44" table:style-name="ce10">
            <text:p>0</text:p>
          </table:table-cell>
          <table:table-cell office:value-type="float" office:value="0" table:formula="of:=SUM([.G3];[.I3];[.K3];[.M3];[.O3];[.Q3])" table:content-validation-name="val44" table:style-name="ce10">
            <text:p>0</text:p>
          </table:table-cell>
          <table:table-cell table:content-validation-name="val48" table:style-name="ce52"/>
          <table:table-cell table:content-validation-name="val46" table:style-name="ce50"/>
          <table:table-cell table:content-validation-name="val48" table:style-name="ce52"/>
          <table:table-cell table:content-validation-name="val46" table:style-name="ce50"/>
          <table:table-cell table:content-validation-name="val46" table:style-name="ce50"/>
          <table:table-cell table:content-validation-name="val47" table:style-name="ce53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3]+[.Z3]" table:content-validation-name="val44" table:style-name="ce14">
            <text:p>0</text:p>
          </table:table-cell>
          <table:table-cell office:value-type="float" office:value="0" table:formula="of:=[.S3]+[.AA3]" table:content-validation-name="val44" table:style-name="ce14">
            <text:p>0</text:p>
          </table:table-cell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49" table:style-name="ce17"/>
          <table:table-cell table:content-validation-name="val49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October</text:p>
          </table:table-cell>
          <table:table-cell office:value-type="string" table:content-validation-name="val43" table:style-name="ce8">
            <text:p>Crown Prosecution Service Inspectorate</text:p>
          </table:table-cell>
          <table:table-cell office:value-type="string" table:content-validation-name="val43" table:style-name="ce8">
            <text:p>Non-Ministerial Department</text:p>
          </table:table-cell>
          <table:table-cell office:value-type="string" table:content-validation-name="val43" table:style-name="ce49">
            <text:p>Attorney General's Departments</text:p>
          </table:table-cell>
          <table:table-cell table:content-validation-name="val45" table:style-name="ce51"/>
          <table:table-cell table:content-validation-name="val46" table:style-name="ce50"/>
          <table:table-cell table:content-validation-name="val45" table:style-name="ce51"/>
          <table:table-cell table:content-validation-name="val46" table:style-name="ce50"/>
          <table:table-cell table:content-validation-name="val45" table:style-name="ce51"/>
          <table:table-cell table:content-validation-name="val46" table:style-name="ce50"/>
          <table:table-cell table:content-validation-name="val45" table:style-name="ce51"/>
          <table:table-cell table:content-validation-name="val46" table:style-name="ce50"/>
          <table:table-cell table:content-validation-name="val45" table:style-name="ce51"/>
          <table:table-cell table:content-validation-name="val46" table:style-name="ce50"/>
          <table:table-cell office:value-type="float" office:value="0" table:content-validation-name="val45" table:style-name="ce51">
            <text:p>0.00</text:p>
          </table:table-cell>
          <table:table-cell office:value-type="float" office:value="0" table:content-validation-name="val46" table:style-name="ce50">
            <text:p>0.00</text:p>
          </table:table-cell>
          <table:table-cell office:value-type="float" office:value="0" table:formula="of:=SUM([.F4];[.H4];[.J4];[.L4];[.N4];[.P4])" table:content-validation-name="val44" table:style-name="ce10">
            <text:p>0</text:p>
          </table:table-cell>
          <table:table-cell office:value-type="float" office:value="0" table:formula="of:=SUM([.G4];[.I4];[.K4];[.M4];[.O4];[.Q4])" table:content-validation-name="val44" table:style-name="ce10">
            <text:p>0</text:p>
          </table:table-cell>
          <table:table-cell table:content-validation-name="val48" table:style-name="ce52"/>
          <table:table-cell table:content-validation-name="val46" table:style-name="ce50"/>
          <table:table-cell table:content-validation-name="val48" table:style-name="ce52"/>
          <table:table-cell table:content-validation-name="val46" table:style-name="ce50"/>
          <table:table-cell table:content-validation-name="val46" table:style-name="ce50"/>
          <table:table-cell table:content-validation-name="val47" table:style-name="ce53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4]+[.Z4]" table:content-validation-name="val44" table:style-name="ce14">
            <text:p>0</text:p>
          </table:table-cell>
          <table:table-cell office:value-type="float" office:value="0" table:formula="of:=[.S4]+[.AA4]" table:content-validation-name="val44" table:style-name="ce14">
            <text:p>0</text:p>
          </table:table-cell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49" table:style-name="ce17"/>
          <table:table-cell table:content-validation-name="val49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Nov_2023" table:style-name="ta1">
        <table:table-column table:style-name="co1" table:default-cell-style-name="ce1"/>
        <table:table-column table:style-name="co1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55" table:style-name="ce2">
            <text:p>Year</text:p>
          </table:table-cell>
          <table:table-cell office:value-type="string" table:content-validation-name="val55" table:style-name="ce2">
            <text:p>Month</text:p>
          </table:table-cell>
          <table:table-cell office:value-type="string" table:content-validation-name="val55" table:style-name="ce3">
            <text:p>Organisation name</text:p>
          </table:table-cell>
          <table:table-cell office:value-type="string" table:content-validation-name="val55" table:style-name="ce3">
            <text:p>Organisation type</text:p>
          </table:table-cell>
          <table:table-cell office:value-type="string" table:content-validation-name="val55" table:style-name="ce4">
            <office:annotation draw:style-name="a7" svg:x="2.7in" svg:y="0in" svg:width="3.29166666666667in" svg:height="0.72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55" table:style-name="ce4">
            <text:p>Payroll staff;</text:p>
            <text:p>Total;</text:p>
            <text:p>Headcount</text:p>
          </table:table-cell>
          <table:table-cell office:value-type="string" table:content-validation-name="val55" table:style-name="ce4">
            <text:p>Payroll staff;</text:p>
            <text:p>Total;</text:p>
            <text:p>Full-time equivalent</text:p>
          </table:table-cell>
          <table:table-cell office:value-type="string" table:content-validation-name="val55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55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55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55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55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55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55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55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55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0" table:style-name="ce4">
            <text:p>Payroll staff costs;</text:p>
            <text:p>Salary</text:p>
          </table:table-cell>
          <table:table-cell office:value-type="string" table:content-validation-name="val50" table:style-name="ce4">
            <text:p>Payroll staff costs;</text:p>
            <text:p>Allowances</text:p>
          </table:table-cell>
          <table:table-cell office:value-type="string" table:content-validation-name="val50" table:style-name="ce4">
            <text:p>Payroll staff costs;</text:p>
            <text:p>Non-consolidated performance payments</text:p>
          </table:table-cell>
          <table:table-cell office:value-type="string" table:content-validation-name="val50" table:style-name="ce4">
            <text:p>Payroll staff costs;</text:p>
            <text:p>Overtime</text:p>
          </table:table-cell>
          <table:table-cell office:value-type="string" table:content-validation-name="val50" table:style-name="ce4">
            <text:p>Payroll staff costs;</text:p>
            <text:p>Employer pension contributions</text:p>
          </table:table-cell>
          <table:table-cell office:value-type="string" table:content-validation-name="val50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November</text:p>
          </table:table-cell>
          <table:table-cell office:value-type="string" table:content-validation-name="val56" table:style-name="ce8">
            <text:p>Attorney General's Office</text:p>
          </table:table-cell>
          <table:table-cell office:value-type="string" table:content-validation-name="val56" table:style-name="ce8">
            <text:p>Ministerial Department</text:p>
          </table:table-cell>
          <table:table-cell office:value-type="string" table:content-validation-name="val56" table:style-name="ce54">
            <text:p>Attorney General's Departments</text:p>
          </table:table-cell>
          <table:table-cell table:content-validation-name="val54" table:style-name="ce56"/>
          <table:table-cell table:content-validation-name="val53" table:style-name="ce55"/>
          <table:table-cell table:content-validation-name="val54" table:style-name="ce56"/>
          <table:table-cell table:content-validation-name="val53" table:style-name="ce55"/>
          <table:table-cell table:content-validation-name="val54" table:style-name="ce56"/>
          <table:table-cell table:content-validation-name="val53" table:style-name="ce55"/>
          <table:table-cell table:content-validation-name="val54" table:style-name="ce56"/>
          <table:table-cell table:content-validation-name="val53" table:style-name="ce55"/>
          <table:table-cell table:content-validation-name="val54" table:style-name="ce56"/>
          <table:table-cell table:content-validation-name="val53" table:style-name="ce55"/>
          <table:table-cell office:value-type="float" office:value="0" table:content-validation-name="val54" table:style-name="ce56">
            <text:p>0.00</text:p>
          </table:table-cell>
          <table:table-cell office:value-type="float" office:value="0" table:content-validation-name="val53" table:style-name="ce55">
            <text:p>0.00</text:p>
          </table:table-cell>
          <table:table-cell office:value-type="float" office:value="0" table:formula="of:=SUM([.F2];[.H2];[.J2];[.L2];[.N2];[.P2])" table:content-validation-name="val55" table:style-name="ce10">
            <text:p>0</text:p>
          </table:table-cell>
          <table:table-cell office:value-type="float" office:value="0" table:formula="of:=SUM([.G2];[.I2];[.K2];[.M2];[.O2];[.Q2])" table:content-validation-name="val55" table:style-name="ce10">
            <text:p>0</text:p>
          </table:table-cell>
          <table:table-cell table:content-validation-name="val51" table:style-name="ce57"/>
          <table:table-cell table:content-validation-name="val53" table:style-name="ce55"/>
          <table:table-cell table:content-validation-name="val51" table:style-name="ce57"/>
          <table:table-cell table:content-validation-name="val53" table:style-name="ce55"/>
          <table:table-cell table:content-validation-name="val53" table:style-name="ce55"/>
          <table:table-cell table:content-validation-name="val52" table:style-name="ce58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2]+[.Z2]" table:content-validation-name="val55" table:style-name="ce14">
            <text:p>0</text:p>
          </table:table-cell>
          <table:table-cell office:value-type="float" office:value="0" table:formula="of:=[.S2]+[.AA2]" table:content-validation-name="val55" table:style-name="ce14">
            <text:p>0</text:p>
          </table:table-cell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50" table:style-name="ce17"/>
          <table:table-cell table:content-validation-name="val50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November</text:p>
          </table:table-cell>
          <table:table-cell office:value-type="string" table:content-validation-name="val56" table:style-name="ce8">
            <text:p>Government Legal Department</text:p>
          </table:table-cell>
          <table:table-cell office:value-type="string" table:content-validation-name="val56" table:style-name="ce8">
            <text:p>Non-Ministerial Department</text:p>
          </table:table-cell>
          <table:table-cell office:value-type="string" table:content-validation-name="val56" table:style-name="ce54">
            <text:p>Attorney General's Departments</text:p>
          </table:table-cell>
          <table:table-cell table:content-validation-name="val54" table:style-name="ce56"/>
          <table:table-cell table:content-validation-name="val53" table:style-name="ce55"/>
          <table:table-cell table:content-validation-name="val54" table:style-name="ce56"/>
          <table:table-cell table:content-validation-name="val53" table:style-name="ce55"/>
          <table:table-cell table:content-validation-name="val54" table:style-name="ce56"/>
          <table:table-cell table:content-validation-name="val53" table:style-name="ce55"/>
          <table:table-cell table:content-validation-name="val54" table:style-name="ce56"/>
          <table:table-cell table:content-validation-name="val53" table:style-name="ce55"/>
          <table:table-cell table:content-validation-name="val54" table:style-name="ce56"/>
          <table:table-cell table:content-validation-name="val53" table:style-name="ce55"/>
          <table:table-cell office:value-type="float" office:value="0" table:content-validation-name="val54" table:style-name="ce56">
            <text:p>0.00</text:p>
          </table:table-cell>
          <table:table-cell office:value-type="float" office:value="0" table:content-validation-name="val53" table:style-name="ce55">
            <text:p>0.00</text:p>
          </table:table-cell>
          <table:table-cell office:value-type="float" office:value="0" table:formula="of:=SUM([.F3];[.H3];[.J3];[.L3];[.N3];[.P3])" table:content-validation-name="val55" table:style-name="ce10">
            <text:p>0</text:p>
          </table:table-cell>
          <table:table-cell office:value-type="float" office:value="0" table:formula="of:=SUM([.G3];[.I3];[.K3];[.M3];[.O3];[.Q3])" table:content-validation-name="val55" table:style-name="ce10">
            <text:p>0</text:p>
          </table:table-cell>
          <table:table-cell table:content-validation-name="val51" table:style-name="ce57"/>
          <table:table-cell table:content-validation-name="val53" table:style-name="ce55"/>
          <table:table-cell table:content-validation-name="val51" table:style-name="ce57"/>
          <table:table-cell table:content-validation-name="val53" table:style-name="ce55"/>
          <table:table-cell table:content-validation-name="val53" table:style-name="ce55"/>
          <table:table-cell table:content-validation-name="val52" table:style-name="ce58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3]+[.Z3]" table:content-validation-name="val55" table:style-name="ce14">
            <text:p>0</text:p>
          </table:table-cell>
          <table:table-cell office:value-type="float" office:value="0" table:formula="of:=[.S3]+[.AA3]" table:content-validation-name="val55" table:style-name="ce14">
            <text:p>0</text:p>
          </table:table-cell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50" table:style-name="ce17"/>
          <table:table-cell table:content-validation-name="val50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November</text:p>
          </table:table-cell>
          <table:table-cell office:value-type="string" table:content-validation-name="val56" table:style-name="ce8">
            <text:p>Crown Prosecution Service Inspectorate</text:p>
          </table:table-cell>
          <table:table-cell office:value-type="string" table:content-validation-name="val56" table:style-name="ce8">
            <text:p>Non-Ministerial Department</text:p>
          </table:table-cell>
          <table:table-cell office:value-type="string" table:content-validation-name="val56" table:style-name="ce54">
            <text:p>Attorney General's Departments</text:p>
          </table:table-cell>
          <table:table-cell table:content-validation-name="val54" table:style-name="ce56"/>
          <table:table-cell table:content-validation-name="val53" table:style-name="ce55"/>
          <table:table-cell table:content-validation-name="val54" table:style-name="ce56"/>
          <table:table-cell table:content-validation-name="val53" table:style-name="ce55"/>
          <table:table-cell table:content-validation-name="val54" table:style-name="ce56"/>
          <table:table-cell table:content-validation-name="val53" table:style-name="ce55"/>
          <table:table-cell table:content-validation-name="val54" table:style-name="ce56"/>
          <table:table-cell table:content-validation-name="val53" table:style-name="ce55"/>
          <table:table-cell table:content-validation-name="val54" table:style-name="ce56"/>
          <table:table-cell table:content-validation-name="val53" table:style-name="ce55"/>
          <table:table-cell office:value-type="float" office:value="0" table:content-validation-name="val54" table:style-name="ce56">
            <text:p>0.00</text:p>
          </table:table-cell>
          <table:table-cell office:value-type="float" office:value="0" table:content-validation-name="val53" table:style-name="ce55">
            <text:p>0.00</text:p>
          </table:table-cell>
          <table:table-cell office:value-type="float" office:value="0" table:formula="of:=SUM([.F4];[.H4];[.J4];[.L4];[.N4];[.P4])" table:content-validation-name="val55" table:style-name="ce10">
            <text:p>0</text:p>
          </table:table-cell>
          <table:table-cell office:value-type="float" office:value="0" table:formula="of:=SUM([.G4];[.I4];[.K4];[.M4];[.O4];[.Q4])" table:content-validation-name="val55" table:style-name="ce10">
            <text:p>0</text:p>
          </table:table-cell>
          <table:table-cell table:content-validation-name="val51" table:style-name="ce57"/>
          <table:table-cell table:content-validation-name="val53" table:style-name="ce55"/>
          <table:table-cell table:content-validation-name="val51" table:style-name="ce57"/>
          <table:table-cell table:content-validation-name="val53" table:style-name="ce55"/>
          <table:table-cell table:content-validation-name="val53" table:style-name="ce55"/>
          <table:table-cell table:content-validation-name="val52" table:style-name="ce58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4]+[.Z4]" table:content-validation-name="val55" table:style-name="ce14">
            <text:p>0</text:p>
          </table:table-cell>
          <table:table-cell office:value-type="float" office:value="0" table:formula="of:=[.S4]+[.AA4]" table:content-validation-name="val55" table:style-name="ce14">
            <text:p>0</text:p>
          </table:table-cell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50" table:style-name="ce17"/>
          <table:table-cell table:content-validation-name="val50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Dec_2023" table:style-name="ta1">
        <table:table-column table:style-name="co1" table:default-cell-style-name="ce1"/>
        <table:table-column table:style-name="co1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62" table:style-name="ce2">
            <text:p>Year</text:p>
          </table:table-cell>
          <table:table-cell office:value-type="string" table:content-validation-name="val62" table:style-name="ce2">
            <text:p>Month</text:p>
          </table:table-cell>
          <table:table-cell office:value-type="string" table:content-validation-name="val62" table:style-name="ce3">
            <text:p>Organisation name</text:p>
          </table:table-cell>
          <table:table-cell office:value-type="string" table:content-validation-name="val62" table:style-name="ce3">
            <text:p>Organisation type</text:p>
          </table:table-cell>
          <table:table-cell office:value-type="string" table:content-validation-name="val62" table:style-name="ce4">
            <office:annotation draw:style-name="a8" svg:x="2.66666666666667in" svg:y="0in" svg:width="3.3in" svg:height="0.72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62" table:style-name="ce4">
            <text:p>Payroll staff;</text:p>
            <text:p>Total;</text:p>
            <text:p>Headcount</text:p>
          </table:table-cell>
          <table:table-cell office:value-type="string" table:content-validation-name="val62" table:style-name="ce4">
            <text:p>Payroll staff;</text:p>
            <text:p>Total;</text:p>
            <text:p>Full-time equivalent</text:p>
          </table:table-cell>
          <table:table-cell office:value-type="string" table:content-validation-name="val62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62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62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62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62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62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62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62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62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7" table:style-name="ce4">
            <text:p>Payroll staff costs;</text:p>
            <text:p>Salary</text:p>
          </table:table-cell>
          <table:table-cell office:value-type="string" table:content-validation-name="val57" table:style-name="ce4">
            <text:p>Payroll staff costs;</text:p>
            <text:p>Allowances</text:p>
          </table:table-cell>
          <table:table-cell office:value-type="string" table:content-validation-name="val57" table:style-name="ce4">
            <text:p>Payroll staff costs;</text:p>
            <text:p>Non-consolidated performance payments</text:p>
          </table:table-cell>
          <table:table-cell office:value-type="string" table:content-validation-name="val57" table:style-name="ce4">
            <text:p>Payroll staff costs;</text:p>
            <text:p>Overtime</text:p>
          </table:table-cell>
          <table:table-cell office:value-type="string" table:content-validation-name="val57" table:style-name="ce4">
            <text:p>Payroll staff costs;</text:p>
            <text:p>Employer pension contributions</text:p>
          </table:table-cell>
          <table:table-cell office:value-type="string" table:content-validation-name="val57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December</text:p>
          </table:table-cell>
          <table:table-cell office:value-type="string" table:content-validation-name="val63" table:style-name="ce8">
            <text:p>Attorney General's Office</text:p>
          </table:table-cell>
          <table:table-cell office:value-type="string" table:content-validation-name="val63" table:style-name="ce8">
            <text:p>Ministerial Department</text:p>
          </table:table-cell>
          <table:table-cell office:value-type="string" table:content-validation-name="val63" table:style-name="ce59">
            <text:p>Attorney General's Departments</text:p>
          </table:table-cell>
          <table:table-cell table:content-validation-name="val61" table:style-name="ce61"/>
          <table:table-cell table:content-validation-name="val60" table:style-name="ce60"/>
          <table:table-cell table:content-validation-name="val61" table:style-name="ce61"/>
          <table:table-cell table:content-validation-name="val60" table:style-name="ce60"/>
          <table:table-cell table:content-validation-name="val61" table:style-name="ce61"/>
          <table:table-cell table:content-validation-name="val60" table:style-name="ce60"/>
          <table:table-cell table:content-validation-name="val61" table:style-name="ce61"/>
          <table:table-cell table:content-validation-name="val60" table:style-name="ce60"/>
          <table:table-cell table:content-validation-name="val61" table:style-name="ce61"/>
          <table:table-cell table:content-validation-name="val60" table:style-name="ce60"/>
          <table:table-cell office:value-type="float" office:value="0" table:content-validation-name="val61" table:style-name="ce61">
            <text:p>0.00</text:p>
          </table:table-cell>
          <table:table-cell office:value-type="float" office:value="0" table:content-validation-name="val60" table:style-name="ce60">
            <text:p>0.00</text:p>
          </table:table-cell>
          <table:table-cell office:value-type="float" office:value="0" table:formula="of:=SUM([.F2];[.H2];[.J2];[.L2];[.N2];[.P2])" table:content-validation-name="val62" table:style-name="ce10">
            <text:p>0</text:p>
          </table:table-cell>
          <table:table-cell office:value-type="float" office:value="0" table:formula="of:=SUM([.G2];[.I2];[.K2];[.M2];[.O2];[.Q2])" table:content-validation-name="val62" table:style-name="ce10">
            <text:p>0</text:p>
          </table:table-cell>
          <table:table-cell table:content-validation-name="val58" table:style-name="ce62"/>
          <table:table-cell table:content-validation-name="val60" table:style-name="ce60"/>
          <table:table-cell table:content-validation-name="val58" table:style-name="ce62"/>
          <table:table-cell table:content-validation-name="val60" table:style-name="ce60"/>
          <table:table-cell table:content-validation-name="val60" table:style-name="ce60"/>
          <table:table-cell table:content-validation-name="val59" table:style-name="ce63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2]+[.Z2]" table:content-validation-name="val62" table:style-name="ce14">
            <text:p>0</text:p>
          </table:table-cell>
          <table:table-cell office:value-type="float" office:value="0" table:formula="of:=[.S2]+[.AA2]" table:content-validation-name="val62" table:style-name="ce14">
            <text:p>0</text:p>
          </table:table-cell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57" table:style-name="ce17"/>
          <table:table-cell table:content-validation-name="val57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December</text:p>
          </table:table-cell>
          <table:table-cell office:value-type="string" table:content-validation-name="val63" table:style-name="ce8">
            <text:p>Government Legal Department</text:p>
          </table:table-cell>
          <table:table-cell office:value-type="string" table:content-validation-name="val63" table:style-name="ce8">
            <text:p>Non-Ministerial Department</text:p>
          </table:table-cell>
          <table:table-cell office:value-type="string" table:content-validation-name="val63" table:style-name="ce59">
            <text:p>Attorney General's Departments</text:p>
          </table:table-cell>
          <table:table-cell table:content-validation-name="val61" table:style-name="ce61"/>
          <table:table-cell table:content-validation-name="val60" table:style-name="ce60"/>
          <table:table-cell table:content-validation-name="val61" table:style-name="ce61"/>
          <table:table-cell table:content-validation-name="val60" table:style-name="ce60"/>
          <table:table-cell table:content-validation-name="val61" table:style-name="ce61"/>
          <table:table-cell table:content-validation-name="val60" table:style-name="ce60"/>
          <table:table-cell table:content-validation-name="val61" table:style-name="ce61"/>
          <table:table-cell table:content-validation-name="val60" table:style-name="ce60"/>
          <table:table-cell table:content-validation-name="val61" table:style-name="ce61"/>
          <table:table-cell table:content-validation-name="val60" table:style-name="ce60"/>
          <table:table-cell office:value-type="float" office:value="0" table:content-validation-name="val61" table:style-name="ce61">
            <text:p>0.00</text:p>
          </table:table-cell>
          <table:table-cell office:value-type="float" office:value="0" table:content-validation-name="val60" table:style-name="ce60">
            <text:p>0.00</text:p>
          </table:table-cell>
          <table:table-cell office:value-type="float" office:value="0" table:formula="of:=SUM([.F3];[.H3];[.J3];[.L3];[.N3];[.P3])" table:content-validation-name="val62" table:style-name="ce10">
            <text:p>0</text:p>
          </table:table-cell>
          <table:table-cell office:value-type="float" office:value="0" table:formula="of:=SUM([.G3];[.I3];[.K3];[.M3];[.O3];[.Q3])" table:content-validation-name="val62" table:style-name="ce10">
            <text:p>0</text:p>
          </table:table-cell>
          <table:table-cell table:content-validation-name="val58" table:style-name="ce62"/>
          <table:table-cell table:content-validation-name="val60" table:style-name="ce60"/>
          <table:table-cell table:content-validation-name="val58" table:style-name="ce62"/>
          <table:table-cell table:content-validation-name="val60" table:style-name="ce60"/>
          <table:table-cell table:content-validation-name="val60" table:style-name="ce60"/>
          <table:table-cell table:content-validation-name="val59" table:style-name="ce63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3]+[.Z3]" table:content-validation-name="val62" table:style-name="ce14">
            <text:p>0</text:p>
          </table:table-cell>
          <table:table-cell office:value-type="float" office:value="0" table:formula="of:=[.S3]+[.AA3]" table:content-validation-name="val62" table:style-name="ce14">
            <text:p>0</text:p>
          </table:table-cell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57" table:style-name="ce17"/>
          <table:table-cell table:content-validation-name="val57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December</text:p>
          </table:table-cell>
          <table:table-cell office:value-type="string" table:content-validation-name="val63" table:style-name="ce8">
            <text:p>Crown Prosecution Service Inspectorate</text:p>
          </table:table-cell>
          <table:table-cell office:value-type="string" table:content-validation-name="val63" table:style-name="ce8">
            <text:p>Non-Ministerial Department</text:p>
          </table:table-cell>
          <table:table-cell office:value-type="string" table:content-validation-name="val63" table:style-name="ce59">
            <text:p>Attorney General's Departments</text:p>
          </table:table-cell>
          <table:table-cell table:content-validation-name="val61" table:style-name="ce61"/>
          <table:table-cell table:content-validation-name="val60" table:style-name="ce60"/>
          <table:table-cell table:content-validation-name="val61" table:style-name="ce61"/>
          <table:table-cell table:content-validation-name="val60" table:style-name="ce60"/>
          <table:table-cell table:content-validation-name="val61" table:style-name="ce61"/>
          <table:table-cell table:content-validation-name="val60" table:style-name="ce60"/>
          <table:table-cell table:content-validation-name="val61" table:style-name="ce61"/>
          <table:table-cell table:content-validation-name="val60" table:style-name="ce60"/>
          <table:table-cell table:content-validation-name="val61" table:style-name="ce61"/>
          <table:table-cell table:content-validation-name="val60" table:style-name="ce60"/>
          <table:table-cell office:value-type="float" office:value="0" table:content-validation-name="val61" table:style-name="ce61">
            <text:p>0.00</text:p>
          </table:table-cell>
          <table:table-cell office:value-type="float" office:value="0" table:content-validation-name="val60" table:style-name="ce60">
            <text:p>0.00</text:p>
          </table:table-cell>
          <table:table-cell office:value-type="float" office:value="0" table:formula="of:=SUM([.F4];[.H4];[.J4];[.L4];[.N4];[.P4])" table:content-validation-name="val62" table:style-name="ce10">
            <text:p>0</text:p>
          </table:table-cell>
          <table:table-cell office:value-type="float" office:value="0" table:formula="of:=SUM([.G4];[.I4];[.K4];[.M4];[.O4];[.Q4])" table:content-validation-name="val62" table:style-name="ce10">
            <text:p>0</text:p>
          </table:table-cell>
          <table:table-cell table:content-validation-name="val58" table:style-name="ce62"/>
          <table:table-cell table:content-validation-name="val60" table:style-name="ce60"/>
          <table:table-cell table:content-validation-name="val58" table:style-name="ce62"/>
          <table:table-cell table:content-validation-name="val60" table:style-name="ce60"/>
          <table:table-cell table:content-validation-name="val60" table:style-name="ce60"/>
          <table:table-cell table:content-validation-name="val59" table:style-name="ce63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4]+[.Z4]" table:content-validation-name="val62" table:style-name="ce14">
            <text:p>0</text:p>
          </table:table-cell>
          <table:table-cell office:value-type="float" office:value="0" table:formula="of:=[.S4]+[.AA4]" table:content-validation-name="val62" table:style-name="ce14">
            <text:p>0</text:p>
          </table:table-cell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57" table:style-name="ce17"/>
          <table:table-cell table:content-validation-name="val57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Jan_2024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65" table:style-name="ce2">
            <text:p>Year</text:p>
          </table:table-cell>
          <table:table-cell office:value-type="string" table:content-validation-name="val65" table:style-name="ce2">
            <text:p>Month</text:p>
          </table:table-cell>
          <table:table-cell office:value-type="string" table:content-validation-name="val65" table:style-name="ce3">
            <text:p>Organisation name</text:p>
          </table:table-cell>
          <table:table-cell office:value-type="string" table:content-validation-name="val65" table:style-name="ce3">
            <text:p>Organisation type</text:p>
          </table:table-cell>
          <table:table-cell office:value-type="string" table:content-validation-name="val65" table:style-name="ce4">
            <office:annotation draw:style-name="a9" svg:x="2.675in" svg:y="0in" svg:width="3.29166666666667in" svg:height="0.72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65" table:style-name="ce4">
            <text:p>Payroll staff;</text:p>
            <text:p>Total;</text:p>
            <text:p>Headcount</text:p>
          </table:table-cell>
          <table:table-cell office:value-type="string" table:content-validation-name="val65" table:style-name="ce4">
            <text:p>Payroll staff;</text:p>
            <text:p>Total;</text:p>
            <text:p>Full-time equivalent</text:p>
          </table:table-cell>
          <table:table-cell office:value-type="string" table:content-validation-name="val65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65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65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65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65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65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65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65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65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0" table:style-name="ce4">
            <text:p>Payroll staff costs;</text:p>
            <text:p>Salary</text:p>
          </table:table-cell>
          <table:table-cell office:value-type="string" table:content-validation-name="val70" table:style-name="ce4">
            <text:p>Payroll staff costs;</text:p>
            <text:p>Allowances</text:p>
          </table:table-cell>
          <table:table-cell office:value-type="string" table:content-validation-name="val70" table:style-name="ce4">
            <text:p>Payroll staff costs;</text:p>
            <text:p>Non-consolidated performance payments</text:p>
          </table:table-cell>
          <table:table-cell office:value-type="string" table:content-validation-name="val70" table:style-name="ce4">
            <text:p>Payroll staff costs;</text:p>
            <text:p>Overtime</text:p>
          </table:table-cell>
          <table:table-cell office:value-type="string" table:content-validation-name="val70" table:style-name="ce4">
            <text:p>Payroll staff costs;</text:p>
            <text:p>Employer pension contributions</text:p>
          </table:table-cell>
          <table:table-cell office:value-type="string" table:content-validation-name="val70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January</text:p>
          </table:table-cell>
          <table:table-cell office:value-type="string" table:content-validation-name="val64" table:style-name="ce8">
            <text:p>Attorney General's Office</text:p>
          </table:table-cell>
          <table:table-cell office:value-type="string" table:content-validation-name="val64" table:style-name="ce8">
            <text:p>Ministerial Department</text:p>
          </table:table-cell>
          <table:table-cell office:value-type="string" table:content-validation-name="val64" table:style-name="ce64">
            <text:p>Attorney General's Departments</text:p>
          </table:table-cell>
          <table:table-cell table:content-validation-name="val66" table:style-name="ce66"/>
          <table:table-cell table:content-validation-name="val67" table:style-name="ce65"/>
          <table:table-cell table:content-validation-name="val66" table:style-name="ce66"/>
          <table:table-cell table:content-validation-name="val67" table:style-name="ce65"/>
          <table:table-cell table:content-validation-name="val66" table:style-name="ce66"/>
          <table:table-cell table:content-validation-name="val67" table:style-name="ce65"/>
          <table:table-cell table:content-validation-name="val66" table:style-name="ce66"/>
          <table:table-cell table:content-validation-name="val67" table:style-name="ce65"/>
          <table:table-cell table:content-validation-name="val66" table:style-name="ce66"/>
          <table:table-cell table:content-validation-name="val67" table:style-name="ce65"/>
          <table:table-cell office:value-type="float" office:value="0" table:content-validation-name="val66" table:style-name="ce66">
            <text:p>0.00</text:p>
          </table:table-cell>
          <table:table-cell office:value-type="float" office:value="0" table:content-validation-name="val67" table:style-name="ce65">
            <text:p>0.00</text:p>
          </table:table-cell>
          <table:table-cell office:value-type="float" office:value="0" table:formula="of:=SUM([.F2];[.H2];[.J2];[.L2];[.N2];[.P2])" table:content-validation-name="val65" table:style-name="ce10">
            <text:p>0</text:p>
          </table:table-cell>
          <table:table-cell office:value-type="float" office:value="0" table:formula="of:=SUM([.G2];[.I2];[.K2];[.M2];[.O2];[.Q2])" table:content-validation-name="val65" table:style-name="ce10">
            <text:p>0</text:p>
          </table:table-cell>
          <table:table-cell table:content-validation-name="val69" table:style-name="ce67"/>
          <table:table-cell table:content-validation-name="val67" table:style-name="ce65"/>
          <table:table-cell table:content-validation-name="val69" table:style-name="ce67"/>
          <table:table-cell table:content-validation-name="val67" table:style-name="ce65"/>
          <table:table-cell table:content-validation-name="val67" table:style-name="ce65"/>
          <table:table-cell table:content-validation-name="val68" table:style-name="ce68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2]+[.Z2]" table:content-validation-name="val65" table:style-name="ce14">
            <text:p>0</text:p>
          </table:table-cell>
          <table:table-cell office:value-type="float" office:value="0" table:formula="of:=[.S2]+[.AA2]" table:content-validation-name="val65" table:style-name="ce14">
            <text:p>0</text:p>
          </table:table-cell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70" table:style-name="ce17"/>
          <table:table-cell table:content-validation-name="val70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January</text:p>
          </table:table-cell>
          <table:table-cell office:value-type="string" table:content-validation-name="val64" table:style-name="ce8">
            <text:p>Government Legal Department</text:p>
          </table:table-cell>
          <table:table-cell office:value-type="string" table:content-validation-name="val64" table:style-name="ce8">
            <text:p>Non-Ministerial Department</text:p>
          </table:table-cell>
          <table:table-cell office:value-type="string" table:content-validation-name="val64" table:style-name="ce64">
            <text:p>Attorney General's Departments</text:p>
          </table:table-cell>
          <table:table-cell table:content-validation-name="val66" table:style-name="ce66"/>
          <table:table-cell table:content-validation-name="val67" table:style-name="ce65"/>
          <table:table-cell table:content-validation-name="val66" table:style-name="ce66"/>
          <table:table-cell table:content-validation-name="val67" table:style-name="ce65"/>
          <table:table-cell table:content-validation-name="val66" table:style-name="ce66"/>
          <table:table-cell table:content-validation-name="val67" table:style-name="ce65"/>
          <table:table-cell table:content-validation-name="val66" table:style-name="ce66"/>
          <table:table-cell table:content-validation-name="val67" table:style-name="ce65"/>
          <table:table-cell table:content-validation-name="val66" table:style-name="ce66"/>
          <table:table-cell table:content-validation-name="val67" table:style-name="ce65"/>
          <table:table-cell office:value-type="float" office:value="0" table:content-validation-name="val66" table:style-name="ce66">
            <text:p>0.00</text:p>
          </table:table-cell>
          <table:table-cell office:value-type="float" office:value="0" table:content-validation-name="val67" table:style-name="ce65">
            <text:p>0.00</text:p>
          </table:table-cell>
          <table:table-cell office:value-type="float" office:value="0" table:formula="of:=SUM([.F3];[.H3];[.J3];[.L3];[.N3];[.P3])" table:content-validation-name="val65" table:style-name="ce10">
            <text:p>0</text:p>
          </table:table-cell>
          <table:table-cell office:value-type="float" office:value="0" table:formula="of:=SUM([.G3];[.I3];[.K3];[.M3];[.O3];[.Q3])" table:content-validation-name="val65" table:style-name="ce10">
            <text:p>0</text:p>
          </table:table-cell>
          <table:table-cell table:content-validation-name="val69" table:style-name="ce67"/>
          <table:table-cell table:content-validation-name="val67" table:style-name="ce65"/>
          <table:table-cell table:content-validation-name="val69" table:style-name="ce67"/>
          <table:table-cell table:content-validation-name="val67" table:style-name="ce65"/>
          <table:table-cell table:content-validation-name="val67" table:style-name="ce65"/>
          <table:table-cell table:content-validation-name="val68" table:style-name="ce68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3]+[.Z3]" table:content-validation-name="val65" table:style-name="ce14">
            <text:p>0</text:p>
          </table:table-cell>
          <table:table-cell office:value-type="float" office:value="0" table:formula="of:=[.S3]+[.AA3]" table:content-validation-name="val65" table:style-name="ce14">
            <text:p>0</text:p>
          </table:table-cell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70" table:style-name="ce17"/>
          <table:table-cell table:content-validation-name="val70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January</text:p>
          </table:table-cell>
          <table:table-cell office:value-type="string" table:content-validation-name="val64" table:style-name="ce8">
            <text:p>Crown Prosecution Service Inspectorate</text:p>
          </table:table-cell>
          <table:table-cell office:value-type="string" table:content-validation-name="val64" table:style-name="ce8">
            <text:p>Non-Ministerial Department</text:p>
          </table:table-cell>
          <table:table-cell office:value-type="string" table:content-validation-name="val64" table:style-name="ce64">
            <text:p>Attorney General's Departments</text:p>
          </table:table-cell>
          <table:table-cell table:content-validation-name="val66" table:style-name="ce66"/>
          <table:table-cell table:content-validation-name="val67" table:style-name="ce65"/>
          <table:table-cell table:content-validation-name="val66" table:style-name="ce66"/>
          <table:table-cell table:content-validation-name="val67" table:style-name="ce65"/>
          <table:table-cell table:content-validation-name="val66" table:style-name="ce66"/>
          <table:table-cell table:content-validation-name="val67" table:style-name="ce65"/>
          <table:table-cell table:content-validation-name="val66" table:style-name="ce66"/>
          <table:table-cell table:content-validation-name="val67" table:style-name="ce65"/>
          <table:table-cell table:content-validation-name="val66" table:style-name="ce66"/>
          <table:table-cell table:content-validation-name="val67" table:style-name="ce65"/>
          <table:table-cell office:value-type="float" office:value="0" table:content-validation-name="val66" table:style-name="ce66">
            <text:p>0.00</text:p>
          </table:table-cell>
          <table:table-cell office:value-type="float" office:value="0" table:content-validation-name="val67" table:style-name="ce65">
            <text:p>0.00</text:p>
          </table:table-cell>
          <table:table-cell office:value-type="float" office:value="0" table:formula="of:=SUM([.F4];[.H4];[.J4];[.L4];[.N4];[.P4])" table:content-validation-name="val65" table:style-name="ce10">
            <text:p>0</text:p>
          </table:table-cell>
          <table:table-cell office:value-type="float" office:value="0" table:formula="of:=SUM([.G4];[.I4];[.K4];[.M4];[.O4];[.Q4])" table:content-validation-name="val65" table:style-name="ce10">
            <text:p>0</text:p>
          </table:table-cell>
          <table:table-cell table:content-validation-name="val69" table:style-name="ce67"/>
          <table:table-cell table:content-validation-name="val67" table:style-name="ce65"/>
          <table:table-cell table:content-validation-name="val69" table:style-name="ce67"/>
          <table:table-cell table:content-validation-name="val67" table:style-name="ce65"/>
          <table:table-cell table:content-validation-name="val67" table:style-name="ce65"/>
          <table:table-cell table:content-validation-name="val68" table:style-name="ce68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4]+[.Z4]" table:content-validation-name="val65" table:style-name="ce14">
            <text:p>0</text:p>
          </table:table-cell>
          <table:table-cell office:value-type="float" office:value="0" table:formula="of:=[.S4]+[.AA4]" table:content-validation-name="val65" table:style-name="ce14">
            <text:p>0</text:p>
          </table:table-cell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70" table:style-name="ce17"/>
          <table:table-cell table:content-validation-name="val70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Feb_2024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72" table:style-name="ce2">
            <text:p>Year</text:p>
          </table:table-cell>
          <table:table-cell office:value-type="string" table:content-validation-name="val72" table:style-name="ce2">
            <text:p>Month</text:p>
          </table:table-cell>
          <table:table-cell office:value-type="string" table:content-validation-name="val72" table:style-name="ce3">
            <text:p>Organisation name</text:p>
          </table:table-cell>
          <table:table-cell office:value-type="string" table:content-validation-name="val72" table:style-name="ce3">
            <text:p>Organisation type</text:p>
          </table:table-cell>
          <table:table-cell office:value-type="string" table:content-validation-name="val72" table:style-name="ce4">
            <office:annotation draw:style-name="a10" svg:x="2.675in" svg:y="0in" svg:width="3.29166666666667in" svg:height="0.72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72" table:style-name="ce4">
            <text:p>Payroll staff;</text:p>
            <text:p>Total;</text:p>
            <text:p>Headcount</text:p>
          </table:table-cell>
          <table:table-cell office:value-type="string" table:content-validation-name="val72" table:style-name="ce4">
            <text:p>Payroll staff;</text:p>
            <text:p>Total;</text:p>
            <text:p>Full-time equivalent</text:p>
          </table:table-cell>
          <table:table-cell office:value-type="string" table:content-validation-name="val72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72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72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72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72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72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72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72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72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7" table:style-name="ce4">
            <text:p>Payroll staff costs;</text:p>
            <text:p>Salary</text:p>
          </table:table-cell>
          <table:table-cell office:value-type="string" table:content-validation-name="val77" table:style-name="ce4">
            <text:p>Payroll staff costs;</text:p>
            <text:p>Allowances</text:p>
          </table:table-cell>
          <table:table-cell office:value-type="string" table:content-validation-name="val77" table:style-name="ce4">
            <text:p>Payroll staff costs;</text:p>
            <text:p>Non-consolidated performance payments</text:p>
          </table:table-cell>
          <table:table-cell office:value-type="string" table:content-validation-name="val77" table:style-name="ce4">
            <text:p>Payroll staff costs;</text:p>
            <text:p>Overtime</text:p>
          </table:table-cell>
          <table:table-cell office:value-type="string" table:content-validation-name="val77" table:style-name="ce4">
            <text:p>Payroll staff costs;</text:p>
            <text:p>Employer pension contributions</text:p>
          </table:table-cell>
          <table:table-cell office:value-type="string" table:content-validation-name="val77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February</text:p>
          </table:table-cell>
          <table:table-cell office:value-type="string" table:content-validation-name="val71" table:style-name="ce8">
            <text:p>Attorney General's Office</text:p>
          </table:table-cell>
          <table:table-cell office:value-type="string" table:content-validation-name="val71" table:style-name="ce8">
            <text:p>Ministerial Department</text:p>
          </table:table-cell>
          <table:table-cell office:value-type="string" table:content-validation-name="val71" table:style-name="ce69">
            <text:p>Attorney General's Departments</text:p>
          </table:table-cell>
          <table:table-cell table:content-validation-name="val73" table:style-name="ce71"/>
          <table:table-cell table:content-validation-name="val74" table:style-name="ce70"/>
          <table:table-cell table:content-validation-name="val73" table:style-name="ce71"/>
          <table:table-cell table:content-validation-name="val74" table:style-name="ce70"/>
          <table:table-cell table:content-validation-name="val73" table:style-name="ce71"/>
          <table:table-cell table:content-validation-name="val74" table:style-name="ce70"/>
          <table:table-cell table:content-validation-name="val73" table:style-name="ce71"/>
          <table:table-cell table:content-validation-name="val74" table:style-name="ce70"/>
          <table:table-cell table:content-validation-name="val73" table:style-name="ce71"/>
          <table:table-cell table:content-validation-name="val74" table:style-name="ce70"/>
          <table:table-cell office:value-type="float" office:value="0" table:content-validation-name="val73" table:style-name="ce71">
            <text:p>0.00</text:p>
          </table:table-cell>
          <table:table-cell office:value-type="float" office:value="0" table:content-validation-name="val74" table:style-name="ce70">
            <text:p>0.00</text:p>
          </table:table-cell>
          <table:table-cell office:value-type="float" office:value="0" table:formula="of:=SUM([.F2];[.H2];[.J2];[.L2];[.N2];[.P2])" table:content-validation-name="val72" table:style-name="ce10">
            <text:p>0</text:p>
          </table:table-cell>
          <table:table-cell office:value-type="float" office:value="0" table:formula="of:=SUM([.G2];[.I2];[.K2];[.M2];[.O2];[.Q2])" table:content-validation-name="val72" table:style-name="ce10">
            <text:p>0</text:p>
          </table:table-cell>
          <table:table-cell table:content-validation-name="val76" table:style-name="ce72"/>
          <table:table-cell table:content-validation-name="val74" table:style-name="ce70"/>
          <table:table-cell table:content-validation-name="val76" table:style-name="ce72"/>
          <table:table-cell table:content-validation-name="val74" table:style-name="ce70"/>
          <table:table-cell table:content-validation-name="val74" table:style-name="ce70"/>
          <table:table-cell table:content-validation-name="val75" table:style-name="ce73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2]+[.Z2]" table:content-validation-name="val72" table:style-name="ce14">
            <text:p>0</text:p>
          </table:table-cell>
          <table:table-cell office:value-type="float" office:value="0" table:formula="of:=[.S2]+[.AA2]" table:content-validation-name="val72" table:style-name="ce14">
            <text:p>0</text:p>
          </table:table-cell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77" table:style-name="ce17"/>
          <table:table-cell table:content-validation-name="val77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February</text:p>
          </table:table-cell>
          <table:table-cell office:value-type="string" table:content-validation-name="val71" table:style-name="ce8">
            <text:p>Government Legal Department</text:p>
          </table:table-cell>
          <table:table-cell office:value-type="string" table:content-validation-name="val71" table:style-name="ce8">
            <text:p>Non-Ministerial Department</text:p>
          </table:table-cell>
          <table:table-cell office:value-type="string" table:content-validation-name="val71" table:style-name="ce69">
            <text:p>Attorney General's Departments</text:p>
          </table:table-cell>
          <table:table-cell table:content-validation-name="val73" table:style-name="ce71"/>
          <table:table-cell table:content-validation-name="val74" table:style-name="ce70"/>
          <table:table-cell table:content-validation-name="val73" table:style-name="ce71"/>
          <table:table-cell table:content-validation-name="val74" table:style-name="ce70"/>
          <table:table-cell table:content-validation-name="val73" table:style-name="ce71"/>
          <table:table-cell table:content-validation-name="val74" table:style-name="ce70"/>
          <table:table-cell table:content-validation-name="val73" table:style-name="ce71"/>
          <table:table-cell table:content-validation-name="val74" table:style-name="ce70"/>
          <table:table-cell table:content-validation-name="val73" table:style-name="ce71"/>
          <table:table-cell table:content-validation-name="val74" table:style-name="ce70"/>
          <table:table-cell office:value-type="float" office:value="0" table:content-validation-name="val73" table:style-name="ce71">
            <text:p>0.00</text:p>
          </table:table-cell>
          <table:table-cell office:value-type="float" office:value="0" table:content-validation-name="val74" table:style-name="ce70">
            <text:p>0.00</text:p>
          </table:table-cell>
          <table:table-cell office:value-type="float" office:value="0" table:formula="of:=SUM([.F3];[.H3];[.J3];[.L3];[.N3];[.P3])" table:content-validation-name="val72" table:style-name="ce10">
            <text:p>0</text:p>
          </table:table-cell>
          <table:table-cell office:value-type="float" office:value="0" table:formula="of:=SUM([.G3];[.I3];[.K3];[.M3];[.O3];[.Q3])" table:content-validation-name="val72" table:style-name="ce10">
            <text:p>0</text:p>
          </table:table-cell>
          <table:table-cell table:content-validation-name="val76" table:style-name="ce72"/>
          <table:table-cell table:content-validation-name="val74" table:style-name="ce70"/>
          <table:table-cell table:content-validation-name="val76" table:style-name="ce72"/>
          <table:table-cell table:content-validation-name="val74" table:style-name="ce70"/>
          <table:table-cell table:content-validation-name="val74" table:style-name="ce70"/>
          <table:table-cell table:content-validation-name="val75" table:style-name="ce73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3]+[.Z3]" table:content-validation-name="val72" table:style-name="ce14">
            <text:p>0</text:p>
          </table:table-cell>
          <table:table-cell office:value-type="float" office:value="0" table:formula="of:=[.S3]+[.AA3]" table:content-validation-name="val72" table:style-name="ce14">
            <text:p>0</text:p>
          </table:table-cell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77" table:style-name="ce17"/>
          <table:table-cell table:content-validation-name="val77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February</text:p>
          </table:table-cell>
          <table:table-cell office:value-type="string" table:content-validation-name="val71" table:style-name="ce8">
            <text:p>Crown Prosecution Service Inspectorate</text:p>
          </table:table-cell>
          <table:table-cell office:value-type="string" table:content-validation-name="val71" table:style-name="ce8">
            <text:p>Non-Ministerial Department</text:p>
          </table:table-cell>
          <table:table-cell office:value-type="string" table:content-validation-name="val71" table:style-name="ce69">
            <text:p>Attorney General's Departments</text:p>
          </table:table-cell>
          <table:table-cell table:content-validation-name="val73" table:style-name="ce71"/>
          <table:table-cell table:content-validation-name="val74" table:style-name="ce70"/>
          <table:table-cell table:content-validation-name="val73" table:style-name="ce71"/>
          <table:table-cell table:content-validation-name="val74" table:style-name="ce70"/>
          <table:table-cell table:content-validation-name="val73" table:style-name="ce71"/>
          <table:table-cell table:content-validation-name="val74" table:style-name="ce70"/>
          <table:table-cell table:content-validation-name="val73" table:style-name="ce71"/>
          <table:table-cell table:content-validation-name="val74" table:style-name="ce70"/>
          <table:table-cell table:content-validation-name="val73" table:style-name="ce71"/>
          <table:table-cell table:content-validation-name="val74" table:style-name="ce70"/>
          <table:table-cell office:value-type="float" office:value="0" table:content-validation-name="val73" table:style-name="ce71">
            <text:p>0.00</text:p>
          </table:table-cell>
          <table:table-cell office:value-type="float" office:value="0" table:content-validation-name="val74" table:style-name="ce70">
            <text:p>0.00</text:p>
          </table:table-cell>
          <table:table-cell office:value-type="float" office:value="0" table:formula="of:=SUM([.F4];[.H4];[.J4];[.L4];[.N4];[.P4])" table:content-validation-name="val72" table:style-name="ce10">
            <text:p>0</text:p>
          </table:table-cell>
          <table:table-cell office:value-type="float" office:value="0" table:formula="of:=SUM([.G4];[.I4];[.K4];[.M4];[.O4];[.Q4])" table:content-validation-name="val72" table:style-name="ce10">
            <text:p>0</text:p>
          </table:table-cell>
          <table:table-cell table:content-validation-name="val76" table:style-name="ce72"/>
          <table:table-cell table:content-validation-name="val74" table:style-name="ce70"/>
          <table:table-cell table:content-validation-name="val76" table:style-name="ce72"/>
          <table:table-cell table:content-validation-name="val74" table:style-name="ce70"/>
          <table:table-cell table:content-validation-name="val74" table:style-name="ce70"/>
          <table:table-cell table:content-validation-name="val75" table:style-name="ce73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4]+[.Z4]" table:content-validation-name="val72" table:style-name="ce14">
            <text:p>0</text:p>
          </table:table-cell>
          <table:table-cell office:value-type="float" office:value="0" table:formula="of:=[.S4]+[.AA4]" table:content-validation-name="val72" table:style-name="ce14">
            <text:p>0</text:p>
          </table:table-cell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77" table:style-name="ce17"/>
          <table:table-cell table:content-validation-name="val77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March_2024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83" table:style-name="ce2">
            <text:p>Year</text:p>
          </table:table-cell>
          <table:table-cell office:value-type="string" table:content-validation-name="val83" table:style-name="ce2">
            <text:p>Month</text:p>
          </table:table-cell>
          <table:table-cell office:value-type="string" table:content-validation-name="val83" table:style-name="ce3">
            <text:p>Organisation name</text:p>
          </table:table-cell>
          <table:table-cell office:value-type="string" table:content-validation-name="val83" table:style-name="ce3">
            <text:p>Organisation type</text:p>
          </table:table-cell>
          <table:table-cell office:value-type="string" table:content-validation-name="val83" table:style-name="ce4">
            <office:annotation draw:style-name="a11" svg:x="2.675in" svg:y="0in" svg:width="3.29166666666667in" svg:height="0.72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83" table:style-name="ce4">
            <text:p>Payroll staff;</text:p>
            <text:p>Total;</text:p>
            <text:p>Headcount</text:p>
          </table:table-cell>
          <table:table-cell office:value-type="string" table:content-validation-name="val83" table:style-name="ce4">
            <text:p>Payroll staff;</text:p>
            <text:p>Total;</text:p>
            <text:p>Full-time equivalent</text:p>
          </table:table-cell>
          <table:table-cell office:value-type="string" table:content-validation-name="val8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8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8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8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8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8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8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8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8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8" table:style-name="ce4">
            <text:p>Payroll staff costs;</text:p>
            <text:p>Salary</text:p>
          </table:table-cell>
          <table:table-cell office:value-type="string" table:content-validation-name="val78" table:style-name="ce4">
            <text:p>Payroll staff costs;</text:p>
            <text:p>Allowances</text:p>
          </table:table-cell>
          <table:table-cell office:value-type="string" table:content-validation-name="val78" table:style-name="ce4">
            <text:p>Payroll staff costs;</text:p>
            <text:p>Non-consolidated performance payments</text:p>
          </table:table-cell>
          <table:table-cell office:value-type="string" table:content-validation-name="val78" table:style-name="ce4">
            <text:p>Payroll staff costs;</text:p>
            <text:p>Overtime</text:p>
          </table:table-cell>
          <table:table-cell office:value-type="string" table:content-validation-name="val78" table:style-name="ce4">
            <text:p>Payroll staff costs;</text:p>
            <text:p>Employer pension contributions</text:p>
          </table:table-cell>
          <table:table-cell office:value-type="string" table:content-validation-name="val78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March</text:p>
          </table:table-cell>
          <table:table-cell office:value-type="string" table:content-validation-name="val84" table:style-name="ce8">
            <text:p>Attorney General's Office</text:p>
          </table:table-cell>
          <table:table-cell office:value-type="string" table:content-validation-name="val84" table:style-name="ce8">
            <text:p>Ministerial Department</text:p>
          </table:table-cell>
          <table:table-cell office:value-type="string" table:content-validation-name="val84" table:style-name="ce74">
            <text:p>Attorney General's Departments</text:p>
          </table:table-cell>
          <table:table-cell table:content-validation-name="val82" table:style-name="ce76"/>
          <table:table-cell table:content-validation-name="val81" table:style-name="ce75"/>
          <table:table-cell table:content-validation-name="val82" table:style-name="ce76"/>
          <table:table-cell table:content-validation-name="val81" table:style-name="ce75"/>
          <table:table-cell table:content-validation-name="val82" table:style-name="ce76"/>
          <table:table-cell table:content-validation-name="val81" table:style-name="ce75"/>
          <table:table-cell table:content-validation-name="val82" table:style-name="ce76"/>
          <table:table-cell table:content-validation-name="val81" table:style-name="ce75"/>
          <table:table-cell table:content-validation-name="val82" table:style-name="ce76"/>
          <table:table-cell table:content-validation-name="val81" table:style-name="ce75"/>
          <table:table-cell office:value-type="float" office:value="0" table:content-validation-name="val82" table:style-name="ce76">
            <text:p>0.00</text:p>
          </table:table-cell>
          <table:table-cell office:value-type="float" office:value="0" table:content-validation-name="val81" table:style-name="ce75">
            <text:p>0.00</text:p>
          </table:table-cell>
          <table:table-cell office:value-type="float" office:value="0" table:formula="of:=SUM([.F2];[.H2];[.J2];[.L2];[.N2];[.P2])" table:content-validation-name="val83" table:style-name="ce10">
            <text:p>0</text:p>
          </table:table-cell>
          <table:table-cell office:value-type="float" office:value="0" table:formula="of:=SUM([.G2];[.I2];[.K2];[.M2];[.O2];[.Q2])" table:content-validation-name="val83" table:style-name="ce10">
            <text:p>0</text:p>
          </table:table-cell>
          <table:table-cell table:content-validation-name="val79" table:style-name="ce77"/>
          <table:table-cell table:content-validation-name="val81" table:style-name="ce75"/>
          <table:table-cell table:content-validation-name="val79" table:style-name="ce77"/>
          <table:table-cell table:content-validation-name="val81" table:style-name="ce75"/>
          <table:table-cell table:content-validation-name="val81" table:style-name="ce75"/>
          <table:table-cell table:content-validation-name="val80" table:style-name="ce78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2]+[.Z2]" table:content-validation-name="val83" table:style-name="ce14">
            <text:p>0</text:p>
          </table:table-cell>
          <table:table-cell office:value-type="float" office:value="0" table:formula="of:=[.S2]+[.AA2]" table:content-validation-name="val83" table:style-name="ce14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March</text:p>
          </table:table-cell>
          <table:table-cell office:value-type="string" table:content-validation-name="val84" table:style-name="ce8">
            <text:p>Government Legal Department</text:p>
          </table:table-cell>
          <table:table-cell office:value-type="string" table:content-validation-name="val84" table:style-name="ce8">
            <text:p>Non-Ministerial Department</text:p>
          </table:table-cell>
          <table:table-cell office:value-type="string" table:content-validation-name="val84" table:style-name="ce74">
            <text:p>Attorney General's Departments</text:p>
          </table:table-cell>
          <table:table-cell table:content-validation-name="val82" table:style-name="ce76"/>
          <table:table-cell table:content-validation-name="val81" table:style-name="ce75"/>
          <table:table-cell table:content-validation-name="val82" table:style-name="ce76"/>
          <table:table-cell table:content-validation-name="val81" table:style-name="ce75"/>
          <table:table-cell table:content-validation-name="val82" table:style-name="ce76"/>
          <table:table-cell table:content-validation-name="val81" table:style-name="ce75"/>
          <table:table-cell table:content-validation-name="val82" table:style-name="ce76"/>
          <table:table-cell table:content-validation-name="val81" table:style-name="ce75"/>
          <table:table-cell table:content-validation-name="val82" table:style-name="ce76"/>
          <table:table-cell table:content-validation-name="val81" table:style-name="ce75"/>
          <table:table-cell office:value-type="float" office:value="0" table:content-validation-name="val82" table:style-name="ce76">
            <text:p>0.00</text:p>
          </table:table-cell>
          <table:table-cell office:value-type="float" office:value="0" table:content-validation-name="val81" table:style-name="ce75">
            <text:p>0.00</text:p>
          </table:table-cell>
          <table:table-cell office:value-type="float" office:value="0" table:formula="of:=SUM([.F3];[.H3];[.J3];[.L3];[.N3];[.P3])" table:content-validation-name="val83" table:style-name="ce10">
            <text:p>0</text:p>
          </table:table-cell>
          <table:table-cell office:value-type="float" office:value="0" table:formula="of:=SUM([.G3];[.I3];[.K3];[.M3];[.O3];[.Q3])" table:content-validation-name="val83" table:style-name="ce10">
            <text:p>0</text:p>
          </table:table-cell>
          <table:table-cell table:content-validation-name="val79" table:style-name="ce77"/>
          <table:table-cell table:content-validation-name="val81" table:style-name="ce75"/>
          <table:table-cell table:content-validation-name="val79" table:style-name="ce77"/>
          <table:table-cell table:content-validation-name="val81" table:style-name="ce75"/>
          <table:table-cell table:content-validation-name="val81" table:style-name="ce75"/>
          <table:table-cell table:content-validation-name="val80" table:style-name="ce78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3]+[.Z3]" table:content-validation-name="val83" table:style-name="ce14">
            <text:p>0</text:p>
          </table:table-cell>
          <table:table-cell office:value-type="float" office:value="0" table:formula="of:=[.S3]+[.AA3]" table:content-validation-name="val83" table:style-name="ce14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March</text:p>
          </table:table-cell>
          <table:table-cell office:value-type="string" table:content-validation-name="val84" table:style-name="ce8">
            <text:p>Crown Prosecution Service Inspectorate</text:p>
          </table:table-cell>
          <table:table-cell office:value-type="string" table:content-validation-name="val84" table:style-name="ce8">
            <text:p>Non-Ministerial Department</text:p>
          </table:table-cell>
          <table:table-cell office:value-type="string" table:content-validation-name="val84" table:style-name="ce74">
            <text:p>Attorney General's Departments</text:p>
          </table:table-cell>
          <table:table-cell table:content-validation-name="val82" table:style-name="ce76"/>
          <table:table-cell table:content-validation-name="val81" table:style-name="ce75"/>
          <table:table-cell table:content-validation-name="val82" table:style-name="ce76"/>
          <table:table-cell table:content-validation-name="val81" table:style-name="ce75"/>
          <table:table-cell table:content-validation-name="val82" table:style-name="ce76"/>
          <table:table-cell table:content-validation-name="val81" table:style-name="ce75"/>
          <table:table-cell table:content-validation-name="val82" table:style-name="ce76"/>
          <table:table-cell table:content-validation-name="val81" table:style-name="ce75"/>
          <table:table-cell table:content-validation-name="val82" table:style-name="ce76"/>
          <table:table-cell table:content-validation-name="val81" table:style-name="ce75"/>
          <table:table-cell office:value-type="float" office:value="0" table:content-validation-name="val82" table:style-name="ce76">
            <text:p>0.00</text:p>
          </table:table-cell>
          <table:table-cell office:value-type="float" office:value="0" table:content-validation-name="val81" table:style-name="ce75">
            <text:p>0.00</text:p>
          </table:table-cell>
          <table:table-cell office:value-type="float" office:value="0" table:formula="of:=SUM([.F4];[.H4];[.J4];[.L4];[.N4];[.P4])" table:content-validation-name="val83" table:style-name="ce10">
            <text:p>0</text:p>
          </table:table-cell>
          <table:table-cell office:value-type="float" office:value="0" table:formula="of:=SUM([.G4];[.I4];[.K4];[.M4];[.O4];[.Q4])" table:content-validation-name="val83" table:style-name="ce10">
            <text:p>0</text:p>
          </table:table-cell>
          <table:table-cell table:content-validation-name="val79" table:style-name="ce77"/>
          <table:table-cell table:content-validation-name="val81" table:style-name="ce75"/>
          <table:table-cell table:content-validation-name="val79" table:style-name="ce77"/>
          <table:table-cell table:content-validation-name="val81" table:style-name="ce75"/>
          <table:table-cell table:content-validation-name="val81" table:style-name="ce75"/>
          <table:table-cell table:content-validation-name="val80" table:style-name="ce78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4]+[.Z4]" table:content-validation-name="val83" table:style-name="ce14">
            <text:p>0</text:p>
          </table:table-cell>
          <table:table-cell office:value-type="float" office:value="0" table:formula="of:=[.S4]+[.AA4]" table:content-validation-name="val83" table:style-name="ce14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style:style style:name="cf1" style:family="table-cell" style:data-style-name="N0">
      <style:table-cell-properties fo:background-color="#FF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Helen Demetriou</meta:initial-creator>
    <dc:creator>Helen Demetriou</dc:creator>
    <meta:creation-date>2022-05-16T16:05:07Z</meta:creation-date>
    <dc:date>2023-09-18T11:30:43Z</dc:date>
  </office:meta>
</office:document-meta>
</file>